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1.8736in"/>
    </style:style>
    <style:style style:name="co5" style:family="table-column">
      <style:table-column-properties fo:break-before="auto" style:column-width="1.1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égion de Bruxelles</text:p>
          </table:table-cell>
          <table:table-cell office:value-type="string">
            <text:p>Nom français</text:p>
          </table:table-cell>
          <table:table-cell office:value-type="string">
            <text:p>Nom néerlandais</text:p>
          </table:table-cell>
          <table:table-cell office:value-type="string">
            <text:p>Type</text:p>
          </table:table-cell>
          <table:table-cell office:value-type="string">
            <text:p>Province</text:p>
          </table:table-cell>
          <table:table-cell office:value-type="string">
            <text:p>Superficie (km²)</text:p>
          </table:table-cell>
          <table:table-cell office:value-type="string">
            <text:p>Population (2008)</text:p>
          </table:table-cell>
          <table:table-cell office:value-type="string">
            <text:p>Densité (hab./km²)</text:p>
          </table:table-cell>
          <table:table-cell office:value-type="string">
            <text:p>Sections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Anderlecht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7,74</text:p>
          </table:table-cell>
          <table:table-cell office:value-type="string">
            <text:p>99 085</text:p>
          </table:table-cell>
          <table:table-cell office:value-type="string">
            <text:p>5 585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Auderghem</text:p>
          </table:table-cell>
          <table:table-cell office:value-type="string">
            <text:p>Oudergem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9,03</text:p>
          </table:table-cell>
          <table:table-cell office:value-type="string">
            <text:p>30 086</text:p>
          </table:table-cell>
          <table:table-cell office:value-type="string">
            <text:p>3 332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Berchem</text:p>
          </table:table-cell>
          <table:table-cell office:value-type="string">
            <text:p>Sint-Agatha-Berchem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2,95</text:p>
          </table:table-cell>
          <table:table-cell office:value-type="string">
            <text:p>20 976</text:p>
          </table:table-cell>
          <table:table-cell office:value-type="string">
            <text:p>7 111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Berchem-Sainte-Agathe</text:p>
          </table:table-cell>
          <table:table-cell office:value-type="string">
            <text:p>Sint-Agatha-Berchem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2,95</text:p>
          </table:table-cell>
          <table:table-cell office:value-type="string">
            <text:p>20 976</text:p>
          </table:table-cell>
          <table:table-cell office:value-type="string">
            <text:p>7 111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Bruxelles</text:p>
          </table:table-cell>
          <table:table-cell office:value-type="string">
            <text:p>Brussel</text:p>
          </table:table-cell>
          <table:table-cell office:value-type="string">
            <text:p>Ville</text:p>
          </table:table-cell>
          <table:table-cell office:value-type="string">
            <text:p>bruxelles</text:p>
          </table:table-cell>
          <table:table-cell office:value-type="string">
            <text:p>32,61</text:p>
          </table:table-cell>
          <table:table-cell office:value-type="string">
            <text:p>148 873</text:p>
          </table:table-cell>
          <table:table-cell office:value-type="string">
            <text:p>4 565</text:p>
          </table:table-cell>
          <table:table-cell office:value-type="string">
            <text:p>Bruxelles, Laeken, Neder-Over-Heembeek, Haren</text:p>
          </table:table-cell>
          <table:table-cell/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Etterbeek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3,15</text:p>
          </table:table-cell>
          <table:table-cell office:value-type="string">
            <text:p>42 902</text:p>
          </table:table-cell>
          <table:table-cell office:value-type="string">
            <text:p>13 620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Ever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5,02</text:p>
          </table:table-cell>
          <table:table-cell office:value-type="string">
            <text:p>34 727</text:p>
          </table:table-cell>
          <table:table-cell office:value-type="string">
            <text:p>6 918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Forest</text:p>
          </table:table-cell>
          <table:table-cell office:value-type="string">
            <text:p>Vorst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6,25</text:p>
          </table:table-cell>
          <table:table-cell office:value-type="string">
            <text:p>48 906</text:p>
          </table:table-cell>
          <table:table-cell office:value-type="string">
            <text:p>7 825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Ganshoren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2,64</text:p>
          </table:table-cell>
          <table:table-cell office:value-type="string">
            <text:p>21 743</text:p>
          </table:table-cell>
          <table:table-cell office:value-type="string">
            <text:p>8 236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Ixelles</text:p>
          </table:table-cell>
          <table:table-cell office:value-type="string">
            <text:p>Elsen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6,34</text:p>
          </table:table-cell>
          <table:table-cell office:value-type="string">
            <text:p>79 768</text:p>
          </table:table-cell>
          <table:table-cell office:value-type="string">
            <text:p>12 582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Jett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5,04</text:p>
          </table:table-cell>
          <table:table-cell office:value-type="string">
            <text:p>44 601</text:p>
          </table:table-cell>
          <table:table-cell office:value-type="string">
            <text:p>8 849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table:number-columns-repeated="2" office:value-type="string">
            <text:p>Koekelberg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,17</text:p>
          </table:table-cell>
          <table:table-cell office:value-type="string">
            <text:p>19 020</text:p>
          </table:table-cell>
          <table:table-cell office:value-type="string">
            <text:p>16 256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Molenbeek</text:p>
          </table:table-cell>
          <table:table-cell office:value-type="string">
            <text:p>Sint-Jans-Molenbeek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5,89</text:p>
          </table:table-cell>
          <table:table-cell office:value-type="string">
            <text:p>83 674</text:p>
          </table:table-cell>
          <table:table-cell office:value-type="string">
            <text:p>14 206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Molenbeek-Saint-Jean</text:p>
          </table:table-cell>
          <table:table-cell office:value-type="string">
            <text:p>Sint-Jans-Molenbeek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5,89</text:p>
          </table:table-cell>
          <table:table-cell office:value-type="string">
            <text:p>83 674</text:p>
          </table:table-cell>
          <table:table-cell office:value-type="string">
            <text:p>14 206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Saint-Gilles</text:p>
          </table:table-cell>
          <table:table-cell office:value-type="string">
            <text:p>Sint-Gillis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2,52</text:p>
          </table:table-cell>
          <table:table-cell office:value-type="string">
            <text:p>45 235</text:p>
          </table:table-cell>
          <table:table-cell office:value-type="string">
            <text:p>17 950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Saint-Josse</text:p>
          </table:table-cell>
          <table:table-cell office:value-type="string">
            <text:p>Sint-Joost-ten-Nod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,14</text:p>
          </table:table-cell>
          <table:table-cell office:value-type="string">
            <text:p>24 078</text:p>
          </table:table-cell>
          <table:table-cell office:value-type="string">
            <text:p>21 121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Saint-Josse-ten-Noode</text:p>
          </table:table-cell>
          <table:table-cell office:value-type="string">
            <text:p>Sint-Joost-ten-Nod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,14</text:p>
          </table:table-cell>
          <table:table-cell office:value-type="string">
            <text:p>24 078</text:p>
          </table:table-cell>
          <table:table-cell office:value-type="string">
            <text:p>21 121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Schaerbeek</text:p>
          </table:table-cell>
          <table:table-cell office:value-type="string">
            <text:p>Schaarbeek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8,14</text:p>
          </table:table-cell>
          <table:table-cell office:value-type="string">
            <text:p>116 039</text:p>
          </table:table-cell>
          <table:table-cell office:value-type="string">
            <text:p>14 255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Uccle</text:p>
          </table:table-cell>
          <table:table-cell office:value-type="string">
            <text:p>Ukkel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22,91</text:p>
          </table:table-cell>
          <table:table-cell office:value-type="string">
            <text:p>76 732</text:p>
          </table:table-cell>
          <table:table-cell office:value-type="string">
            <text:p>3 349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Watermael</text:p>
          </table:table-cell>
          <table:table-cell office:value-type="string">
            <text:p>Watermaal-Bosvoord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2,93</text:p>
          </table:table-cell>
          <table:table-cell office:value-type="string">
            <text:p>24 134</text:p>
          </table:table-cell>
          <table:table-cell office:value-type="string">
            <text:p>1 867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Watermael-Boitsfort</text:p>
          </table:table-cell>
          <table:table-cell office:value-type="string">
            <text:p>Watermaal-Bosvoord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12,93</text:p>
          </table:table-cell>
          <table:table-cell office:value-type="string">
            <text:p>24 134</text:p>
          </table:table-cell>
          <table:table-cell office:value-type="string">
            <text:p>1 867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Woluwe-Saint-Lambert</text:p>
          </table:table-cell>
          <table:table-cell office:value-type="string">
            <text:p>Sint-Lambrechts-Woluw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7,22</text:p>
          </table:table-cell>
          <table:table-cell office:value-type="string">
            <text:p>49 261</text:p>
          </table:table-cell>
          <table:table-cell office:value-type="string">
            <text:p>6 823</text:p>
          </table:table-cell>
          <table:table-cell table:number-columns-repeated="2"/>
        </table:table-row>
        <table:table-row table:style-name="ro1">
          <table:table-cell office:value-type="string">
            <text:p>Région de Bruxelles</text:p>
          </table:table-cell>
          <table:table-cell office:value-type="string">
            <text:p>Woluwe-Saint-Pierre</text:p>
          </table:table-cell>
          <table:table-cell office:value-type="string">
            <text:p>Sint-Pieters-Woluwe</text:p>
          </table:table-cell>
          <table:table-cell office:value-type="string">
            <text:p>Commune</text:p>
          </table:table-cell>
          <table:table-cell office:value-type="string">
            <text:p>bruxelles</text:p>
          </table:table-cell>
          <table:table-cell office:value-type="string">
            <text:p>8,85</text:p>
          </table:table-cell>
          <table:table-cell office:value-type="string">
            <text:p>38 651</text:p>
          </table:table-cell>
          <table:table-cell office:value-type="string">
            <text:p>4 367</text:p>
          </table:table-cell>
          <table:table-cell table:number-columns-repeated="2"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iseau-Presl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2,19</text:p>
          </table:table-cell>
          <table:table-cell office:value-type="string">
            <text:p>10 744</text:p>
          </table:table-cell>
          <table:table-cell office:value-type="float" office:value="484">
            <text:p>484</text:p>
          </table:table-cell>
          <table:table-cell office:value-type="string">
            <text:p>Aiseau, Pont-de-Loup, Presles, Rosel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may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7,61</text:p>
          </table:table-cell>
          <table:table-cell office:value-type="string">
            <text:p>13 280</text:p>
          </table:table-cell>
          <table:table-cell office:value-type="float" office:value="481">
            <text:p>481</text:p>
          </table:table-cell>
          <table:table-cell office:value-type="string">
            <text:p>Amay, Ampsin, Flône, Jehay, Ombret-Rawsa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Amblève</text:p>
          </table:table-cell>
          <table:table-cell office:value-type="string">
            <text:p>Amel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25,15</text:p>
          </table:table-cell>
          <table:table-cell office:value-type="string">
            <text:p>5 345</text:p>
          </table:table-cell>
          <table:table-cell office:value-type="float" office:value="43">
            <text:p>43</text:p>
          </table:table-cell>
          <table:table-cell office:value-type="string">
            <text:p>Amel (Amblève), Heppenbach, Meyerod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denne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86,17</text:p>
          </table:table-cell>
          <table:table-cell office:value-type="string">
            <text:p>24 815</text:p>
          </table:table-cell>
          <table:table-cell office:value-type="float" office:value="288">
            <text:p>288</text:p>
          </table:table-cell>
          <table:table-cell office:value-type="string">
            <text:p>Andenne, Bonneville, Coutisse, Landenne, Maizeret, Namêche, Sclayn, Seilles, Thon-Samson, Vez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derlu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7,02</text:p>
          </table:table-cell>
          <table:table-cell office:value-type="string">
            <text:p>11 613</text:p>
          </table:table-cell>
          <table:table-cell office:value-type="float" office:value="682">
            <text:p>682</text:p>
          </table:table-cell>
          <table:table-cell office:value-type="string">
            <text:p>Anderlu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hé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65,67</text:p>
          </table:table-cell>
          <table:table-cell office:value-type="string">
            <text:p>7 014</text:p>
          </table:table-cell>
          <table:table-cell office:value-type="float" office:value="107">
            <text:p>107</text:p>
          </table:table-cell>
          <table:table-cell office:value-type="string">
            <text:p>Anhée, Annevoie-Rouillon, Bioul, Denée, Haut-le-Wastia, Maredret, Salet, Sosoye, Warna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3,35</text:p>
          </table:table-cell>
          <table:table-cell office:value-type="string">
            <text:p>27 550</text:p>
          </table:table-cell>
          <table:table-cell office:value-type="string">
            <text:p>1 180</text:p>
          </table:table-cell>
          <table:table-cell office:value-type="string">
            <text:p>Alleur, Ans, Loncin, Xhendremae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thisn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7,08</text:p>
          </table:table-cell>
          <table:table-cell office:value-type="string">
            <text:p>4 003</text:p>
          </table:table-cell>
          <table:table-cell office:value-type="float" office:value="108">
            <text:p>108</text:p>
          </table:table-cell>
          <table:table-cell office:value-type="string">
            <text:p>Anthisnes, Hody, Tavier, Villers-aux-Tour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ntoing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31,13</text:p>
          </table:table-cell>
          <table:table-cell office:value-type="string">
            <text:p>7 567</text:p>
          </table:table-cell>
          <table:table-cell office:value-type="float" office:value="243">
            <text:p>243</text:p>
          </table:table-cell>
          <table:table-cell office:value-type="string">
            <text:p>Antoing, Bruyelle, Calonne, Fontenoy, Maubray, Péronnes-lez-Antoin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Arlon</text:p>
          </table:table-cell>
          <table:table-cell office:value-type="string">
            <text:p>Aarlen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18,64</text:p>
          </table:table-cell>
          <table:table-cell office:value-type="string">
            <text:p>26 929</text:p>
          </table:table-cell>
          <table:table-cell office:value-type="float" office:value="227">
            <text:p>227</text:p>
          </table:table-cell>
          <table:table-cell office:value-type="string">
            <text:p>Arlon, Autelbas, Bonnert, Guirsch, Heinsch, Toernich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ssess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78,16</text:p>
          </table:table-cell>
          <table:table-cell office:value-type="string">
            <text:p>6 299</text:p>
          </table:table-cell>
          <table:table-cell office:value-type="float" office:value="81">
            <text:p>81</text:p>
          </table:table-cell>
          <table:table-cell office:value-type="string">
            <text:p>Assesse, Courrière, Crupet, Florée, Maillen, Sart-Bernard, Sorinne-la-Longu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Ath</text:p>
          </table:table-cell>
          <table:table-cell office:value-type="string">
            <text:p>Aat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126,95</text:p>
          </table:table-cell>
          <table:table-cell office:value-type="string">
            <text:p>27 586</text:p>
          </table:table-cell>
          <table:table-cell office:value-type="float" office:value="217">
            <text:p>217</text:p>
          </table:table-cell>
          <table:table-cell office:value-type="string">
            <text:p>Arbre, Ath, Bouvignies, Ghislenghien, Gibecq, Houtaing, Irchonwelz, Isières, Lanquesaint, Ligne, Maffle, Mainvault, Meslin-l'Évêque, Moulbaix, Ormeignies, Ostiches, Rebaix, Villers-Notre-Dame, Villers-Saint-Amand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ttert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70,94</text:p>
          </table:table-cell>
          <table:table-cell office:value-type="string">
            <text:p>4 656</text:p>
          </table:table-cell>
          <table:table-cell office:value-type="float" office:value="66">
            <text:p>66</text:p>
          </table:table-cell>
          <table:table-cell office:value-type="string">
            <text:p>Attert, Nobressart, Nothomb, Thiaumont, Tontel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ubang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45,6</text:p>
          </table:table-cell>
          <table:table-cell office:value-type="string">
            <text:p>15 333</text:p>
          </table:table-cell>
          <table:table-cell office:value-type="float" office:value="336">
            <text:p>336</text:p>
          </table:table-cell>
          <table:table-cell office:value-type="string">
            <text:p>Athus, Aubange, Halanzy, Rachecou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ubel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8,83</text:p>
          </table:table-cell>
          <table:table-cell office:value-type="string">
            <text:p>4 146</text:p>
          </table:table-cell>
          <table:table-cell office:value-type="float" office:value="220">
            <text:p>220</text:p>
          </table:table-cell>
          <table:table-cell office:value-type="string">
            <text:p>Aube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wan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7,16</text:p>
          </table:table-cell>
          <table:table-cell office:value-type="string">
            <text:p>8 758</text:p>
          </table:table-cell>
          <table:table-cell office:value-type="float" office:value="322">
            <text:p>322</text:p>
          </table:table-cell>
          <table:table-cell office:value-type="string">
            <text:p>Awans, Fooz, Hognoul, Othée, Villers-l'Évêqu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Aywaill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79,97</text:p>
          </table:table-cell>
          <table:table-cell office:value-type="string">
            <text:p>11 227</text:p>
          </table:table-cell>
          <table:table-cell office:value-type="float" office:value="140">
            <text:p>140</text:p>
          </table:table-cell>
          <table:table-cell office:value-type="string">
            <text:p>Aywaille, Ernonheid, Harzé, Sougné-Remouchamp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aele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85,73</text:p>
          </table:table-cell>
          <table:table-cell office:value-type="string">
            <text:p>4 156</text:p>
          </table:table-cell>
          <table:table-cell office:value-type="float" office:value="48">
            <text:p>48</text:p>
          </table:table-cell>
          <table:table-cell office:value-type="string">
            <text:p>Baelen, Membach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assenge</text:p>
          </table:table-cell>
          <table:table-cell office:value-type="string">
            <text:p>Bitsinge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8,17</text:p>
          </table:table-cell>
          <table:table-cell office:value-type="string">
            <text:p>8 483</text:p>
          </table:table-cell>
          <table:table-cell office:value-type="float" office:value="222">
            <text:p>222</text:p>
          </table:table-cell>
          <table:table-cell office:value-type="string">
            <text:p>Bassenge, Boirs, Ében-Émael, Glons, Roclenge-sur-Geer, Wonck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astogne</text:p>
          </table:table-cell>
          <table:table-cell office:value-type="string">
            <text:p>Bastenaken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72,03</text:p>
          </table:table-cell>
          <table:table-cell office:value-type="string">
            <text:p>14 577</text:p>
          </table:table-cell>
          <table:table-cell office:value-type="float" office:value="85">
            <text:p>85</text:p>
          </table:table-cell>
          <table:table-cell office:value-type="string">
            <text:p>Bastogne, Longvilly, Noville, Villers-la-Bonne-Eau, Ward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aumont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92,97</text:p>
          </table:table-cell>
          <table:table-cell office:value-type="string">
            <text:p>6 815</text:p>
          </table:table-cell>
          <table:table-cell office:value-type="float" office:value="73">
            <text:p>73</text:p>
          </table:table-cell>
          <table:table-cell office:value-type="string">
            <text:p>Barbençon, Beaumont, Leugnies, Leval-Chaudeville, Renlies, Solre-Saint-Géry, Strée, Thiri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auraing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74,55</text:p>
          </table:table-cell>
          <table:table-cell office:value-type="string">
            <text:p>8 540</text:p>
          </table:table-cell>
          <table:table-cell office:value-type="float" office:value="49">
            <text:p>49</text:p>
          </table:table-cell>
          <table:table-cell office:value-type="string">
            <text:p>Baronville, Beauraing, Dion, Felenne, Feschaux, Focant, Froidfontaine, Honnay, Javingue, Martouzin-Neuville, Pondrôme, Vonêche, Wancennes, Wiesme, Wine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eauvechain</text:p>
          </table:table-cell>
          <table:table-cell office:value-type="string">
            <text:p>Bevekom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8,58</text:p>
          </table:table-cell>
          <table:table-cell office:value-type="string">
            <text:p>6 621</text:p>
          </table:table-cell>
          <table:table-cell office:value-type="float" office:value="172">
            <text:p>172</text:p>
          </table:table-cell>
          <table:table-cell office:value-type="string">
            <text:p>Beauvechain, Hamme-Mille, L'Ecluse, Nodebais, Tourinnes-la-Gross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lœil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61,55</text:p>
          </table:table-cell>
          <table:table-cell office:value-type="string">
            <text:p>13 538</text:p>
          </table:table-cell>
          <table:table-cell office:value-type="float" office:value="220">
            <text:p>220</text:p>
          </table:table-cell>
          <table:table-cell office:value-type="string">
            <text:p>Aubechies, Basècles, Belœil, Ellignies-Sainte-Anne, Grandglise, Quevaucamps, Ramegnies, Stambruges, Thumaide, Wadelincou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rloz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4,49</text:p>
          </table:table-cell>
          <table:table-cell office:value-type="string">
            <text:p>2 854</text:p>
          </table:table-cell>
          <table:table-cell office:value-type="float" office:value="197">
            <text:p>197</text:p>
          </table:table-cell>
          <table:table-cell office:value-type="string">
            <text:p>Berloz, Corswarem, Rosoux-Crenwick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rnissart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3,42</text:p>
          </table:table-cell>
          <table:table-cell office:value-type="string">
            <text:p>11 612</text:p>
          </table:table-cell>
          <table:table-cell office:value-type="float" office:value="267">
            <text:p>267</text:p>
          </table:table-cell>
          <table:table-cell office:value-type="string">
            <text:p>Bernissart, Blaton, Harchies, Pommerœul, Ville-Pommerœu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rtogn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91,67</text:p>
          </table:table-cell>
          <table:table-cell office:value-type="string">
            <text:p>3 048</text:p>
          </table:table-cell>
          <table:table-cell office:value-type="float" office:value="33">
            <text:p>33</text:p>
          </table:table-cell>
          <table:table-cell office:value-type="string">
            <text:p>Bertogne, Flamierge, Longchamp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rtrix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37,7</text:p>
          </table:table-cell>
          <table:table-cell office:value-type="string">
            <text:p>8 211</text:p>
          </table:table-cell>
          <table:table-cell office:value-type="float" office:value="60">
            <text:p>60</text:p>
          </table:table-cell>
          <table:table-cell office:value-type="string">
            <text:p>Auby-sur-Semois, Bertrix, Cugnon, Jehonville, Orgeo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eyne-Heusay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7,32</text:p>
          </table:table-cell>
          <table:table-cell office:value-type="string">
            <text:p>11 857</text:p>
          </table:table-cell>
          <table:table-cell office:value-type="string">
            <text:p>1 620</text:p>
          </table:table-cell>
          <table:table-cell office:value-type="string">
            <text:p>Bellaire, Beyne-Heusay, Moulins-sous-Fléron, Queue-du-Bo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ièvr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09,59</text:p>
          </table:table-cell>
          <table:table-cell office:value-type="string">
            <text:p>3 162</text:p>
          </table:table-cell>
          <table:table-cell office:value-type="float" office:value="29">
            <text:p>29</text:p>
          </table:table-cell>
          <table:table-cell office:value-type="string">
            <text:p>Baillamont, Bellefontaine, Bièvre, Cornimont, Graide, Gros-Fays, Monceau-en-Ardenne, Naomé, Oizy, Petit-Fays, Six-Pla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inche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60,66</text:p>
          </table:table-cell>
          <table:table-cell office:value-type="string">
            <text:p>32 675</text:p>
          </table:table-cell>
          <table:table-cell office:value-type="float" office:value="539">
            <text:p>539</text:p>
          </table:table-cell>
          <table:table-cell office:value-type="string">
            <text:p>Battignies, Binche, Bray, Buvrinnes, Épinois, Leval-Trahegnies, Péronnes-lez-Antoing, Ressaix, Waudrez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legny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6,07</text:p>
          </table:table-cell>
          <table:table-cell office:value-type="string">
            <text:p>13 004</text:p>
          </table:table-cell>
          <table:table-cell office:value-type="float" office:value="499">
            <text:p>499</text:p>
          </table:table-cell>
          <table:table-cell office:value-type="string">
            <text:p>Barchon, Housse, Mortier, Saint-Remy, Saive, Trembleu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es Bons Viller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2,55</text:p>
          </table:table-cell>
          <table:table-cell office:value-type="string">
            <text:p>8 994</text:p>
          </table:table-cell>
          <table:table-cell office:value-type="float" office:value="211">
            <text:p>211</text:p>
          </table:table-cell>
          <table:table-cell office:value-type="string">
            <text:p>Frasnes-lez-Gosselies, Mellet, Rèves, Villers-Perwin, Waya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ouillon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49,09</text:p>
          </table:table-cell>
          <table:table-cell office:value-type="string">
            <text:p>5 501</text:p>
          </table:table-cell>
          <table:table-cell office:value-type="float" office:value="37">
            <text:p>37</text:p>
          </table:table-cell>
          <table:table-cell office:value-type="string">
            <text:p>Bellevaux, Bouillon, Corbion, Dohan, Les Hayons, Noirefontaine, Poupehan, Rochehaut, Sensenruth, Ucimont, Viv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oussu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0,01</text:p>
          </table:table-cell>
          <table:table-cell office:value-type="string">
            <text:p>20 192</text:p>
          </table:table-cell>
          <table:table-cell office:value-type="string">
            <text:p>1 009</text:p>
          </table:table-cell>
          <table:table-cell office:value-type="string">
            <text:p>Boussu, Hornu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raine-l'Alleud</text:p>
          </table:table-cell>
          <table:table-cell office:value-type="string">
            <text:p>Eigenbrakel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52,12</text:p>
          </table:table-cell>
          <table:table-cell office:value-type="string">
            <text:p>37 728</text:p>
          </table:table-cell>
          <table:table-cell office:value-type="float" office:value="724">
            <text:p>724</text:p>
          </table:table-cell>
          <table:table-cell office:value-type="string">
            <text:p>Braine-l'Alleud, Lillois-Witterzée, Ophain-Bois-Seigneur-Isaac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raine-le-Château</text:p>
          </table:table-cell>
          <table:table-cell office:value-type="string">
            <text:p>Kasteelbrakel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22,7</text:p>
          </table:table-cell>
          <table:table-cell office:value-type="string">
            <text:p>9 580</text:p>
          </table:table-cell>
          <table:table-cell office:value-type="float" office:value="422">
            <text:p>422</text:p>
          </table:table-cell>
          <table:table-cell office:value-type="string">
            <text:p>Braine-le-Château, Wauthier-Brai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raine-le-Comte</text:p>
          </table:table-cell>
          <table:table-cell office:value-type="string">
            <text:p>s-Gravenbrakel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84,68</text:p>
          </table:table-cell>
          <table:table-cell office:value-type="string">
            <text:p>20 698</text:p>
          </table:table-cell>
          <table:table-cell office:value-type="float" office:value="244">
            <text:p>244</text:p>
          </table:table-cell>
          <table:table-cell office:value-type="string">
            <text:p>Braine-le-Comte, Hennuyères, Henripont, Petit-Rœulx-lez-Braine, Ronquières, Steenkerqu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raiv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float" office:value="44">
            <text:p>44</text:p>
          </table:table-cell>
          <table:table-cell office:value-type="string">
            <text:p>5 660</text:p>
          </table:table-cell>
          <table:table-cell office:value-type="float" office:value="129">
            <text:p>129</text:p>
          </table:table-cell>
          <table:table-cell office:value-type="string">
            <text:p>Avennes, Braives, Ciplet, Fallais, Fumal, Latinne, Tourinne, Ville-en-Hesbay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rugelett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8,4</text:p>
          </table:table-cell>
          <table:table-cell office:value-type="string">
            <text:p>3 446</text:p>
          </table:table-cell>
          <table:table-cell office:value-type="float" office:value="121">
            <text:p>121</text:p>
          </table:table-cell>
          <table:table-cell office:value-type="string">
            <text:p>Attre, Brugelette, Cambron-Casteau, Gages, Mévergnies-lez-Len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runehaut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6,11</text:p>
          </table:table-cell>
          <table:table-cell office:value-type="string">
            <text:p>7 740</text:p>
          </table:table-cell>
          <table:table-cell office:value-type="float" office:value="168">
            <text:p>168</text:p>
          </table:table-cell>
          <table:table-cell office:value-type="string">
            <text:p>Bléharies, Brunehaut (Belgique), Guignies, Hollain, Howardries, Jollain-Merlin, Laplaigne, Lesdain, Rongy, Wez-Velva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a Bruyèr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52,98</text:p>
          </table:table-cell>
          <table:table-cell office:value-type="string">
            <text:p>8 477</text:p>
          </table:table-cell>
          <table:table-cell office:value-type="float" office:value="160">
            <text:p>160</text:p>
          </table:table-cell>
          <table:table-cell office:value-type="string">
            <text:p>Bovesse, Émines, Meux, Rhisnes, Saint-Denis, Villers-lez-Heest, Warisoul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ullange</text:p>
          </table:table-cell>
          <table:table-cell office:value-type="string">
            <text:p>Büllinge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50,49</text:p>
          </table:table-cell>
          <table:table-cell office:value-type="string">
            <text:p>5 471</text:p>
          </table:table-cell>
          <table:table-cell office:value-type="float" office:value="36">
            <text:p>36</text:p>
          </table:table-cell>
          <table:table-cell office:value-type="string">
            <text:p>Bullange, Manderfeld, Rocherath, Schönber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urdin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2,57</text:p>
          </table:table-cell>
          <table:table-cell office:value-type="string">
            <text:p>2 895</text:p>
          </table:table-cell>
          <table:table-cell office:value-type="float" office:value="89">
            <text:p>89</text:p>
          </table:table-cell>
          <table:table-cell office:value-type="string">
            <text:p>Burdinne, Hannêche, Lamontzée, Marneffe, Otepp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Burg-Reuland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08,96</text:p>
          </table:table-cell>
          <table:table-cell office:value-type="string">
            <text:p>3 948</text:p>
          </table:table-cell>
          <table:table-cell office:value-type="float" office:value="36">
            <text:p>36</text:p>
          </table:table-cell>
          <table:table-cell office:value-type="string">
            <text:p>Reuland, Thomm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Butgenbach</text:p>
          </table:table-cell>
          <table:table-cell office:value-type="string">
            <text:p>Bütgenbach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97,31</text:p>
          </table:table-cell>
          <table:table-cell office:value-type="string">
            <text:p>5 610</text:p>
          </table:table-cell>
          <table:table-cell office:value-type="float" office:value="58">
            <text:p>58</text:p>
          </table:table-cell>
          <table:table-cell office:value-type="string">
            <text:p>Butgenbach, Elsenbor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ell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67,14</text:p>
          </table:table-cell>
          <table:table-cell office:value-type="string">
            <text:p>5 452</text:p>
          </table:table-cell>
          <table:table-cell office:value-type="float" office:value="81">
            <text:p>81</text:p>
          </table:table-cell>
          <table:table-cell office:value-type="string">
            <text:p>Celles, Escanaffles, Molenbaix, Popuelles, Pottes, Velai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erfontain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83,45</text:p>
          </table:table-cell>
          <table:table-cell office:value-type="string">
            <text:p>4 624</text:p>
          </table:table-cell>
          <table:table-cell office:value-type="float" office:value="55">
            <text:p>55</text:p>
          </table:table-cell>
          <table:table-cell office:value-type="string">
            <text:p>Cerfontaine, Daussois, Senzeille, Silenrieux, Soumoy, Villers-Deux-Églis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apelle-lez-Herlaimont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8,1</text:p>
          </table:table-cell>
          <table:table-cell office:value-type="string">
            <text:p>14 164</text:p>
          </table:table-cell>
          <table:table-cell office:value-type="float" office:value="783">
            <text:p>783</text:p>
          </table:table-cell>
          <table:table-cell office:value-type="string">
            <text:p>Chapelle-lez-Herlaimont, Godarville, Piét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arleroi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102,08</text:p>
          </table:table-cell>
          <table:table-cell office:value-type="string">
            <text:p>201 593</text:p>
          </table:table-cell>
          <table:table-cell office:value-type="string">
            <text:p>1 975</text:p>
          </table:table-cell>
          <table:table-cell office:value-type="string">
            <text:p>Charleroi, Couillet, Dampremy, Gilly, Gosselies, Goutroux, Jumet, Lodelinsart, Marchienne-au-Pont, Marcinelle, Monceau-sur-Sambre, Montignies-sur-Sambre, Mont-sur-Marchienne, Ransart, Ro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astr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1,27</text:p>
          </table:table-cell>
          <table:table-cell office:value-type="string">
            <text:p>6 891</text:p>
          </table:table-cell>
          <table:table-cell office:value-type="float" office:value="220">
            <text:p>220</text:p>
          </table:table-cell>
          <table:table-cell office:value-type="string">
            <text:p>Chastre-Villeroux-Blanmont, Cortil-Noirmont, Gentinnes, Saint-Gér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âtelet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27,03</text:p>
          </table:table-cell>
          <table:table-cell office:value-type="string">
            <text:p>35 755</text:p>
          </table:table-cell>
          <table:table-cell office:value-type="string">
            <text:p>1 323</text:p>
          </table:table-cell>
          <table:table-cell office:value-type="string">
            <text:p>Bouffioulx, Châtelet, Châtelineau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audfontai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5,52</text:p>
          </table:table-cell>
          <table:table-cell office:value-type="string">
            <text:p>20 940</text:p>
          </table:table-cell>
          <table:table-cell office:value-type="float" office:value="821">
            <text:p>821</text:p>
          </table:table-cell>
          <table:table-cell office:value-type="string">
            <text:p>Beaufays, Chaudfontaine, Embourg, Vaux-sous-Chèvre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aumont-Gistoux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48,09</text:p>
          </table:table-cell>
          <table:table-cell office:value-type="string">
            <text:p>11 155</text:p>
          </table:table-cell>
          <table:table-cell office:value-type="float" office:value="232">
            <text:p>232</text:p>
          </table:table-cell>
          <table:table-cell office:value-type="string">
            <text:p>Bonlez, Chaumont-Gistoux, Corroy-le-Grand, Dion-Valmont, Longuev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ièvres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46,91</text:p>
          </table:table-cell>
          <table:table-cell office:value-type="string">
            <text:p>6 408</text:p>
          </table:table-cell>
          <table:table-cell office:value-type="float" office:value="137">
            <text:p>137</text:p>
          </table:table-cell>
          <table:table-cell office:value-type="string">
            <text:p>Chièvres, Grosage, Huissignies, Ladeuze, Tongre-Notre-Dame, Tongre-Saint-Mart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imay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197,1</text:p>
          </table:table-cell>
          <table:table-cell office:value-type="string">
            <text:p>9 944</text:p>
          </table:table-cell>
          <table:table-cell office:value-type="float" office:value="50">
            <text:p>50</text:p>
          </table:table-cell>
          <table:table-cell office:value-type="string">
            <text:p>Baileux, Bailièvre, Bourlers, Chimay, Forges, L'Escaillère, Lompret, Rièzes, Robechies, Saint-Remy, Salles, Vaulx, Villers-la-Tour, Virell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hiny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13,69</text:p>
          </table:table-cell>
          <table:table-cell office:value-type="string">
            <text:p>5 122</text:p>
          </table:table-cell>
          <table:table-cell office:value-type="float" office:value="45">
            <text:p>45</text:p>
          </table:table-cell>
          <table:table-cell office:value-type="string">
            <text:p>Chiny, Izel, Jamoigne, Les Bulles, Suxy, Term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iney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47,56</text:p>
          </table:table-cell>
          <table:table-cell office:value-type="string">
            <text:p>15 317</text:p>
          </table:table-cell>
          <table:table-cell office:value-type="float" office:value="104">
            <text:p>104</text:p>
          </table:table-cell>
          <table:table-cell office:value-type="string">
            <text:p>Achêne, Braibant, Chevetogne, Ciney, Conneux, Leignon, Pessoux, Serinchamps, Sove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lavier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79,12</text:p>
          </table:table-cell>
          <table:table-cell office:value-type="string">
            <text:p>4 266</text:p>
          </table:table-cell>
          <table:table-cell office:value-type="float" office:value="54">
            <text:p>54</text:p>
          </table:table-cell>
          <table:table-cell office:value-type="string">
            <text:p>Bois-et-Borsu, Clavier, Les Avins, Ocquier, Pailhe, Terwag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olfontain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3,62</text:p>
          </table:table-cell>
          <table:table-cell office:value-type="string">
            <text:p>20 044</text:p>
          </table:table-cell>
          <table:table-cell office:value-type="string">
            <text:p>1 472</text:p>
          </table:table-cell>
          <table:table-cell office:value-type="string">
            <text:p>Pâturages, Warquignies, Wasm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omblain-au-Pon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2,68</text:p>
          </table:table-cell>
          <table:table-cell office:value-type="string">
            <text:p>5 401</text:p>
          </table:table-cell>
          <table:table-cell office:value-type="float" office:value="238">
            <text:p>238</text:p>
          </table:table-cell>
          <table:table-cell office:value-type="string">
            <text:p>Comblain-au-Pont, Poulseu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Comines-Warneton</text:p>
          </table:table-cell>
          <table:table-cell office:value-type="string">
            <text:p>Komen-Waaste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61,09</text:p>
          </table:table-cell>
          <table:table-cell office:value-type="string">
            <text:p>17 651</text:p>
          </table:table-cell>
          <table:table-cell office:value-type="float" office:value="289">
            <text:p>289</text:p>
          </table:table-cell>
          <table:table-cell office:value-type="string">
            <text:p>Bas-Warneton, Comines, Houthem, Ploegsteert, Warnet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ourcell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8,04</text:p>
          </table:table-cell>
          <table:table-cell office:value-type="string">
            <text:p>30 034</text:p>
          </table:table-cell>
          <table:table-cell office:value-type="float" office:value="625">
            <text:p>625</text:p>
          </table:table-cell>
          <table:table-cell office:value-type="string">
            <text:p>Courcelles, Gouy-lez-Piéton, Souvret, Trazeg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Court-Saint-Étienne</text:p>
          </table:table-cell>
          <table:table-cell office:value-type="string">
            <text:p>Court-Saint-Etienn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26,64</text:p>
          </table:table-cell>
          <table:table-cell office:value-type="string">
            <text:p>9 607</text:p>
          </table:table-cell>
          <table:table-cell office:value-type="float" office:value="361">
            <text:p>361</text:p>
          </table:table-cell>
          <table:table-cell office:value-type="string">
            <text:p>Court-Saint-Étie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ouvin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206,93</text:p>
          </table:table-cell>
          <table:table-cell office:value-type="string">
            <text:p>13 576</text:p>
          </table:table-cell>
          <table:table-cell office:value-type="float" office:value="66">
            <text:p>66</text:p>
          </table:table-cell>
          <table:table-cell office:value-type="string">
            <text:p>Aublain, Boussu-en-Fagne, Le Brûly, Brûly-de-Pesche, Couvin, Cul-des-Sarts, Dailly, Frasnes-lez-Couvin, Gonrieux, Mariembourg, Pesche, Petigny, Petite-Chapelle, Presga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Crisné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6,83</text:p>
          </table:table-cell>
          <table:table-cell office:value-type="string">
            <text:p>2 906</text:p>
          </table:table-cell>
          <table:table-cell office:value-type="float" office:value="173">
            <text:p>173</text:p>
          </table:table-cell>
          <table:table-cell office:value-type="string">
            <text:p>Crisnée, Fize-le-Marsal, Kemexhe, Odeur, Thy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alhem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6,06</text:p>
          </table:table-cell>
          <table:table-cell office:value-type="string">
            <text:p>6 647</text:p>
          </table:table-cell>
          <table:table-cell office:value-type="float" office:value="184">
            <text:p>184</text:p>
          </table:table-cell>
          <table:table-cell office:value-type="string">
            <text:p>Berneau, Bombaye, Dalhem, Feneur, Mortroux, Neufchâteau, Saint-André, Warsa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averdiss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6,4</text:p>
          </table:table-cell>
          <table:table-cell office:value-type="string">
            <text:p>1 366</text:p>
          </table:table-cell>
          <table:table-cell office:value-type="float" office:value="24">
            <text:p>24</text:p>
          </table:table-cell>
          <table:table-cell office:value-type="string">
            <text:p>Daverdisse, Gembes, Haut-Fays, Porcheress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inant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99,8</text:p>
          </table:table-cell>
          <table:table-cell office:value-type="string">
            <text:p>13 186</text:p>
          </table:table-cell>
          <table:table-cell office:value-type="float" office:value="132">
            <text:p>132</text:p>
          </table:table-cell>
          <table:table-cell office:value-type="string">
            <text:p>Anseremme, Bouvignes-sur-Meuse, Dinant, Dréhance, Falmagne, Falmignoul, Foy-Notre-Dame, Furfooz, Lisogne, Sorinnes, Thy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iso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4,01</text:p>
          </table:table-cell>
          <table:table-cell office:value-type="string">
            <text:p>14 527</text:p>
          </table:table-cell>
          <table:table-cell office:value-type="string">
            <text:p>1 037</text:p>
          </table:table-cell>
          <table:table-cell office:value-type="string">
            <text:p>Andrimont, Dis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oisch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84,02</text:p>
          </table:table-cell>
          <table:table-cell office:value-type="string">
            <text:p>2 914</text:p>
          </table:table-cell>
          <table:table-cell office:value-type="float" office:value="35">
            <text:p>35</text:p>
          </table:table-cell>
          <table:table-cell office:value-type="string">
            <text:p>Doische, Gimnée, Gochenée, Matagne-la-Grande, Matagne-la-Petite, Niverlée, Romerée, Soulme, Vaucelles, Vodel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onceel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3,31</text:p>
          </table:table-cell>
          <table:table-cell office:value-type="string">
            <text:p>2 883</text:p>
          </table:table-cell>
          <table:table-cell office:value-type="float" office:value="124">
            <text:p>124</text:p>
          </table:table-cell>
          <table:table-cell office:value-type="string">
            <text:p>Donceel, Haneffe, Jeneffe, Li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our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3,32</text:p>
          </table:table-cell>
          <table:table-cell office:value-type="string">
            <text:p>16 899</text:p>
          </table:table-cell>
          <table:table-cell office:value-type="float" office:value="507">
            <text:p>507</text:p>
          </table:table-cell>
          <table:table-cell office:value-type="string">
            <text:p>Blaugies, Dour, Élouges, Wihér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Durbuy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56,61</text:p>
          </table:table-cell>
          <table:table-cell office:value-type="string">
            <text:p>10 780</text:p>
          </table:table-cell>
          <table:table-cell office:value-type="float" office:value="69">
            <text:p>69</text:p>
          </table:table-cell>
          <table:table-cell office:value-type="string">
            <text:p>Barvaux, Bende, Bomal, Borlon, Durbuy, Grandhan, Heyd, Izier, Septon, Tohogne, Villers-Sainte-Gertrude, Wér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Écaussi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4,77</text:p>
          </table:table-cell>
          <table:table-cell office:value-type="string">
            <text:p>10 373</text:p>
          </table:table-cell>
          <table:table-cell office:value-type="float" office:value="298">
            <text:p>298</text:p>
          </table:table-cell>
          <table:table-cell office:value-type="string">
            <text:p>Écaussinnes-d'Enghien, Écaussinnes-Lalaing, Marche-lez-Écaussin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Éghezé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02,81</text:p>
          </table:table-cell>
          <table:table-cell office:value-type="string">
            <text:p>14 742</text:p>
          </table:table-cell>
          <table:table-cell office:value-type="float" office:value="143">
            <text:p>143</text:p>
          </table:table-cell>
          <table:table-cell office:value-type="string">
            <text:p>Aische-en-Refail, Bolinne, Boneffe, Branchon, Dhuy, Éghezée, Hanret, Leuze, Liernu, Longchamps, Mehaigne, Noville-sur-Mehaigne, Saint-Germain, Taviers, Upigny, Waret-la-Chauss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Ellezelles</text:p>
          </table:table-cell>
          <table:table-cell office:value-type="string">
            <text:p>Elzel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4,69</text:p>
          </table:table-cell>
          <table:table-cell office:value-type="string">
            <text:p>5 784</text:p>
          </table:table-cell>
          <table:table-cell office:value-type="float" office:value="129">
            <text:p>129</text:p>
          </table:table-cell>
          <table:table-cell office:value-type="string">
            <text:p>Ellezelles, Lahamaide, Wodecq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Enghien</text:p>
          </table:table-cell>
          <table:table-cell office:value-type="string">
            <text:p>Edinge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40,59</text:p>
          </table:table-cell>
          <table:table-cell office:value-type="string">
            <text:p>12 481</text:p>
          </table:table-cell>
          <table:table-cell office:value-type="float" office:value="307">
            <text:p>307</text:p>
          </table:table-cell>
          <table:table-cell office:value-type="string">
            <text:p>Enghien, Marcq, Petit-Enghi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Engi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7,74</text:p>
          </table:table-cell>
          <table:table-cell office:value-type="string">
            <text:p>5 769</text:p>
          </table:table-cell>
          <table:table-cell office:value-type="float" office:value="208">
            <text:p>208</text:p>
          </table:table-cell>
          <table:table-cell office:value-type="string">
            <text:p>Clermont-sous-Huy, Éhein-bas, Engis, Hermalle-sous-Hu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Érezé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78,44</text:p>
          </table:table-cell>
          <table:table-cell office:value-type="string">
            <text:p>2 929</text:p>
          </table:table-cell>
          <table:table-cell office:value-type="float" office:value="37">
            <text:p>37</text:p>
          </table:table-cell>
          <table:table-cell office:value-type="string">
            <text:p>Amonines, Érezée, Mormont, So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Erqueli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4,23</text:p>
          </table:table-cell>
          <table:table-cell office:value-type="string">
            <text:p>9 607</text:p>
          </table:table-cell>
          <table:table-cell office:value-type="float" office:value="217">
            <text:p>217</text:p>
          </table:table-cell>
          <table:table-cell office:value-type="string">
            <text:p>Bersillies-l'Abbaye, Erquelinnes, Grand-Reng, Hantes-Wihéries, Montignies-Saint-Christophe, Solre-sur-Samb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Esneux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4,05</text:p>
          </table:table-cell>
          <table:table-cell office:value-type="string">
            <text:p>13 065</text:p>
          </table:table-cell>
          <table:table-cell office:value-type="float" office:value="384">
            <text:p>384</text:p>
          </table:table-cell>
          <table:table-cell office:value-type="string">
            <text:p>Esneux, Tilff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Estaimpuis</text:p>
          </table:table-cell>
          <table:table-cell office:value-type="string">
            <text:p>Steenput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1,75</text:p>
          </table:table-cell>
          <table:table-cell office:value-type="string">
            <text:p>9 872</text:p>
          </table:table-cell>
          <table:table-cell office:value-type="float" office:value="311">
            <text:p>311</text:p>
          </table:table-cell>
          <table:table-cell office:value-type="string">
            <text:p>Bailleul, Estaimbourg, Estaimpuis, Évregnies, Leers-Nord, Néchin, Saint-Lége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Esti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72,73</text:p>
          </table:table-cell>
          <table:table-cell office:value-type="string">
            <text:p>7 502</text:p>
          </table:table-cell>
          <table:table-cell office:value-type="float" office:value="103">
            <text:p>103</text:p>
          </table:table-cell>
          <table:table-cell office:value-type="string">
            <text:p>Croix-lez-Rouveroy, Estinnes-au-Mont, Estinnes-au-Val, Faurœulx, Haulchin, Peissant, Rouveroy, Vellereille-les-Brayeux, Vellereille-le-Sec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Étall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78,1</text:p>
          </table:table-cell>
          <table:table-cell office:value-type="string">
            <text:p>5 469</text:p>
          </table:table-cell>
          <table:table-cell office:value-type="float" office:value="70">
            <text:p>70</text:p>
          </table:table-cell>
          <table:table-cell office:value-type="string">
            <text:p>Buzenol, Chantemelle, Etalle, Sainte-Marie, Vance, Villers-sur-Semo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Eupen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103,74</text:p>
          </table:table-cell>
          <table:table-cell office:value-type="string">
            <text:p>18 408</text:p>
          </table:table-cell>
          <table:table-cell office:value-type="float" office:value="177">
            <text:p>177</text:p>
          </table:table-cell>
          <table:table-cell office:value-type="string">
            <text:p>Eupen, Ketten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aim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8,48</text:p>
          </table:table-cell>
          <table:table-cell office:value-type="string">
            <text:p>3 614</text:p>
          </table:table-cell>
          <table:table-cell office:value-type="float" office:value="127">
            <text:p>127</text:p>
          </table:table-cell>
          <table:table-cell office:value-type="string">
            <text:p>Aineffe, Borlez, Celles, Les Waleffes, Viemm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arcie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0,39</text:p>
          </table:table-cell>
          <table:table-cell office:value-type="string">
            <text:p>10 998</text:p>
          </table:table-cell>
          <table:table-cell office:value-type="string">
            <text:p>1 059</text:p>
          </table:table-cell>
          <table:table-cell office:value-type="string">
            <text:p>Farciennes, Pironchamp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auvillers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74,11</text:p>
          </table:table-cell>
          <table:table-cell office:value-type="string">
            <text:p>2 116</text:p>
          </table:table-cell>
          <table:table-cell office:value-type="float" office:value="29">
            <text:p>29</text:p>
          </table:table-cell>
          <table:table-cell office:value-type="string">
            <text:p>Fauvillers, Hollange, Tint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ernelmont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65,61</text:p>
          </table:table-cell>
          <table:table-cell office:value-type="string">
            <text:p>6 860</text:p>
          </table:table-cell>
          <table:table-cell office:value-type="float" office:value="105">
            <text:p>105</text:p>
          </table:table-cell>
          <table:table-cell office:value-type="string">
            <text:p>Bierwart, Cortil-Wodon, Forville, Franc-Waret, Hemptinne, Hingeon, Marchovelette, Noville-les-Bois, Pontillas, Tillie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errièr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56,9</text:p>
          </table:table-cell>
          <table:table-cell office:value-type="string">
            <text:p>4 533</text:p>
          </table:table-cell>
          <table:table-cell office:value-type="float" office:value="80">
            <text:p>80</text:p>
          </table:table-cell>
          <table:table-cell office:value-type="string">
            <text:p>Ferrières, My, Vieuxville, Werbomont, Xhor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exhe-le-Haut-Clocher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9,25</text:p>
          </table:table-cell>
          <table:table-cell office:value-type="string">
            <text:p>3 046</text:p>
          </table:table-cell>
          <table:table-cell office:value-type="float" office:value="158">
            <text:p>158</text:p>
          </table:table-cell>
          <table:table-cell office:value-type="string">
            <text:p>Fexhe-le-Haut-Clocher, Freloux, Noville, Roloux, Voroux-Gore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émall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6,68</text:p>
          </table:table-cell>
          <table:table-cell office:value-type="string">
            <text:p>24 963</text:p>
          </table:table-cell>
          <table:table-cell office:value-type="float" office:value="681">
            <text:p>681</text:p>
          </table:table-cell>
          <table:table-cell office:value-type="string">
            <text:p>Awirs, Cahottes, Chokier, Flémalle, Flémalle-Grande, Flémalle-Haute, Gleixhe, Ivoz-Ramet, Mons-lez-Liè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éro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3,72</text:p>
          </table:table-cell>
          <table:table-cell office:value-type="string">
            <text:p>16 161</text:p>
          </table:table-cell>
          <table:table-cell office:value-type="string">
            <text:p>1 178</text:p>
          </table:table-cell>
          <table:table-cell office:value-type="string">
            <text:p>Fléron, Magnée, Retinne, Roms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eurus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59,28</text:p>
          </table:table-cell>
          <table:table-cell office:value-type="string">
            <text:p>22 267</text:p>
          </table:table-cell>
          <table:table-cell office:value-type="float" office:value="376">
            <text:p>376</text:p>
          </table:table-cell>
          <table:table-cell office:value-type="string">
            <text:p>Brye, Fleurus, Heppignies, Lambusart, Saint-Amand, Wagnelée, Wanfercée-Baulet, Wange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Flobecq</text:p>
          </table:table-cell>
          <table:table-cell office:value-type="string">
            <text:p>Vloesberg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float" office:value="23">
            <text:p>23</text:p>
          </table:table-cell>
          <table:table-cell office:value-type="string">
            <text:p>3 287</text:p>
          </table:table-cell>
          <table:table-cell office:value-type="float" office:value="143">
            <text:p>143</text:p>
          </table:table-cell>
          <table:table-cell office:value-type="string">
            <text:p>Flobecq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oreff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38,89</text:p>
          </table:table-cell>
          <table:table-cell office:value-type="string">
            <text:p>7 567</text:p>
          </table:table-cell>
          <table:table-cell office:value-type="float" office:value="195">
            <text:p>195</text:p>
          </table:table-cell>
          <table:table-cell office:value-type="string">
            <text:p>Floreffe, Floriffoux, Franière, Soy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orennes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33,55</text:p>
          </table:table-cell>
          <table:table-cell office:value-type="string">
            <text:p>10 882</text:p>
          </table:table-cell>
          <table:table-cell office:value-type="float" office:value="81">
            <text:p>81</text:p>
          </table:table-cell>
          <table:table-cell office:value-type="string">
            <text:p>Corenne, Flavion, Florennes, Hanzinelle, Hanzinne, Hemptinne, Morialmé, Morville, Rosée, Saint-Aubin, Thy-le-Baudu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lorenville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46,91</text:p>
          </table:table-cell>
          <table:table-cell office:value-type="string">
            <text:p>5 446</text:p>
          </table:table-cell>
          <table:table-cell office:value-type="float" office:value="37">
            <text:p>37</text:p>
          </table:table-cell>
          <table:table-cell office:value-type="string">
            <text:p>Chassepierre, Florenville, Fontenoille, Lacuisine, Muno, Sainte-Cécile, Villers-devant-Orva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Fontaine-l'Évêque</text:p>
          </table:table-cell>
          <table:table-cell office:value-type="string">
            <text:p>Fontaine-l'Evêque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28,41</text:p>
          </table:table-cell>
          <table:table-cell office:value-type="string">
            <text:p>16 797</text:p>
          </table:table-cell>
          <table:table-cell office:value-type="float" office:value="591">
            <text:p>591</text:p>
          </table:table-cell>
          <table:table-cell office:value-type="string">
            <text:p>Fontaine-l'Évêque, Forchies-la-Marche, Leer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osses-la-Ville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63,24</text:p>
          </table:table-cell>
          <table:table-cell office:value-type="string">
            <text:p>9 476</text:p>
          </table:table-cell>
          <table:table-cell office:value-type="float" office:value="150">
            <text:p>150</text:p>
          </table:table-cell>
          <table:table-cell office:value-type="string">
            <text:p>Aisemont, Fosses-la-Ville, Le Roux, Sart-Eustache, Sart-Saint-Laurent, Vitriva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rameri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5,95</text:p>
          </table:table-cell>
          <table:table-cell office:value-type="string">
            <text:p>20 727</text:p>
          </table:table-cell>
          <table:table-cell office:value-type="float" office:value="799">
            <text:p>799</text:p>
          </table:table-cell>
          <table:table-cell office:value-type="string">
            <text:p>Eugies, Frameries, La Bouverie, Noirchain, Sars-la-Bruyè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rasnes-lez-Anvaing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12,44</text:p>
          </table:table-cell>
          <table:table-cell office:value-type="string">
            <text:p>11 064</text:p>
          </table:table-cell>
          <table:table-cell office:value-type="float" office:value="98">
            <text:p>98</text:p>
          </table:table-cell>
          <table:table-cell office:value-type="string">
            <text:p>Anvaing, Arc-Wattripont, Buissenal, Cordes, Dergneau, Forest, Frasnes-lez-Buissenal, Hacquegnies, Herquegies, Montrœul-au-Bois, Moustier, Œudeghien, Saint-Sauveu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Froidchapell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86,03</text:p>
          </table:table-cell>
          <table:table-cell office:value-type="string">
            <text:p>3 599</text:p>
          </table:table-cell>
          <table:table-cell office:value-type="float" office:value="42">
            <text:p>42</text:p>
          </table:table-cell>
          <table:table-cell office:value-type="string">
            <text:p>Boussu-lez-Walcourt, Erpion, Fourbechies, Froidchapelle, Verg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edinn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51,56</text:p>
          </table:table-cell>
          <table:table-cell office:value-type="string">
            <text:p>4 458</text:p>
          </table:table-cell>
          <table:table-cell office:value-type="float" office:value="29">
            <text:p>29</text:p>
          </table:table-cell>
          <table:table-cell office:value-type="string">
            <text:p>Bourseigne-Neuve, Bourseigne-Vieille, Gedinne, Houdremont, Louette-Saint-Denis, Louette-Saint-Pierre, Malvoisin, Patignies, Rienne, Sart-Custinne, Vencimont, Willerzi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eer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3,62</text:p>
          </table:table-cell>
          <table:table-cell office:value-type="string">
            <text:p>2 979</text:p>
          </table:table-cell>
          <table:table-cell office:value-type="float" office:value="126">
            <text:p>126</text:p>
          </table:table-cell>
          <table:table-cell office:value-type="string">
            <text:p>Boëlhe, Darion, Geer, Hollogne-sur-Geer, Lens-Saint-Servais, Ligney, Oma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Gembloux</text:p>
          </table:table-cell>
          <table:table-cell office:value-type="string">
            <text:p>Gembloers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95,86</text:p>
          </table:table-cell>
          <table:table-cell office:value-type="string">
            <text:p>22 430</text:p>
          </table:table-cell>
          <table:table-cell office:value-type="float" office:value="234">
            <text:p>234</text:p>
          </table:table-cell>
          <table:table-cell office:value-type="string">
            <text:p>Beuzet, Bossière, Bothey, Corroy-le-Château, Ernage, Gembloux, Grand-Leez, Grand-Manil, Isnes, Lonzée, Mazy, Sauveniè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Genappe</text:p>
          </table:table-cell>
          <table:table-cell office:value-type="string">
            <text:p>Genepiën</text:p>
          </table:table-cell>
          <table:table-cell office:value-type="string">
            <text:p>Ville</text:p>
          </table:table-cell>
          <table:table-cell office:value-type="string">
            <text:p>Brabant wallon</text:p>
          </table:table-cell>
          <table:table-cell office:value-type="string">
            <text:p>89,57</text:p>
          </table:table-cell>
          <table:table-cell office:value-type="string">
            <text:p>14 405</text:p>
          </table:table-cell>
          <table:table-cell office:value-type="float" office:value="161">
            <text:p>161</text:p>
          </table:table-cell>
          <table:table-cell office:value-type="string">
            <text:p>Baisy-Thy, Bousval, Genappe, Glabais, Houtain-le-Val, Loupoigne, Vieux-Genappe, Way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erpi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7,1</text:p>
          </table:table-cell>
          <table:table-cell office:value-type="string">
            <text:p>12 033</text:p>
          </table:table-cell>
          <table:table-cell office:value-type="float" office:value="255">
            <text:p>255</text:p>
          </table:table-cell>
          <table:table-cell office:value-type="string">
            <text:p>Acoz, Gerpinnes, Gougnies, Joncret, Loverval, Villers-Poteri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esves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64,92</text:p>
          </table:table-cell>
          <table:table-cell office:value-type="string">
            <text:p>6 565</text:p>
          </table:table-cell>
          <table:table-cell office:value-type="float" office:value="101">
            <text:p>101</text:p>
          </table:table-cell>
          <table:table-cell office:value-type="string">
            <text:p>Faulx-les-Tombes, Gesves, Haltinne, Mozet, Sor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ouv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65,11</text:p>
          </table:table-cell>
          <table:table-cell office:value-type="string">
            <text:p>4 826</text:p>
          </table:table-cell>
          <table:table-cell office:value-type="float" office:value="29">
            <text:p>29</text:p>
          </table:table-cell>
          <table:table-cell office:value-type="string">
            <text:p>Beho, Bovigny, Cherain, Limerlé, Montleba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Grâce-Hollog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4,24</text:p>
          </table:table-cell>
          <table:table-cell office:value-type="string">
            <text:p>21 813</text:p>
          </table:table-cell>
          <table:table-cell office:value-type="float" office:value="637">
            <text:p>637</text:p>
          </table:table-cell>
          <table:table-cell office:value-type="string">
            <text:p>Bierset, Grâce-Berleur, Grâce-Hollogne, Hollogne-aux-Pierres, Horion-Hozémont, Mons-lez-Liège, Velro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Grez-Doiceau</text:p>
          </table:table-cell>
          <table:table-cell office:value-type="string">
            <text:p>Graven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55,44</text:p>
          </table:table-cell>
          <table:table-cell office:value-type="string">
            <text:p>12 607</text:p>
          </table:table-cell>
          <table:table-cell office:value-type="float" office:value="227">
            <text:p>227</text:p>
          </table:table-cell>
          <table:table-cell office:value-type="string">
            <text:p>Archennes, Biez, Bossut-Gottechain, Grez-Doiceau, Neth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ba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03,64</text:p>
          </table:table-cell>
          <table:table-cell office:value-type="string">
            <text:p>8 026</text:p>
          </table:table-cell>
          <table:table-cell office:value-type="float" office:value="77">
            <text:p>77</text:p>
          </table:table-cell>
          <table:table-cell office:value-type="string">
            <text:p>Anlier, Habay-la-Neuve, Habay-la-Vieille, Hachy, Houdemont, Marbehan, Rull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m-sur-Heure-Nalinn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5,68</text:p>
          </table:table-cell>
          <table:table-cell office:value-type="string">
            <text:p>13 372</text:p>
          </table:table-cell>
          <table:table-cell office:value-type="float" office:value="293">
            <text:p>293</text:p>
          </table:table-cell>
          <table:table-cell office:value-type="string">
            <text:p>Cour-sur-Heure, Ham-sur-Heure, Jamioulx, Marbaix, Nalin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moir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7,8</text:p>
          </table:table-cell>
          <table:table-cell office:value-type="string">
            <text:p>3 620</text:p>
          </table:table-cell>
          <table:table-cell office:value-type="float" office:value="130">
            <text:p>130</text:p>
          </table:table-cell>
          <table:table-cell office:value-type="string">
            <text:p>Comblain-Fairon, Filot, Hamoi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mois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76,42</text:p>
          </table:table-cell>
          <table:table-cell office:value-type="string">
            <text:p>6 752</text:p>
          </table:table-cell>
          <table:table-cell office:value-type="float" office:value="88">
            <text:p>88</text:p>
          </table:table-cell>
          <table:table-cell office:value-type="string">
            <text:p>Achet, Emptinne, Hamois, Mohiville, Natoye, Schaltin, Sc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Hannut</text:p>
          </table:table-cell>
          <table:table-cell office:value-type="string">
            <text:p>Hannuit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86,53</text:p>
          </table:table-cell>
          <table:table-cell office:value-type="string">
            <text:p>14 724</text:p>
          </table:table-cell>
          <table:table-cell office:value-type="float" office:value="170">
            <text:p>170</text:p>
          </table:table-cell>
          <table:table-cell office:value-type="string">
            <text:p>Abolens, Avernas-le-Bauduin, Avin, Bertrée, Blehen, Cras-Avernas, Crehen, Grand-Hallet, Hannut, Lens-Saint-Remy, Merdorp, Moxhe, Petit-Hallet, Poucet, Thisnes, Trognée, Villers-le-Peuplier, Wans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stièr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56,46</text:p>
          </table:table-cell>
          <table:table-cell office:value-type="string">
            <text:p>5 418</text:p>
          </table:table-cell>
          <table:table-cell office:value-type="float" office:value="96">
            <text:p>96</text:p>
          </table:table-cell>
          <table:table-cell office:value-type="string">
            <text:p>Agimont, Blaimont, Hastière-Lavaux, Hastière-par-delà, Heer, Hermeton-sur-Meuse, Waulso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avelang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04,73</text:p>
          </table:table-cell>
          <table:table-cell office:value-type="string">
            <text:p>4 981</text:p>
          </table:table-cell>
          <table:table-cell office:value-type="float" office:value="48">
            <text:p>48</text:p>
          </table:table-cell>
          <table:table-cell office:value-type="string">
            <text:p>Barvaux-Condroz, Flostoy, Havelange, Jeneffe, Maffe, Méan, Miécret, Porcheresse, Verl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élécin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16,62</text:p>
          </table:table-cell>
          <table:table-cell office:value-type="string">
            <text:p>3 147</text:p>
          </table:table-cell>
          <table:table-cell office:value-type="float" office:value="189">
            <text:p>189</text:p>
          </table:table-cell>
          <table:table-cell office:value-type="string">
            <text:p>Linsmeau, Neerheylissem, Opheylissem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ensi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5,99</text:p>
          </table:table-cell>
          <table:table-cell office:value-type="string">
            <text:p>6 726</text:p>
          </table:table-cell>
          <table:table-cell office:value-type="float" office:value="259">
            <text:p>259</text:p>
          </table:table-cell>
          <table:table-cell office:value-type="string">
            <text:p>Hainin, Hensies, Montrœul-sur-Haine, Thul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erbeumont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8,81</text:p>
          </table:table-cell>
          <table:table-cell office:value-type="string">
            <text:p>1 559</text:p>
          </table:table-cell>
          <table:table-cell office:value-type="float" office:value="27">
            <text:p>27</text:p>
          </table:table-cell>
          <table:table-cell office:value-type="string">
            <text:p>Herbeumont, Saint-Médard, Strai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éro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8,32</text:p>
          </table:table-cell>
          <table:table-cell office:value-type="string">
            <text:p>4 656</text:p>
          </table:table-cell>
          <table:table-cell office:value-type="float" office:value="122">
            <text:p>122</text:p>
          </table:table-cell>
          <table:table-cell office:value-type="string">
            <text:p>Couthuin, Héron (commune), Lavoir, Waret-l'Évêqu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erstal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3,54</text:p>
          </table:table-cell>
          <table:table-cell office:value-type="string">
            <text:p>37 685</text:p>
          </table:table-cell>
          <table:table-cell office:value-type="string">
            <text:p>1 601</text:p>
          </table:table-cell>
          <table:table-cell office:value-type="string">
            <text:p>Herstal, Liers, Milmort, Vottem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erve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56,84</text:p>
          </table:table-cell>
          <table:table-cell office:value-type="string">
            <text:p>16 755</text:p>
          </table:table-cell>
          <table:table-cell office:value-type="float" office:value="295">
            <text:p>295</text:p>
          </table:table-cell>
          <table:table-cell office:value-type="string">
            <text:p>Battice, Bolland, Chaineux, Charneux, Grand-Rechain, Herve, Julémont, Xhendeless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onnell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3,65</text:p>
          </table:table-cell>
          <table:table-cell office:value-type="string">
            <text:p>5 026</text:p>
          </table:table-cell>
          <table:table-cell office:value-type="float" office:value="115">
            <text:p>115</text:p>
          </table:table-cell>
          <table:table-cell office:value-type="string">
            <text:p>Angre, Angreau, Athis, Autreppe, Erquennes, Fayt-le-Franc, Marchipont, Montignies-sur-Roc, Onnezies, Rois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otto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7,32</text:p>
          </table:table-cell>
          <table:table-cell office:value-type="string">
            <text:p>5 109</text:p>
          </table:table-cell>
          <table:table-cell office:value-type="float" office:value="89">
            <text:p>89</text:p>
          </table:table-cell>
          <table:table-cell office:value-type="string">
            <text:p>Fronville, Hampteau, Hotton, Mare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ouffalize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66,58</text:p>
          </table:table-cell>
          <table:table-cell office:value-type="string">
            <text:p>4 819</text:p>
          </table:table-cell>
          <table:table-cell office:value-type="float" office:value="29">
            <text:p>29</text:p>
          </table:table-cell>
          <table:table-cell office:value-type="string">
            <text:p>Houffalize, Mabompré, Mont, Nadrin, Tailles, Tavigny, Wibr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Houyet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22,31</text:p>
          </table:table-cell>
          <table:table-cell office:value-type="string">
            <text:p>4 494</text:p>
          </table:table-cell>
          <table:table-cell office:value-type="float" office:value="37">
            <text:p>37</text:p>
          </table:table-cell>
          <table:table-cell office:value-type="string">
            <text:p>Celles, Ciergnon, Custinne, Finnevaux, Hour, Houyet, Hulsonniaux, Mesnil-Église, Mesnil-Saint-Blaise, Wanl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a Hulpe</text:p>
          </table:table-cell>
          <table:table-cell office:value-type="string">
            <text:p>Terhulpen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15,6</text:p>
          </table:table-cell>
          <table:table-cell office:value-type="string">
            <text:p>7 344</text:p>
          </table:table-cell>
          <table:table-cell office:value-type="float" office:value="471">
            <text:p>471</text:p>
          </table:table-cell>
          <table:table-cell office:value-type="string">
            <text:p>La Hulp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Huy</text:p>
          </table:table-cell>
          <table:table-cell office:value-type="string">
            <text:p>Hoei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47,74</text:p>
          </table:table-cell>
          <table:table-cell office:value-type="string">
            <text:p>20 295</text:p>
          </table:table-cell>
          <table:table-cell office:value-type="float" office:value="425">
            <text:p>425</text:p>
          </table:table-cell>
          <table:table-cell office:value-type="string">
            <text:p>Ben-Ahin, Huy, Tih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Incourt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8,79</text:p>
          </table:table-cell>
          <table:table-cell office:value-type="string">
            <text:p>4 739</text:p>
          </table:table-cell>
          <table:table-cell office:value-type="float" office:value="122">
            <text:p>122</text:p>
          </table:table-cell>
          <table:table-cell office:value-type="string">
            <text:p>Glimes, Incourt, Opprebais, Piétrebais, Roux-Miroi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Ittre</text:p>
          </table:table-cell>
          <table:table-cell office:value-type="string">
            <text:p>Itter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4,92</text:p>
          </table:table-cell>
          <table:table-cell office:value-type="string">
            <text:p>6 137</text:p>
          </table:table-cell>
          <table:table-cell office:value-type="float" office:value="176">
            <text:p>176</text:p>
          </table:table-cell>
          <table:table-cell office:value-type="string">
            <text:p>Haut-Ittre, Ittre, Virginal-Samm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Jalhay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07,75</text:p>
          </table:table-cell>
          <table:table-cell office:value-type="string">
            <text:p>8 040</text:p>
          </table:table-cell>
          <table:table-cell office:value-type="float" office:value="75">
            <text:p>75</text:p>
          </table:table-cell>
          <table:table-cell office:value-type="string">
            <text:p>Jalhay, Sa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Jemeppe-sur-Sambr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46,8</text:p>
          </table:table-cell>
          <table:table-cell office:value-type="string">
            <text:p>18 162</text:p>
          </table:table-cell>
          <table:table-cell office:value-type="float" office:value="388">
            <text:p>388</text:p>
          </table:table-cell>
          <table:table-cell office:value-type="string">
            <text:p>Balâtre, Ham-sur-Sambre, Jemeppe, Mornimont, Moustier, Onoz, Saint-Martin, Sp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Jodoigne</text:p>
          </table:table-cell>
          <table:table-cell office:value-type="string">
            <text:p>Geldenaken</text:p>
          </table:table-cell>
          <table:table-cell office:value-type="string">
            <text:p>Ville</text:p>
          </table:table-cell>
          <table:table-cell office:value-type="string">
            <text:p>Brabant wallon</text:p>
          </table:table-cell>
          <table:table-cell office:value-type="string">
            <text:p>73,31</text:p>
          </table:table-cell>
          <table:table-cell office:value-type="string">
            <text:p>12 763</text:p>
          </table:table-cell>
          <table:table-cell office:value-type="float" office:value="174">
            <text:p>174</text:p>
          </table:table-cell>
          <table:table-cell office:value-type="string">
            <text:p>Dongelberg, Jauchelette, Jodoigne, Jodoigne-Souveraine, Lathuy, Mélin, Piétrain, Saint-Jean-Geest, Saint-Remy-Geest, Zétrud-Luma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Juprell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5,36</text:p>
          </table:table-cell>
          <table:table-cell office:value-type="string">
            <text:p>8 619</text:p>
          </table:table-cell>
          <table:table-cell office:value-type="float" office:value="244">
            <text:p>244</text:p>
          </table:table-cell>
          <table:table-cell office:value-type="string">
            <text:p>Fexhe-Slins, Juprelle, Lantin, Paifve, Slins, Villers-Saint-Siméon, Voroux-lez-Liers, Wihog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Jurbise</text:p>
          </table:table-cell>
          <table:table-cell office:value-type="string">
            <text:p>Jurbek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57,86</text:p>
          </table:table-cell>
          <table:table-cell office:value-type="string">
            <text:p>9 746</text:p>
          </table:table-cell>
          <table:table-cell office:value-type="float" office:value="168">
            <text:p>168</text:p>
          </table:table-cell>
          <table:table-cell office:value-type="string">
            <text:p>Erbaut, Erbisœul, Herchies, Jurbise, Masnuy-Saint-Jean, Masnuy-Saint-Pier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a Calamine</text:p>
          </table:table-cell>
          <table:table-cell office:value-type="string">
            <text:p>Kelmi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8,12</text:p>
          </table:table-cell>
          <table:table-cell office:value-type="string">
            <text:p>10 566</text:p>
          </table:table-cell>
          <table:table-cell office:value-type="float" office:value="583">
            <text:p>583</text:p>
          </table:table-cell>
          <table:table-cell office:value-type="string">
            <text:p>Hergenrath, La Calamine, Neu-Moresne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asn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47,22</text:p>
          </table:table-cell>
          <table:table-cell office:value-type="string">
            <text:p>14 043</text:p>
          </table:table-cell>
          <table:table-cell office:value-type="float" office:value="297">
            <text:p>297</text:p>
          </table:table-cell>
          <table:table-cell office:value-type="string">
            <text:p>Couture-Saint-Germain, Lasne-Chapelle-Saint-Lambert, Maransart, Ohain, Plancenoi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églis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72,92</text:p>
          </table:table-cell>
          <table:table-cell office:value-type="string">
            <text:p>4 341</text:p>
          </table:table-cell>
          <table:table-cell office:value-type="float" office:value="25">
            <text:p>25</text:p>
          </table:table-cell>
          <table:table-cell office:value-type="string">
            <text:p>Assenois, Ebly, Léglise, Mellier, Vlessart, Witr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en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49,42</text:p>
          </table:table-cell>
          <table:table-cell office:value-type="string">
            <text:p>4 119</text:p>
          </table:table-cell>
          <table:table-cell office:value-type="float" office:value="83">
            <text:p>83</text:p>
          </table:table-cell>
          <table:table-cell office:value-type="string">
            <text:p>Bauffe, Cambron-Saint-Vincent, Lens, Lombise, Montignies-lez-Len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essines</text:p>
          </table:table-cell>
          <table:table-cell office:value-type="string">
            <text:p>Lesse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72,29</text:p>
          </table:table-cell>
          <table:table-cell office:value-type="string">
            <text:p>18 146</text:p>
          </table:table-cell>
          <table:table-cell office:value-type="float" office:value="251">
            <text:p>251</text:p>
          </table:table-cell>
          <table:table-cell office:value-type="string">
            <text:p>Bois-de-Lessines, Deux-Acren, Ghoy, Lessines, Ogy, Ollignies, Papignies, Wannebecq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euze-en-Hainaut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73,53</text:p>
          </table:table-cell>
          <table:table-cell office:value-type="string">
            <text:p>13 331</text:p>
          </table:table-cell>
          <table:table-cell office:value-type="float" office:value="181">
            <text:p>181</text:p>
          </table:table-cell>
          <table:table-cell office:value-type="string">
            <text:p>Blicquy, Chapelle-à-Oie, Chapelle-à-Wattines, Gallaix, Grandmetz, Pipaix, Thieulain, Tourpes, Willaupu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ibi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39,72</text:p>
          </table:table-cell>
          <table:table-cell office:value-type="string">
            <text:p>4 707</text:p>
          </table:table-cell>
          <table:table-cell office:value-type="float" office:value="34">
            <text:p>34</text:p>
          </table:table-cell>
          <table:table-cell office:value-type="string">
            <text:p>Anloy, Libin, Ochamps, Redu, Smuid, Transinne, Villanc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ibramont-Chevign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77,86</text:p>
          </table:table-cell>
          <table:table-cell office:value-type="string">
            <text:p>10 052</text:p>
          </table:table-cell>
          <table:table-cell office:value-type="float" office:value="57">
            <text:p>57</text:p>
          </table:table-cell>
          <table:table-cell office:value-type="string">
            <text:p>Bras, Freux, Libramont, Moircy, Recogne, Remagne, Sainte-Marie-Chevigny, Saint-Pier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iège</text:p>
          </table:table-cell>
          <table:table-cell office:value-type="string">
            <text:p>Luik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69,39</text:p>
          </table:table-cell>
          <table:table-cell office:value-type="string">
            <text:p>190 102</text:p>
          </table:table-cell>
          <table:table-cell office:value-type="string">
            <text:p>2 740</text:p>
          </table:table-cell>
          <table:table-cell office:value-type="string">
            <text:p>Angleur, Bressoux, Chênée, Glain, Grivegnée, Jupille-sur-Meuse, Liège, Rocourt, Wand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ierneux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92,08</text:p>
          </table:table-cell>
          <table:table-cell office:value-type="string">
            <text:p>3 366</text:p>
          </table:table-cell>
          <table:table-cell office:value-type="float" office:value="37">
            <text:p>37</text:p>
          </table:table-cell>
          <table:table-cell office:value-type="string">
            <text:p>Arbrefontaine, Bra, Lierne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imbourg</text:p>
          </table:table-cell>
          <table:table-cell office:value-type="string">
            <text:p>Limburg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24,63</text:p>
          </table:table-cell>
          <table:table-cell office:value-type="string">
            <text:p>5 680</text:p>
          </table:table-cell>
          <table:table-cell office:value-type="float" office:value="231">
            <text:p>231</text:p>
          </table:table-cell>
          <table:table-cell office:value-type="string">
            <text:p>Bilstain, Goé, Limbour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Lincent</text:p>
          </table:table-cell>
          <table:table-cell office:value-type="string">
            <text:p>Lijsem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4,75</text:p>
          </table:table-cell>
          <table:table-cell office:value-type="string">
            <text:p>3 040</text:p>
          </table:table-cell>
          <table:table-cell office:value-type="float" office:value="206">
            <text:p>206</text:p>
          </table:table-cell>
          <table:table-cell office:value-type="string">
            <text:p>Lincent, Pellaines, Racou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obb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2,08</text:p>
          </table:table-cell>
          <table:table-cell office:value-type="string">
            <text:p>5 585</text:p>
          </table:table-cell>
          <table:table-cell office:value-type="float" office:value="174">
            <text:p>174</text:p>
          </table:table-cell>
          <table:table-cell office:value-type="string">
            <text:p>Bienne-lez-Happart, Lobbes, Mont-Sainte-Geneviève, Sars-la-Buissiè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ontze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8,73</text:p>
          </table:table-cell>
          <table:table-cell office:value-type="string">
            <text:p>5 267</text:p>
          </table:table-cell>
          <table:table-cell office:value-type="float" office:value="183">
            <text:p>183</text:p>
          </table:table-cell>
          <table:table-cell office:value-type="string">
            <text:p>Herbesthal, Lontzen, Walhor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a Louvière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64,24</text:p>
          </table:table-cell>
          <table:table-cell office:value-type="string">
            <text:p>77 616</text:p>
          </table:table-cell>
          <table:table-cell office:value-type="string">
            <text:p>1 208</text:p>
          </table:table-cell>
          <table:table-cell office:value-type="string">
            <text:p>Boussoit, Haine-Saint-Paul, Haine-Saint-Pierre, Houdeng-Aimeries, Houdeng-Gœgnies, La Louvière, Maurage, Saint-Vaast, Strépy-Bracquegnies, Trivièr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lmedy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99,96</text:p>
          </table:table-cell>
          <table:table-cell office:value-type="string">
            <text:p>11 943</text:p>
          </table:table-cell>
          <table:table-cell office:value-type="float" office:value="119">
            <text:p>119</text:p>
          </table:table-cell>
          <table:table-cell office:value-type="string">
            <text:p>Bellevaux-Ligneuville, Bévercé, Malmed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nag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9,68</text:p>
          </table:table-cell>
          <table:table-cell office:value-type="string">
            <text:p>22 460</text:p>
          </table:table-cell>
          <table:table-cell office:value-type="string">
            <text:p>1 141</text:p>
          </table:table-cell>
          <table:table-cell office:value-type="string">
            <text:p>Bellecourt, Bois-d'Haine, Fayt-lez-Manage, La Hestre, Mana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nha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19,81</text:p>
          </table:table-cell>
          <table:table-cell office:value-type="string">
            <text:p>3 229</text:p>
          </table:table-cell>
          <table:table-cell office:value-type="float" office:value="27">
            <text:p>27</text:p>
          </table:table-cell>
          <table:table-cell office:value-type="string">
            <text:p>Dochamps, Grandménil, Harre, Malempré, Odeigne, Vaux-Chava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rche-en-Famenne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21,4</text:p>
          </table:table-cell>
          <table:table-cell office:value-type="string">
            <text:p>17 134</text:p>
          </table:table-cell>
          <table:table-cell office:value-type="float" office:value="141">
            <text:p>141</text:p>
          </table:table-cell>
          <table:table-cell office:value-type="string">
            <text:p>Aye, Hargimont, Humain, Marche-en-Famenne, Marloie, On, Roy, Waha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rchi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float" office:value="30">
            <text:p>30</text:p>
          </table:table-cell>
          <table:table-cell office:value-type="string">
            <text:p>5 160</text:p>
          </table:table-cell>
          <table:table-cell office:value-type="float" office:value="172">
            <text:p>172</text:p>
          </table:table-cell>
          <table:table-cell office:value-type="string">
            <text:p>Marchin, Vyle-et-Tharou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artelang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29,67</text:p>
          </table:table-cell>
          <table:table-cell office:value-type="string">
            <text:p>1 566</text:p>
          </table:table-cell>
          <table:table-cell office:value-type="float" office:value="53">
            <text:p>53</text:p>
          </table:table-cell>
          <table:table-cell office:value-type="string">
            <text:p>Martel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eix-devant-Virto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4,2</text:p>
          </table:table-cell>
          <table:table-cell office:value-type="string">
            <text:p>2 724</text:p>
          </table:table-cell>
          <table:table-cell office:value-type="float" office:value="50">
            <text:p>50</text:p>
          </table:table-cell>
          <table:table-cell office:value-type="string">
            <text:p>Gérouville, Meix-devant-Virton, Robelmont, Sommethonne, Villers-la-Lou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erbes-le-Château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0,24</text:p>
          </table:table-cell>
          <table:table-cell office:value-type="string">
            <text:p>4 119</text:p>
          </table:table-cell>
          <table:table-cell office:value-type="float" office:value="136">
            <text:p>136</text:p>
          </table:table-cell>
          <table:table-cell office:value-type="string">
            <text:p>Fontaine-Valmont, Labuissière, Merbes-le-Château, Merbes-Sainte-Mari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essanc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2,43</text:p>
          </table:table-cell>
          <table:table-cell office:value-type="string">
            <text:p>7 620</text:p>
          </table:table-cell>
          <table:table-cell office:value-type="float" office:value="145">
            <text:p>145</text:p>
          </table:table-cell>
          <table:table-cell office:value-type="string">
            <text:p>Habergy, Hondelange, Messancy, Sélange, Wolkr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ettet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16,78</text:p>
          </table:table-cell>
          <table:table-cell office:value-type="string">
            <text:p>12 233</text:p>
          </table:table-cell>
          <table:table-cell office:value-type="float" office:value="105">
            <text:p>105</text:p>
          </table:table-cell>
          <table:table-cell office:value-type="string">
            <text:p>Biesme, Biesmerée, Ermeton-sur-Biert, Furnaux, Graux, Mettet, Oret, Saint-Gérard, Stav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dav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40,37</text:p>
          </table:table-cell>
          <table:table-cell office:value-type="string">
            <text:p>3 753</text:p>
          </table:table-cell>
          <table:table-cell office:value-type="float" office:value="93">
            <text:p>93</text:p>
          </table:table-cell>
          <table:table-cell office:value-type="string">
            <text:p>Modave, Outrelouxhe, Strée, Vierset-Bars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migni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85,58</text:p>
          </table:table-cell>
          <table:table-cell office:value-type="string">
            <text:p>5 156</text:p>
          </table:table-cell>
          <table:table-cell office:value-type="float" office:value="60">
            <text:p>60</text:p>
          </table:table-cell>
          <table:table-cell office:value-type="string">
            <text:p>Beauwelz, Forge-Philippe, Macon, Macquenoise, Momignies, Monceau-Imbrechies, Seloig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Mons</text:p>
          </table:table-cell>
          <table:table-cell office:value-type="string">
            <text:p>Berge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146,56</text:p>
          </table:table-cell>
          <table:table-cell office:value-type="string">
            <text:p>91 152</text:p>
          </table:table-cell>
          <table:table-cell office:value-type="float" office:value="622">
            <text:p>622</text:p>
          </table:table-cell>
          <table:table-cell office:value-type="string">
            <text:p>Ciply, Cuesmes, Flénu, Ghlin, Harmignies, Harveng, Havré, Hyon, Jemappes, Maisières, Mesvin, Mons, Nimy, Nouvelles, Obourg, Saint-Denis, Saint-Symphorien, Spiennes, Villers-Saint-Ghisla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nt-de-l'Enclu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6,93</text:p>
          </table:table-cell>
          <table:table-cell office:value-type="string">
            <text:p>3 429</text:p>
          </table:table-cell>
          <table:table-cell office:value-type="float" office:value="127">
            <text:p>127</text:p>
          </table:table-cell>
          <table:table-cell office:value-type="string">
            <text:p>Amougies, Anserœul, Orroir, Russeig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ntigny-le-Tilleul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5,1</text:p>
          </table:table-cell>
          <table:table-cell office:value-type="string">
            <text:p>10 169</text:p>
          </table:table-cell>
          <table:table-cell office:value-type="float" office:value="673">
            <text:p>673</text:p>
          </table:table-cell>
          <table:table-cell office:value-type="string">
            <text:p>Landelies, Montigny-le-Tilleu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nt-Saint-Guibert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18,63</text:p>
          </table:table-cell>
          <table:table-cell office:value-type="string">
            <text:p>6 637</text:p>
          </table:table-cell>
          <table:table-cell office:value-type="float" office:value="356">
            <text:p>356</text:p>
          </table:table-cell>
          <table:table-cell office:value-type="string">
            <text:p>Corbais, Hévillers, Mont-Saint-Guibe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orlanwelz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0,26</text:p>
          </table:table-cell>
          <table:table-cell office:value-type="string">
            <text:p>18 813</text:p>
          </table:table-cell>
          <table:table-cell office:value-type="float" office:value="929">
            <text:p>929</text:p>
          </table:table-cell>
          <table:table-cell office:value-type="string">
            <text:p>Carnières, Mont-Sainte-Aldegonde, Morlanwelz-Marie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Mouscron</text:p>
          </table:table-cell>
          <table:table-cell office:value-type="string">
            <text:p>Moeskroe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40,08</text:p>
          </table:table-cell>
          <table:table-cell office:value-type="string">
            <text:p>53 760</text:p>
          </table:table-cell>
          <table:table-cell office:value-type="string">
            <text:p>1 341</text:p>
          </table:table-cell>
          <table:table-cell office:value-type="string">
            <text:p>Dottignies, Herseaux, Luingne, Mouscr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Musso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34,81</text:p>
          </table:table-cell>
          <table:table-cell office:value-type="string">
            <text:p>4 296</text:p>
          </table:table-cell>
          <table:table-cell office:value-type="float" office:value="123">
            <text:p>123</text:p>
          </table:table-cell>
          <table:table-cell office:value-type="string">
            <text:p>Musson, Mussy-la-Ville, Signeul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Namur</text:p>
          </table:table-cell>
          <table:table-cell office:value-type="string">
            <text:p>Namen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75,69</text:p>
          </table:table-cell>
          <table:table-cell office:value-type="string">
            <text:p>107 939</text:p>
          </table:table-cell>
          <table:table-cell office:value-type="float" office:value="614">
            <text:p>614</text:p>
          </table:table-cell>
          <table:table-cell office:value-type="string">
            <text:p>Beez, Belgrade, Boninne, Bouge, Champion, Cognelée, Daussoulx, Dave, Erpent, Flawinne, Gelbressée, Jambes, Lives, Loyers, Malonne, Marche-les-Dames, Namur, Naninne, Saint-Marc, Saint-Servais, Suarlée, Temploux, Vedrin, Wépion, Wierd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Nandri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5,9</text:p>
          </table:table-cell>
          <table:table-cell office:value-type="string">
            <text:p>5 688</text:p>
          </table:table-cell>
          <table:table-cell office:value-type="float" office:value="158">
            <text:p>158</text:p>
          </table:table-cell>
          <table:table-cell office:value-type="string">
            <text:p>Nandrin, Saint-Séverin, Villers-le-Temple, Yernée-Fraine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Nassogn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11,96</text:p>
          </table:table-cell>
          <table:table-cell office:value-type="string">
            <text:p>5 093</text:p>
          </table:table-cell>
          <table:table-cell office:value-type="float" office:value="45">
            <text:p>45</text:p>
          </table:table-cell>
          <table:table-cell office:value-type="string">
            <text:p>Ambly, Bande, Forrières, Grune, Harsin, Lesterny, Masbourg, Nassog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Neufchâteau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13,79</text:p>
          </table:table-cell>
          <table:table-cell office:value-type="string">
            <text:p>6 700</text:p>
          </table:table-cell>
          <table:table-cell office:value-type="float" office:value="59">
            <text:p>59</text:p>
          </table:table-cell>
          <table:table-cell office:value-type="string">
            <text:p>Grandvoir, Grapfontaine, Hamipré, Longlier, Neufchâteau, Tourna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Neupré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1,69</text:p>
          </table:table-cell>
          <table:table-cell office:value-type="string">
            <text:p>9 685</text:p>
          </table:table-cell>
          <table:table-cell office:value-type="float" office:value="306">
            <text:p>306</text:p>
          </table:table-cell>
          <table:table-cell office:value-type="string">
            <text:p>Éhein, Neuville-en-Condroz, Plainevaux, Rotheux-Rimiè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Nivelles</text:p>
          </table:table-cell>
          <table:table-cell office:value-type="string">
            <text:p>Nijvel</text:p>
          </table:table-cell>
          <table:table-cell office:value-type="string">
            <text:p>Ville</text:p>
          </table:table-cell>
          <table:table-cell office:value-type="string">
            <text:p>Brabant wallon</text:p>
          </table:table-cell>
          <table:table-cell office:value-type="string">
            <text:p>60,6</text:p>
          </table:table-cell>
          <table:table-cell office:value-type="string">
            <text:p>25 035</text:p>
          </table:table-cell>
          <table:table-cell office:value-type="float" office:value="413">
            <text:p>413</text:p>
          </table:table-cell>
          <table:table-cell office:value-type="string">
            <text:p>Baulers, Bornival, Monstreux, Nivelles, Thin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hey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56,62</text:p>
          </table:table-cell>
          <table:table-cell office:value-type="string">
            <text:p>4 697</text:p>
          </table:table-cell>
          <table:table-cell office:value-type="float" office:value="83">
            <text:p>83</text:p>
          </table:table-cell>
          <table:table-cell office:value-type="string">
            <text:p>Évelette, Goesnes, Haillot, Jallet, Ohey, Perwez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l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5,99</text:p>
          </table:table-cell>
          <table:table-cell office:value-type="string">
            <text:p>3 782</text:p>
          </table:table-cell>
          <table:table-cell office:value-type="float" office:value="237">
            <text:p>237</text:p>
          </table:table-cell>
          <table:table-cell office:value-type="string">
            <text:p>Ol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nhay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65,53</text:p>
          </table:table-cell>
          <table:table-cell office:value-type="string">
            <text:p>3 139</text:p>
          </table:table-cell>
          <table:table-cell office:value-type="float" office:value="48">
            <text:p>48</text:p>
          </table:table-cell>
          <table:table-cell office:value-type="string">
            <text:p>Anthée, Falaën, Gerin, Onhaye, Serville, Sommière, Weill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Oreye</text:p>
          </table:table-cell>
          <table:table-cell office:value-type="string">
            <text:p>Oerl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9,64</text:p>
          </table:table-cell>
          <table:table-cell office:value-type="string">
            <text:p>3 549</text:p>
          </table:table-cell>
          <table:table-cell office:value-type="float" office:value="181">
            <text:p>181</text:p>
          </table:table-cell>
          <table:table-cell office:value-type="string">
            <text:p>Bergilers, Grandville, Lens-sur-Geer, Oreye, Otrang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rp-Jauch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50,5</text:p>
          </table:table-cell>
          <table:table-cell office:value-type="string">
            <text:p>8 054</text:p>
          </table:table-cell>
          <table:table-cell office:value-type="float" office:value="159">
            <text:p>159</text:p>
          </table:table-cell>
          <table:table-cell office:value-type="string">
            <text:p>Énines, Folx-les-Caves, Jandrain-Jandrenouille, Jauche, Marilles, Noduwez, Orp-le-Grand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ttignies-Louvain-la-Neuve</text:p>
          </table:table-cell>
          <table:table-cell office:value-type="string">
            <text:p>Ville</text:p>
          </table:table-cell>
          <table:table-cell office:value-type="string">
            <text:p>Brabant wallon</text:p>
          </table:table-cell>
          <table:table-cell office:value-type="string">
            <text:p>29,43</text:p>
          </table:table-cell>
          <table:table-cell office:value-type="string">
            <text:p>30 283</text:p>
          </table:table-cell>
          <table:table-cell office:value-type="string">
            <text:p>1 029</text:p>
          </table:table-cell>
          <table:table-cell office:value-type="string">
            <text:p>Céroux-Mousty, Limelette, Louvain-la-Neuve, Ottig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uffe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40,22</text:p>
          </table:table-cell>
          <table:table-cell office:value-type="string">
            <text:p>2 613</text:p>
          </table:table-cell>
          <table:table-cell office:value-type="float" office:value="65">
            <text:p>65</text:p>
          </table:table-cell>
          <table:table-cell office:value-type="string">
            <text:p>Ellemelle, Ouffet, Warz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Oupey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6,11</text:p>
          </table:table-cell>
          <table:table-cell office:value-type="string">
            <text:p>23 669</text:p>
          </table:table-cell>
          <table:table-cell office:value-type="float" office:value="655">
            <text:p>655</text:p>
          </table:table-cell>
          <table:table-cell office:value-type="string">
            <text:p>Haccourt, Hermalle-sous-Argenteau, Hermée, Heure-le-Romain, Houtain-Saint-Siméon, Oupeye, Vivegn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aliseul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12,96</text:p>
          </table:table-cell>
          <table:table-cell office:value-type="string">
            <text:p>5 089</text:p>
          </table:table-cell>
          <table:table-cell office:value-type="float" office:value="45">
            <text:p>45</text:p>
          </table:table-cell>
          <table:table-cell office:value-type="string">
            <text:p>Carlsbourg, Fays-les-Veneurs, Framont, Maissin, Nollevaux, Offagne, Opont, Paliseu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ecq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32,91</text:p>
          </table:table-cell>
          <table:table-cell office:value-type="string">
            <text:p>5 340</text:p>
          </table:table-cell>
          <table:table-cell office:value-type="float" office:value="162">
            <text:p>162</text:p>
          </table:table-cell>
          <table:table-cell office:value-type="string">
            <text:p>Esquelmes, Hérinnes, Obigies, Pecq, Warcoin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epinster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4,79</text:p>
          </table:table-cell>
          <table:table-cell office:value-type="string">
            <text:p>9 574</text:p>
          </table:table-cell>
          <table:table-cell office:value-type="float" office:value="386">
            <text:p>386</text:p>
          </table:table-cell>
          <table:table-cell office:value-type="string">
            <text:p>Cornesse, Pepinster, Soiron, Wegnez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éruwelz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60,56</text:p>
          </table:table-cell>
          <table:table-cell office:value-type="string">
            <text:p>16 941</text:p>
          </table:table-cell>
          <table:table-cell office:value-type="float" office:value="280">
            <text:p>280</text:p>
          </table:table-cell>
          <table:table-cell office:value-type="string">
            <text:p>Baugnies, Bon-Secours, Braffe, Brasménil, Bury, Callenelle, Péruwelz, Roucourt, Wasmes-Audemez-Briffœil, Wier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Perwez</text:p>
          </table:table-cell>
          <table:table-cell office:value-type="string">
            <text:p>Perwijs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50,81</text:p>
          </table:table-cell>
          <table:table-cell office:value-type="string">
            <text:p>7 773</text:p>
          </table:table-cell>
          <table:table-cell office:value-type="float" office:value="153">
            <text:p>153</text:p>
          </table:table-cell>
          <table:table-cell office:value-type="string">
            <text:p>Malèves-Sainte-Marie-Wastines, Orbais, Perwez, Thorembais-les-Béguines, Thorembais-Saint-Trond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hilippeville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56,71</text:p>
          </table:table-cell>
          <table:table-cell office:value-type="string">
            <text:p>8 627</text:p>
          </table:table-cell>
          <table:table-cell office:value-type="float" office:value="55">
            <text:p>55</text:p>
          </table:table-cell>
          <table:table-cell office:value-type="string">
            <text:p>Fagnolle, Franchimont, Jamagne, Jamiolle, Merlemont, Neuville, Omezée, Philippeville, Roly, Romedenne, Samart, Sart-en-Fagne, Sautour, Surice, Villers-en-Fagne, Villers-le-Gambon, Vodec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Plombières</text:p>
          </table:table-cell>
          <table:table-cell office:value-type="string">
            <text:p>Blieberg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53,17</text:p>
          </table:table-cell>
          <table:table-cell office:value-type="string">
            <text:p>9 781</text:p>
          </table:table-cell>
          <table:table-cell office:value-type="float" office:value="184">
            <text:p>184</text:p>
          </table:table-cell>
          <table:table-cell office:value-type="string">
            <text:p>Gemmenich, Hombourg, Montzen, Moresnet, Sippenaek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ont-à-Cell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55,73</text:p>
          </table:table-cell>
          <table:table-cell office:value-type="string">
            <text:p>16 467</text:p>
          </table:table-cell>
          <table:table-cell office:value-type="float" office:value="295">
            <text:p>295</text:p>
          </table:table-cell>
          <table:table-cell office:value-type="string">
            <text:p>Buzet, Liberchies, Luttre, Obaix, Pont-à-Celles, Thiméon, Viesv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Profondevill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50,34</text:p>
          </table:table-cell>
          <table:table-cell office:value-type="string">
            <text:p>11 501</text:p>
          </table:table-cell>
          <table:table-cell office:value-type="float" office:value="228">
            <text:p>228</text:p>
          </table:table-cell>
          <table:table-cell office:value-type="string">
            <text:p>Arbre, Bois-de-Villers, Lesve, Lustin, Profondeville, Riviè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Quaregnon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11,08</text:p>
          </table:table-cell>
          <table:table-cell office:value-type="string">
            <text:p>18 789</text:p>
          </table:table-cell>
          <table:table-cell office:value-type="string">
            <text:p>1 696</text:p>
          </table:table-cell>
          <table:table-cell office:value-type="string">
            <text:p>Quaregnon, Wasmue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Quévy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65,16</text:p>
          </table:table-cell>
          <table:table-cell office:value-type="string">
            <text:p>7 734</text:p>
          </table:table-cell>
          <table:table-cell office:value-type="float" office:value="119">
            <text:p>119</text:p>
          </table:table-cell>
          <table:table-cell office:value-type="string">
            <text:p>Asquillies, Aulnois, Blaregnies, Bougnies, Genly, Givry, Gœgnies-Chaussée, Havay, Quévy-le-Grand, Quévy-le-Peti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Quiévrain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1,22</text:p>
          </table:table-cell>
          <table:table-cell office:value-type="string">
            <text:p>6 569</text:p>
          </table:table-cell>
          <table:table-cell office:value-type="float" office:value="310">
            <text:p>310</text:p>
          </table:table-cell>
          <table:table-cell office:value-type="string">
            <text:p>Audregnies, Baisieux, Quiévra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aeren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74,21</text:p>
          </table:table-cell>
          <table:table-cell office:value-type="string">
            <text:p>10 312</text:p>
          </table:table-cell>
          <table:table-cell office:value-type="float" office:value="139">
            <text:p>139</text:p>
          </table:table-cell>
          <table:table-cell office:value-type="string">
            <text:p>Eynatten, Hauset, Raere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amillies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48,68</text:p>
          </table:table-cell>
          <table:table-cell office:value-type="string">
            <text:p>5 945</text:p>
          </table:table-cell>
          <table:table-cell office:value-type="float" office:value="122">
            <text:p>122</text:p>
          </table:table-cell>
          <table:table-cell office:value-type="string">
            <text:p>Autre-Église, Bomal, Geest-Gérompont-Petit-Rosière, Gérompont, Grand-Rosière-Hottomont, Huppaye, Mont-Saint-André, Ramillies-Offu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ebecq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9,08</text:p>
          </table:table-cell>
          <table:table-cell office:value-type="string">
            <text:p>10 237</text:p>
          </table:table-cell>
          <table:table-cell office:value-type="float" office:value="262">
            <text:p>262</text:p>
          </table:table-cell>
          <table:table-cell office:value-type="string">
            <text:p>Bierghes, Quenast, Rebecq-Rogn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emicour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2,58</text:p>
          </table:table-cell>
          <table:table-cell office:value-type="string">
            <text:p>5 191</text:p>
          </table:table-cell>
          <table:table-cell office:value-type="float" office:value="230">
            <text:p>230</text:p>
          </table:table-cell>
          <table:table-cell office:value-type="string">
            <text:p>Hodeige, Lamine, Momalle, Pousset, Remicou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endeux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68,83</text:p>
          </table:table-cell>
          <table:table-cell office:value-type="string">
            <text:p>2 358</text:p>
          </table:table-cell>
          <table:table-cell office:value-type="float" office:value="34">
            <text:p>34</text:p>
          </table:table-cell>
          <table:table-cell office:value-type="string">
            <text:p>Beffe, Hodister, Marcourt, Rende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ixensart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17,54</text:p>
          </table:table-cell>
          <table:table-cell office:value-type="string">
            <text:p>21 571</text:p>
          </table:table-cell>
          <table:table-cell office:value-type="string">
            <text:p>1 230</text:p>
          </table:table-cell>
          <table:table-cell office:value-type="string">
            <text:p>Genval, Rixensart, Rosièr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a Roche-en-Ardenne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47,52</text:p>
          </table:table-cell>
          <table:table-cell office:value-type="string">
            <text:p>4 351</text:p>
          </table:table-cell>
          <table:table-cell office:value-type="float" office:value="29">
            <text:p>29</text:p>
          </table:table-cell>
          <table:table-cell office:value-type="string">
            <text:p>Beausaint, Halleux, Hives, La Roche-en-Ardenne, Ortho, Samr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ochefort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65,27</text:p>
          </table:table-cell>
          <table:table-cell office:value-type="string">
            <text:p>12 097</text:p>
          </table:table-cell>
          <table:table-cell office:value-type="float" office:value="73">
            <text:p>73</text:p>
          </table:table-cell>
          <table:table-cell office:value-type="string">
            <text:p>Ave-et-Auffe, Buissonville, Éprave, Han-sur-Lesse, Jemelle, Lavaux-Sainte-Anne, Lessive, Mont-Gauthier, Rochefort, Villers-sur-Lesse, Wavre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Le Rœulx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42,8</text:p>
          </table:table-cell>
          <table:table-cell office:value-type="string">
            <text:p>8 019</text:p>
          </table:table-cell>
          <table:table-cell office:value-type="float" office:value="187">
            <text:p>187</text:p>
          </table:table-cell>
          <table:table-cell office:value-type="string">
            <text:p>Gottignies, Le Rœulx, Mignault, Thieu, Ville-sur-Hai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ouvro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27,68</text:p>
          </table:table-cell>
          <table:table-cell office:value-type="string">
            <text:p>2 067</text:p>
          </table:table-cell>
          <table:table-cell office:value-type="float" office:value="75">
            <text:p>75</text:p>
          </table:table-cell>
          <table:table-cell office:value-type="string">
            <text:p>Couvreux, Dampicourt, Harnoncourt, Lamorteau, Montquintin, Torgn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Rumes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23,72</text:p>
          </table:table-cell>
          <table:table-cell office:value-type="string">
            <text:p>5 066</text:p>
          </table:table-cell>
          <table:table-cell office:value-type="float" office:value="214">
            <text:p>214</text:p>
          </table:table-cell>
          <table:table-cell office:value-type="string">
            <text:p>La Glanerie, Rumes, Taintign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e-Od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97,87</text:p>
          </table:table-cell>
          <table:table-cell office:value-type="string">
            <text:p>2 345</text:p>
          </table:table-cell>
          <table:table-cell office:value-type="float" office:value="24">
            <text:p>24</text:p>
          </table:table-cell>
          <table:table-cell office:value-type="string">
            <text:p>Amberloup, Lavacherie, Tille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-Georges-sur-Meus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0,9</text:p>
          </table:table-cell>
          <table:table-cell office:value-type="string">
            <text:p>6 571</text:p>
          </table:table-cell>
          <table:table-cell office:value-type="float" office:value="314">
            <text:p>314</text:p>
          </table:table-cell>
          <table:table-cell office:value-type="string">
            <text:p>Saint-Georges-sur-Meus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-Ghislai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70,18</text:p>
          </table:table-cell>
          <table:table-cell office:value-type="string">
            <text:p>22 708</text:p>
          </table:table-cell>
          <table:table-cell office:value-type="float" office:value="324">
            <text:p>324</text:p>
          </table:table-cell>
          <table:table-cell office:value-type="string">
            <text:p>Baudour, Hautrage, Neufmaison, Saint-Ghislain, Sirault, Tertre, Villero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-Hubert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111,16</text:p>
          </table:table-cell>
          <table:table-cell office:value-type="string">
            <text:p>5 811</text:p>
          </table:table-cell>
          <table:table-cell office:value-type="float" office:value="52">
            <text:p>52</text:p>
          </table:table-cell>
          <table:table-cell office:value-type="string">
            <text:p>Arville, Awenne, Hatrival, Mirwart, Saint-Hubert, Vesquev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-Léger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35,86</text:p>
          </table:table-cell>
          <table:table-cell office:value-type="string">
            <text:p>3 200</text:p>
          </table:table-cell>
          <table:table-cell office:value-type="float" office:value="89">
            <text:p>89</text:p>
          </table:table-cell>
          <table:table-cell office:value-type="string">
            <text:p>Châtillon, Meix-le-Tige, Saint-Lége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int-Nicola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6,84</text:p>
          </table:table-cell>
          <table:table-cell office:value-type="string">
            <text:p>22 600</text:p>
          </table:table-cell>
          <table:table-cell office:value-type="string">
            <text:p>3 304</text:p>
          </table:table-cell>
          <table:table-cell office:value-type="string">
            <text:p>Montegnée, Saint-Nicolas, Tilleu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Saint-Vith</text:p>
          </table:table-cell>
          <table:table-cell office:value-type="string">
            <text:p>Sankt Vith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146,93</text:p>
          </table:table-cell>
          <table:table-cell office:value-type="string">
            <text:p>9 242</text:p>
          </table:table-cell>
          <table:table-cell office:value-type="float" office:value="63">
            <text:p>63</text:p>
          </table:table-cell>
          <table:table-cell office:value-type="string">
            <text:p>Crombach, Lommersweiler, Recht, Sankt Vith (Saint-Vith), Schönber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ambrevill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34,2</text:p>
          </table:table-cell>
          <table:table-cell office:value-type="string">
            <text:p>27 170</text:p>
          </table:table-cell>
          <table:table-cell office:value-type="float" office:value="794">
            <text:p>794</text:p>
          </table:table-cell>
          <table:table-cell office:value-type="string">
            <text:p>Arsimont, Auvelais, Falisolle, Keumiée, Moignelée, Tamines, Velai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eneff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62,77</text:p>
          </table:table-cell>
          <table:table-cell office:value-type="string">
            <text:p>10 729</text:p>
          </table:table-cell>
          <table:table-cell office:value-type="float" office:value="171">
            <text:p>171</text:p>
          </table:table-cell>
          <table:table-cell office:value-type="string">
            <text:p>Arquennes, Familleureux, Feluy, Petit-Rœulx-lez-Nivelles, Seneff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eraing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35,34</text:p>
          </table:table-cell>
          <table:table-cell office:value-type="string">
            <text:p>61 657</text:p>
          </table:table-cell>
          <table:table-cell office:value-type="string">
            <text:p>1 745</text:p>
          </table:table-cell>
          <table:table-cell office:value-type="string">
            <text:p>Boncelles, Jemeppe, Ougrée, Seraing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Silly</text:p>
          </table:table-cell>
          <table:table-cell office:value-type="string">
            <text:p>Opzullik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67,68</text:p>
          </table:table-cell>
          <table:table-cell office:value-type="string">
            <text:p>8 013</text:p>
          </table:table-cell>
          <table:table-cell office:value-type="float" office:value="118">
            <text:p>118</text:p>
          </table:table-cell>
          <table:table-cell office:value-type="string">
            <text:p>Bassilly, Fouleng, Gondregnies, Graty, Hellebecq, Hoves, Silly, Thoricour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ivry-Rance</text:p>
          </table:table-cell>
          <table:table-cell office:value-type="string">
            <text:p>Commune</text:p>
          </table:table-cell>
          <table:table-cell office:value-type="string">
            <text:p>Hainaut</text:p>
          </table:table-cell>
          <table:table-cell office:value-type="string">
            <text:p>72,97</text:p>
          </table:table-cell>
          <table:table-cell office:value-type="string">
            <text:p>4 703</text:p>
          </table:table-cell>
          <table:table-cell office:value-type="float" office:value="64">
            <text:p>64</text:p>
          </table:table-cell>
          <table:table-cell office:value-type="string">
            <text:p>Grandrieu, Montbliart, Rance, Sautin, Sivry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Soignies</text:p>
          </table:table-cell>
          <table:table-cell office:value-type="string">
            <text:p>Zinnik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110,3</text:p>
          </table:table-cell>
          <table:table-cell office:value-type="string">
            <text:p>25 871</text:p>
          </table:table-cell>
          <table:table-cell office:value-type="float" office:value="235">
            <text:p>235</text:p>
          </table:table-cell>
          <table:table-cell office:value-type="string">
            <text:p>Casteau, Chaussée-Notre-Dame-Louvignies, Horrues, Naast, Neufvilles, Soignies, Thieusi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ombreff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35,78</text:p>
          </table:table-cell>
          <table:table-cell office:value-type="string">
            <text:p>7 801</text:p>
          </table:table-cell>
          <table:table-cell office:value-type="float" office:value="218">
            <text:p>218</text:p>
          </table:table-cell>
          <table:table-cell office:value-type="string">
            <text:p>Boignée, Ligny, Sombreffe, Tongri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omme-Leuze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95,09</text:p>
          </table:table-cell>
          <table:table-cell office:value-type="string">
            <text:p>4 750</text:p>
          </table:table-cell>
          <table:table-cell office:value-type="float" office:value="50">
            <text:p>50</text:p>
          </table:table-cell>
          <table:table-cell office:value-type="string">
            <text:p>Baillonville, Bonsin, Heure, Hogne, Nettinne, Noiseux, Sinsin, Somme-Leuze, Waille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oumag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7,14</text:p>
          </table:table-cell>
          <table:table-cell office:value-type="string">
            <text:p>15 747</text:p>
          </table:table-cell>
          <table:table-cell office:value-type="float" office:value="580">
            <text:p>580</text:p>
          </table:table-cell>
          <table:table-cell office:value-type="string">
            <text:p>Ayeneux, Cerexhe-Heuseux, Évegnée, Mélen, Micheroux, Soumagne, Tign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pa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9,85</text:p>
          </table:table-cell>
          <table:table-cell office:value-type="string">
            <text:p>10 549</text:p>
          </table:table-cell>
          <table:table-cell office:value-type="float" office:value="265">
            <text:p>265</text:p>
          </table:table-cell>
          <table:table-cell office:value-type="string">
            <text:p>Spa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primon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74,28</text:p>
          </table:table-cell>
          <table:table-cell office:value-type="string">
            <text:p>13 211</text:p>
          </table:table-cell>
          <table:table-cell office:value-type="float" office:value="178">
            <text:p>178</text:p>
          </table:table-cell>
          <table:table-cell office:value-type="string">
            <text:p>Dolembreux, Gomzé-Andoumont, Louveigné, Rouvreux, Spri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tavelot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85,07</text:p>
          </table:table-cell>
          <table:table-cell office:value-type="string">
            <text:p>6 705</text:p>
          </table:table-cell>
          <table:table-cell office:value-type="float" office:value="79">
            <text:p>79</text:p>
          </table:table-cell>
          <table:table-cell office:value-type="string">
            <text:p>Francorchamps, Stavelo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Stoumon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108,45</text:p>
          </table:table-cell>
          <table:table-cell office:value-type="string">
            <text:p>2 996</text:p>
          </table:table-cell>
          <table:table-cell office:value-type="float" office:value="28">
            <text:p>28</text:p>
          </table:table-cell>
          <table:table-cell office:value-type="string">
            <text:p>Chevron, La Gleize, Lorcé, Rahier, Stoumo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elli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56,64</text:p>
          </table:table-cell>
          <table:table-cell office:value-type="string">
            <text:p>2 399</text:p>
          </table:table-cell>
          <table:table-cell office:value-type="float" office:value="42">
            <text:p>42</text:p>
          </table:table-cell>
          <table:table-cell office:value-type="string">
            <text:p>Bure, Grupont, Resteigne, Tell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ennevill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91,81</text:p>
          </table:table-cell>
          <table:table-cell office:value-type="string">
            <text:p>2 610</text:p>
          </table:table-cell>
          <table:table-cell office:value-type="float" office:value="28">
            <text:p>28</text:p>
          </table:table-cell>
          <table:table-cell office:value-type="string">
            <text:p>Champlon, Erneuville, Tennev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heux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83,36</text:p>
          </table:table-cell>
          <table:table-cell office:value-type="string">
            <text:p>11 763</text:p>
          </table:table-cell>
          <table:table-cell office:value-type="float" office:value="141">
            <text:p>141</text:p>
          </table:table-cell>
          <table:table-cell office:value-type="string">
            <text:p>La Reid, Polleur, The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himister-Clermon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8,69</text:p>
          </table:table-cell>
          <table:table-cell office:value-type="string">
            <text:p>5 430</text:p>
          </table:table-cell>
          <table:table-cell office:value-type="float" office:value="189">
            <text:p>189</text:p>
          </table:table-cell>
          <table:table-cell office:value-type="string">
            <text:p>Clermont, Thimister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huin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76,17</text:p>
          </table:table-cell>
          <table:table-cell office:value-type="string">
            <text:p>14 675</text:p>
          </table:table-cell>
          <table:table-cell office:value-type="float" office:value="193">
            <text:p>193</text:p>
          </table:table-cell>
          <table:table-cell office:value-type="string">
            <text:p>Biercée, Biesme-sous-Thuin, Donstiennes, Gozée, Leers-et-Fosteau, Ragnies, Thuillies, Thu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inlo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7,12</text:p>
          </table:table-cell>
          <table:table-cell office:value-type="string">
            <text:p>2 436</text:p>
          </table:table-cell>
          <table:table-cell office:value-type="float" office:value="66">
            <text:p>66</text:p>
          </table:table-cell>
          <table:table-cell office:value-type="string">
            <text:p>Abée, Fraiture, Ramelot, Scry, Seny, Soheit-Tinlo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intigny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81,79</text:p>
          </table:table-cell>
          <table:table-cell office:value-type="string">
            <text:p>3 778</text:p>
          </table:table-cell>
          <table:table-cell office:value-type="float" office:value="46">
            <text:p>46</text:p>
          </table:table-cell>
          <table:table-cell office:value-type="string">
            <text:p>Bellefontaine, Rossignol, Saint-Vincen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Tournai</text:p>
          </table:table-cell>
          <table:table-cell office:value-type="string">
            <text:p>Doornik</text:p>
          </table:table-cell>
          <table:table-cell office:value-type="string">
            <text:p>Ville</text:p>
          </table:table-cell>
          <table:table-cell office:value-type="string">
            <text:p>Hainaut</text:p>
          </table:table-cell>
          <table:table-cell office:value-type="string">
            <text:p>213,75</text:p>
          </table:table-cell>
          <table:table-cell office:value-type="string">
            <text:p>68 193</text:p>
          </table:table-cell>
          <table:table-cell office:value-type="float" office:value="319">
            <text:p>319</text:p>
          </table:table-cell>
          <table:table-cell office:value-type="string">
            <text:p>Barry, Beclers, Blandain, Chercq, Ere, Esplechin, Froidmont, Froyennes, Gaurain-Ramecroix, Havinnes, Hertain, Kain, Lamain, Marquain, Maulde, Melles, Mont-Saint-Aubert, Mourcourt, Orcq, Quartes, Ramegnies-Chin, Rumillies, Saint-Maur, Templeuve, Thimougies, Tournai, Vaulx, Vezon, Warchin, Willemeau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rois-Pont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68,9</text:p>
          </table:table-cell>
          <table:table-cell office:value-type="string">
            <text:p>2 529</text:p>
          </table:table-cell>
          <table:table-cell office:value-type="float" office:value="37">
            <text:p>37</text:p>
          </table:table-cell>
          <table:table-cell office:value-type="string">
            <text:p>Basse-Bodeux, Fosse, Wan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Trooz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4,2</text:p>
          </table:table-cell>
          <table:table-cell office:value-type="string">
            <text:p>7 731</text:p>
          </table:table-cell>
          <table:table-cell office:value-type="float" office:value="319">
            <text:p>319</text:p>
          </table:table-cell>
          <table:table-cell office:value-type="string">
            <text:p>Forêt, Fraipont, Nessonvaux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Tubize</text:p>
          </table:table-cell>
          <table:table-cell office:value-type="string">
            <text:p>Tubek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2,66</text:p>
          </table:table-cell>
          <table:table-cell office:value-type="string">
            <text:p>22 945</text:p>
          </table:table-cell>
          <table:table-cell office:value-type="float" office:value="703">
            <text:p>703</text:p>
          </table:table-cell>
          <table:table-cell office:value-type="string">
            <text:p>Clabecq, Oisquercq, Saintes, Tubiz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aux-sur-Sûre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35,87</text:p>
          </table:table-cell>
          <table:table-cell office:value-type="string">
            <text:p>4 876</text:p>
          </table:table-cell>
          <table:table-cell office:value-type="float" office:value="36">
            <text:p>36</text:p>
          </table:table-cell>
          <table:table-cell office:value-type="string">
            <text:p>Hompré, Juseret, Morhet, Nives, Sibret, Vaux-lez-Rosières, Vaux-sur-Sû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erlain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4,21</text:p>
          </table:table-cell>
          <table:table-cell office:value-type="string">
            <text:p>3 690</text:p>
          </table:table-cell>
          <table:table-cell office:value-type="float" office:value="152">
            <text:p>152</text:p>
          </table:table-cell>
          <table:table-cell office:value-type="string">
            <text:p>Bodegnée, Chapon-Seraing, Seraing-le-Château, Verlain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erviers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33,07</text:p>
          </table:table-cell>
          <table:table-cell office:value-type="string">
            <text:p>54 519</text:p>
          </table:table-cell>
          <table:table-cell office:value-type="string">
            <text:p>1 649</text:p>
          </table:table-cell>
          <table:table-cell office:value-type="string">
            <text:p>Ensival, Heusy, Lambermont, Petit-Rechain, Polleur, Stembert, Vervier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ielsalm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139,76</text:p>
          </table:table-cell>
          <table:table-cell office:value-type="string">
            <text:p>7 405</text:p>
          </table:table-cell>
          <table:table-cell office:value-type="float" office:value="53">
            <text:p>53</text:p>
          </table:table-cell>
          <table:table-cell office:value-type="string">
            <text:p>Bihain, Grand-Halleux, Petit-Thier, Vielsalm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illers-le-Bouille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32,71</text:p>
          </table:table-cell>
          <table:table-cell office:value-type="string">
            <text:p>6 175</text:p>
          </table:table-cell>
          <table:table-cell office:value-type="float" office:value="189">
            <text:p>189</text:p>
          </table:table-cell>
          <table:table-cell office:value-type="string">
            <text:p>Fize-Fontaine, Vaux-et-Borset, Vieux-Waleffe, Villers-le-Bouillet, Warnant-Drey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illers-la-Ville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47,45</text:p>
          </table:table-cell>
          <table:table-cell office:value-type="string">
            <text:p>9 853</text:p>
          </table:table-cell>
          <table:table-cell office:value-type="float" office:value="208">
            <text:p>208</text:p>
          </table:table-cell>
          <table:table-cell office:value-type="string">
            <text:p>Marbais, Mellery, Sart-Dames-Avelines, Tilly, Villers-la-Vill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iroinval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20,9</text:p>
          </table:table-cell>
          <table:table-cell office:value-type="string">
            <text:p>5 739</text:p>
          </table:table-cell>
          <table:table-cell office:value-type="float" office:value="47">
            <text:p>47</text:p>
          </table:table-cell>
          <table:table-cell office:value-type="string">
            <text:p>Dourbes, Le Mesnil, Mazée, Nismes, Oignies-en-Thiérache, Olloy-sur-Viroin, Treignes, Vierves-sur-Viro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irton</text:p>
          </table:table-cell>
          <table:table-cell office:value-type="string">
            <text:p>Ville</text:p>
          </table:table-cell>
          <table:table-cell office:value-type="string">
            <text:p>Luxembourg</text:p>
          </table:table-cell>
          <table:table-cell office:value-type="string">
            <text:p>94,49</text:p>
          </table:table-cell>
          <table:table-cell office:value-type="string">
            <text:p>11 233</text:p>
          </table:table-cell>
          <table:table-cell office:value-type="float" office:value="119">
            <text:p>119</text:p>
          </table:table-cell>
          <table:table-cell office:value-type="string">
            <text:p>Bleid, Èthe, Latour, Ruette, Saint-Mard, Virto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Visé</text:p>
          </table:table-cell>
          <table:table-cell office:value-type="string">
            <text:p>Wezet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27,99</text:p>
          </table:table-cell>
          <table:table-cell office:value-type="string">
            <text:p>16 903</text:p>
          </table:table-cell>
          <table:table-cell office:value-type="float" office:value="604">
            <text:p>604</text:p>
          </table:table-cell>
          <table:table-cell office:value-type="string">
            <text:p>Argenteau, Cheratte, Lanaye, Lixhe, Richelle, Visé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Vresse-sur-Semois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101,04</text:p>
          </table:table-cell>
          <table:table-cell office:value-type="string">
            <text:p>2 801</text:p>
          </table:table-cell>
          <table:table-cell office:value-type="float" office:value="28">
            <text:p>28</text:p>
          </table:table-cell>
          <table:table-cell office:value-type="string">
            <text:p>Alle, Bagimont, Bohan, Chairière, Laforêt, Membre, Mouzaive, Nafraiture, Orchimont, Pussemange, Sugny, Vresse-sur-Semoi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Waimes</text:p>
          </table:table-cell>
          <table:table-cell office:value-type="string">
            <text:p>Weism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96,93</text:p>
          </table:table-cell>
          <table:table-cell office:value-type="string">
            <text:p>6 816</text:p>
          </table:table-cell>
          <table:table-cell office:value-type="float" office:value="70">
            <text:p>70</text:p>
          </table:table-cell>
          <table:table-cell office:value-type="string">
            <text:p>Faymonville, Robertville, Waim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alcourt</text:p>
          </table:table-cell>
          <table:table-cell office:value-type="string">
            <text:p>Ville</text:p>
          </table:table-cell>
          <table:table-cell office:value-type="string">
            <text:p>Namur</text:p>
          </table:table-cell>
          <table:table-cell office:value-type="string">
            <text:p>123,18</text:p>
          </table:table-cell>
          <table:table-cell office:value-type="string">
            <text:p>17 805</text:p>
          </table:table-cell>
          <table:table-cell office:value-type="float" office:value="145">
            <text:p>145</text:p>
          </table:table-cell>
          <table:table-cell office:value-type="string">
            <text:p>Berzée, Castillon, Chastrès, Clermont, Fontenelle, Fraire, Gourdinne, Laneffe, Pry, Rognée, Somzée, Tarcienne, Thy-le-Château, Vogenée, Walcourt, Yves-Gomezé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alhain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37,94</text:p>
          </table:table-cell>
          <table:table-cell office:value-type="string">
            <text:p>6 160</text:p>
          </table:table-cell>
          <table:table-cell office:value-type="float" office:value="162">
            <text:p>162</text:p>
          </table:table-cell>
          <table:table-cell office:value-type="string">
            <text:p>Nil-Saint-Vincent-Saint-Martin, Tourinnes-Saint-Lambert, Walhain-Saint-Paul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anze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43,95</text:p>
          </table:table-cell>
          <table:table-cell office:value-type="string">
            <text:p>12 938</text:p>
          </table:table-cell>
          <table:table-cell office:value-type="float" office:value="294">
            <text:p>294</text:p>
          </table:table-cell>
          <table:table-cell office:value-type="string">
            <text:p>Antheit, Bas-Oha, Huccorgne, Moha, Vinalmont, Wanz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Waremme</text:p>
          </table:table-cell>
          <table:table-cell office:value-type="string">
            <text:p>Borgworm</text:p>
          </table:table-cell>
          <table:table-cell office:value-type="string">
            <text:p>Ville</text:p>
          </table:table-cell>
          <table:table-cell office:value-type="string">
            <text:p>Liège</text:p>
          </table:table-cell>
          <table:table-cell office:value-type="string">
            <text:p>31,04</text:p>
          </table:table-cell>
          <table:table-cell office:value-type="string">
            <text:p>14 306</text:p>
          </table:table-cell>
          <table:table-cell office:value-type="float" office:value="461">
            <text:p>461</text:p>
          </table:table-cell>
          <table:table-cell office:value-type="string">
            <text:p>Bettincourt, Bleret, Bovenistier, Grand-Axhe, Lantremange, Oleye, Waremm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asseiges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4,45</text:p>
          </table:table-cell>
          <table:table-cell office:value-type="string">
            <text:p>2 582</text:p>
          </table:table-cell>
          <table:table-cell office:value-type="float" office:value="106">
            <text:p>106</text:p>
          </table:table-cell>
          <table:table-cell office:value-type="string">
            <text:p>Acosse, Ambresin, Meeffe, Wasseiges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aterloo</text:p>
          </table:table-cell>
          <table:table-cell office:value-type="string">
            <text:p>Commune</text:p>
          </table:table-cell>
          <table:table-cell office:value-type="string">
            <text:p>Brabant wallon</text:p>
          </table:table-cell>
          <table:table-cell office:value-type="string">
            <text:p>21,03</text:p>
          </table:table-cell>
          <table:table-cell office:value-type="string">
            <text:p>29 448</text:p>
          </table:table-cell>
          <table:table-cell office:value-type="string">
            <text:p>1 400</text:p>
          </table:table-cell>
          <table:table-cell office:value-type="string">
            <text:p>Waterloo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office:value-type="string">
            <text:p>Wavre</text:p>
          </table:table-cell>
          <table:table-cell office:value-type="string">
            <text:p>Waver</text:p>
          </table:table-cell>
          <table:table-cell office:value-type="string">
            <text:p>Ville</text:p>
          </table:table-cell>
          <table:table-cell office:value-type="string">
            <text:p>Brabant wallon</text:p>
          </table:table-cell>
          <table:table-cell office:value-type="string">
            <text:p>41,8</text:p>
          </table:table-cell>
          <table:table-cell office:value-type="string">
            <text:p>32 784</text:p>
          </table:table-cell>
          <table:table-cell office:value-type="float" office:value="784">
            <text:p>784</text:p>
          </table:table-cell>
          <table:table-cell office:value-type="string">
            <text:p>Bierges, Limal, Wavre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elkenraedt</text:p>
          </table:table-cell>
          <table:table-cell office:value-type="string">
            <text:p>Commune</text:p>
          </table:table-cell>
          <table:table-cell office:value-type="string">
            <text:p>Liège</text:p>
          </table:table-cell>
          <table:table-cell office:value-type="string">
            <text:p>24,47</text:p>
          </table:table-cell>
          <table:table-cell office:value-type="string">
            <text:p>9 343</text:p>
          </table:table-cell>
          <table:table-cell office:value-type="float" office:value="382">
            <text:p>382</text:p>
          </table:table-cell>
          <table:table-cell office:value-type="string">
            <text:p>Henri-Chapelle, Welkenraedt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Wellin</text:p>
          </table:table-cell>
          <table:table-cell office:value-type="string">
            <text:p>Commune</text:p>
          </table:table-cell>
          <table:table-cell office:value-type="string">
            <text:p>Luxembourg</text:p>
          </table:table-cell>
          <table:table-cell office:value-type="string">
            <text:p>67,52</text:p>
          </table:table-cell>
          <table:table-cell office:value-type="string">
            <text:p>2 990</text:p>
          </table:table-cell>
          <table:table-cell office:value-type="float" office:value="44">
            <text:p>44</text:p>
          </table:table-cell>
          <table:table-cell office:value-type="string">
            <text:p>Chanly, Halma, Lomprez, Sohier, Wellin</text:p>
          </table:table-cell>
          <table:table-cell/>
        </table:table-row>
        <table:table-row table:style-name="ro1">
          <table:table-cell office:value-type="string">
            <text:p>Région wallonne</text:p>
          </table:table-cell>
          <table:table-cell table:number-columns-repeated="2" office:value-type="string">
            <text:p>Yvoir</text:p>
          </table:table-cell>
          <table:table-cell office:value-type="string">
            <text:p>Commune</text:p>
          </table:table-cell>
          <table:table-cell office:value-type="string">
            <text:p>Namur</text:p>
          </table:table-cell>
          <table:table-cell office:value-type="string">
            <text:p>56,84</text:p>
          </table:table-cell>
          <table:table-cell office:value-type="string">
            <text:p>8 610</text:p>
          </table:table-cell>
          <table:table-cell office:value-type="float" office:value="151">
            <text:p>151</text:p>
          </table:table-cell>
          <table:table-cell office:value-type="string">
            <text:p>Dorinne, Durnal, Évrehailles, Godinne, Houx, Mont, Purnode, Spontin, Yvoi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alter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81,92</text:p>
          </table:table-cell>
          <table:table-cell office:value-type="string">
            <text:p>19 501</text:p>
          </table:table-cell>
          <table:table-cell office:value-type="float" office:value="238">
            <text:p>238</text:p>
          </table:table-cell>
          <table:table-cell office:value-type="string">
            <text:p>Aalter, Lotenhulle, Poeke, Bell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arschot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62,52</text:p>
          </table:table-cell>
          <table:table-cell office:value-type="string">
            <text:p>28 405</text:p>
          </table:table-cell>
          <table:table-cell office:value-type="float" office:value="454">
            <text:p>454</text:p>
          </table:table-cell>
          <table:table-cell office:value-type="string">
            <text:p>Aarschot, Gelrode, Langdorp, Rillaa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artselaar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0,93</text:p>
          </table:table-cell>
          <table:table-cell office:value-type="string">
            <text:p>14 290</text:p>
          </table:table-cell>
          <table:table-cell office:value-type="string">
            <text:p>1 307</text:p>
          </table:table-cell>
          <table:table-cell office:value-type="string">
            <text:p>Aartselaa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fflig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7,7</text:p>
          </table:table-cell>
          <table:table-cell office:value-type="string">
            <text:p>12 397</text:p>
          </table:table-cell>
          <table:table-cell office:value-type="float" office:value="700">
            <text:p>700</text:p>
          </table:table-cell>
          <table:table-cell office:value-type="string">
            <text:p>Teralfene, Essene, Hekel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lk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8,14</text:p>
          </table:table-cell>
          <table:table-cell office:value-type="string">
            <text:p>11 242</text:p>
          </table:table-cell>
          <table:table-cell office:value-type="float" office:value="400">
            <text:p>400</text:p>
          </table:table-cell>
          <table:table-cell office:value-type="string">
            <text:p>Al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Alost</text:p>
          </table:table-cell>
          <table:table-cell office:value-type="string">
            <text:p>Aalst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78,12</text:p>
          </table:table-cell>
          <table:table-cell office:value-type="string">
            <text:p>80 043</text:p>
          </table:table-cell>
          <table:table-cell office:value-type="string">
            <text:p>1 025</text:p>
          </table:table-cell>
          <table:table-cell office:value-type="string">
            <text:p>Alost, Gijzegem, Hofstade, Baardegem, Herdersem, Meldert, Moorsel, Erembodegem, Nieuwerker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lverin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80,01</text:p>
          </table:table-cell>
          <table:table-cell office:value-type="string">
            <text:p>4 920</text:p>
          </table:table-cell>
          <table:table-cell office:value-type="float" office:value="61">
            <text:p>61</text:p>
          </table:table-cell>
          <table:table-cell office:value-type="string">
            <text:p>Alveringem, Hoogstade, Oeren, Sint-Rijkers, Beveren, Gijverinkhove, Izenberge, Leisele, Stav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Anvers</text:p>
          </table:table-cell>
          <table:table-cell office:value-type="string">
            <text:p>Antwerpen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204,51</text:p>
          </table:table-cell>
          <table:table-cell office:value-type="string">
            <text:p>483 505</text:p>
          </table:table-cell>
          <table:table-cell office:value-type="string">
            <text:p>2 364</text:p>
          </table:table-cell>
          <table:table-cell office:value-type="string">
            <text:p>Districts : Anvers, Berendrecht-Zandvliet-Lillo, Deurne, Borgerhout, Merksem, Ekeren, Berchem, Wilrijk, Hobo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nze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1,79</text:p>
          </table:table-cell>
          <table:table-cell office:value-type="string">
            <text:p>14 234</text:p>
          </table:table-cell>
          <table:table-cell office:value-type="float" office:value="341">
            <text:p>341</text:p>
          </table:table-cell>
          <table:table-cell office:value-type="string">
            <text:p>Anzegem, Gijzelbrechtegem, Vichte, Tiegem, Ingooigem, Kas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rdooi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4,58</text:p>
          </table:table-cell>
          <table:table-cell office:value-type="string">
            <text:p>9 053</text:p>
          </table:table-cell>
          <table:table-cell office:value-type="float" office:value="262">
            <text:p>262</text:p>
          </table:table-cell>
          <table:table-cell office:value-type="string">
            <text:p>Ardooie, Koolskamp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rendonk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5,38</text:p>
          </table:table-cell>
          <table:table-cell office:value-type="string">
            <text:p>12 758</text:p>
          </table:table-cell>
          <table:table-cell office:value-type="float" office:value="230">
            <text:p>230</text:p>
          </table:table-cell>
          <table:table-cell office:value-type="string">
            <text:p>Arendon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s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2,07</text:p>
          </table:table-cell>
          <table:table-cell office:value-type="string">
            <text:p>7 785</text:p>
          </table:table-cell>
          <table:table-cell office:value-type="float" office:value="353">
            <text:p>353</text:p>
          </table:table-cell>
          <table:table-cell office:value-type="string">
            <text:p>As, Niel-bij-A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ss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9,64</text:p>
          </table:table-cell>
          <table:table-cell office:value-type="string">
            <text:p>30 228</text:p>
          </table:table-cell>
          <table:table-cell office:value-type="float" office:value="609">
            <text:p>609</text:p>
          </table:table-cell>
          <table:table-cell office:value-type="string">
            <text:p>Asse, Bekkerzeel, Kobbegem, Mollem, Relegem, Zelli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ssened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87,22</text:p>
          </table:table-cell>
          <table:table-cell office:value-type="string">
            <text:p>13 806</text:p>
          </table:table-cell>
          <table:table-cell office:value-type="float" office:value="158">
            <text:p>158</text:p>
          </table:table-cell>
          <table:table-cell office:value-type="string">
            <text:p>Assenede, Bassevelde, Boekhoute, Oosteeklo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Audenarde</text:p>
          </table:table-cell>
          <table:table-cell office:value-type="string">
            <text:p>Oudenaarde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68,06</text:p>
          </table:table-cell>
          <table:table-cell office:value-type="string">
            <text:p>29 702</text:p>
          </table:table-cell>
          <table:table-cell office:value-type="float" office:value="436">
            <text:p>436</text:p>
          </table:table-cell>
          <table:table-cell office:value-type="string">
            <text:p>Audenarde, Bevere, Edelare, Eine, Ename, Heurne, Leupegem, Mater, Melden, Mullem, Nederename, Volkegem, Weld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Avel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1,75</text:p>
          </table:table-cell>
          <table:table-cell office:value-type="string">
            <text:p>9 603</text:p>
          </table:table-cell>
          <table:table-cell office:value-type="float" office:value="442">
            <text:p>442</text:p>
          </table:table-cell>
          <table:table-cell office:value-type="string">
            <text:p>Avelgem, Kerkhove, Waarmaarde, Outrijve, Bossui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Baerle-Duc</text:p>
          </table:table-cell>
          <table:table-cell office:value-type="string">
            <text:p>Baarle-Hertog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,48</text:p>
          </table:table-cell>
          <table:table-cell office:value-type="string">
            <text:p>2 504</text:p>
          </table:table-cell>
          <table:table-cell office:value-type="float" office:value="335">
            <text:p>335</text:p>
          </table:table-cell>
          <table:table-cell office:value-type="string">
            <text:p>Baerle-Duc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al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2,88</text:p>
          </table:table-cell>
          <table:table-cell office:value-type="string">
            <text:p>21 022</text:p>
          </table:table-cell>
          <table:table-cell office:value-type="float" office:value="288">
            <text:p>288</text:p>
          </table:table-cell>
          <table:table-cell office:value-type="string">
            <text:p>Balen, Olm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ern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71,68</text:p>
          </table:table-cell>
          <table:table-cell office:value-type="string">
            <text:p>15 064</text:p>
          </table:table-cell>
          <table:table-cell office:value-type="float" office:value="210">
            <text:p>210</text:p>
          </table:table-cell>
          <table:table-cell office:value-type="string">
            <text:p>Beernem, Oedelem, Sint-Jori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ers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7,48</text:p>
          </table:table-cell>
          <table:table-cell office:value-type="string">
            <text:p>17 003</text:p>
          </table:table-cell>
          <table:table-cell office:value-type="float" office:value="454">
            <text:p>454</text:p>
          </table:table-cell>
          <table:table-cell office:value-type="string">
            <text:p>Beerse, Vlimmer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ersel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0,01</text:p>
          </table:table-cell>
          <table:table-cell office:value-type="string">
            <text:p>23 903</text:p>
          </table:table-cell>
          <table:table-cell office:value-type="float" office:value="797">
            <text:p>797</text:p>
          </table:table-cell>
          <table:table-cell office:value-type="string">
            <text:p>Beersel, Alsemberg, Tourneppe, Huizingen, Lo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gijnendij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7,62</text:p>
          </table:table-cell>
          <table:table-cell office:value-type="string">
            <text:p>9 812</text:p>
          </table:table-cell>
          <table:table-cell office:value-type="float" office:value="557">
            <text:p>557</text:p>
          </table:table-cell>
          <table:table-cell office:value-type="string">
            <text:p>Begijnendijk, Beteko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kkevoor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7,17</text:p>
          </table:table-cell>
          <table:table-cell office:value-type="string">
            <text:p>5 968</text:p>
          </table:table-cell>
          <table:table-cell office:value-type="float" office:value="161">
            <text:p>161</text:p>
          </table:table-cell>
          <table:table-cell office:value-type="string">
            <text:p>Bekkevoort, Molenbeek-Wersbeek, Assen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ringe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78,3</text:p>
          </table:table-cell>
          <table:table-cell office:value-type="string">
            <text:p>42 758</text:p>
          </table:table-cell>
          <table:table-cell office:value-type="float" office:value="546">
            <text:p>546</text:p>
          </table:table-cell>
          <table:table-cell office:value-type="string">
            <text:p>Beringen, Beverlo, Koersel, P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rlaar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4,57</text:p>
          </table:table-cell>
          <table:table-cell office:value-type="string">
            <text:p>10 889</text:p>
          </table:table-cell>
          <table:table-cell office:value-type="float" office:value="443">
            <text:p>443</text:p>
          </table:table-cell>
          <table:table-cell office:value-type="string">
            <text:p>Berlaar, Gest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rlar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7,82</text:p>
          </table:table-cell>
          <table:table-cell office:value-type="string">
            <text:p>14 569</text:p>
          </table:table-cell>
          <table:table-cell office:value-type="float" office:value="385">
            <text:p>385</text:p>
          </table:table-cell>
          <table:table-cell office:value-type="string">
            <text:p>Berlare, Overmere, Uitber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rt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9,75</text:p>
          </table:table-cell>
          <table:table-cell office:value-type="string">
            <text:p>9 569</text:p>
          </table:table-cell>
          <table:table-cell office:value-type="float" office:value="322">
            <text:p>322</text:p>
          </table:table-cell>
          <table:table-cell office:value-type="string">
            <text:p>Bertem, Korbeek-Dijle, Leefd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everen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50,18</text:p>
          </table:table-cell>
          <table:table-cell office:value-type="string">
            <text:p>46 299</text:p>
          </table:table-cell>
          <table:table-cell office:value-type="float" office:value="308">
            <text:p>308</text:p>
          </table:table-cell>
          <table:table-cell office:value-type="string">
            <text:p>Beveren, Doel, Haasdonk, Kallo, Kieldrecht, Melsele, Verrebroek, Vrase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ier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9,73</text:p>
          </table:table-cell>
          <table:table-cell office:value-type="string">
            <text:p>9 467</text:p>
          </table:table-cell>
          <table:table-cell office:value-type="float" office:value="238">
            <text:p>238</text:p>
          </table:table-cell>
          <table:table-cell office:value-type="string">
            <text:p>Bierbeek, Korbeek-Lo, Lovenjoel, Opvelp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Biévène</text:p>
          </table:table-cell>
          <table:table-cell office:value-type="string">
            <text:p>Bever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9,78</text:p>
          </table:table-cell>
          <table:table-cell office:value-type="string">
            <text:p>2 133</text:p>
          </table:table-cell>
          <table:table-cell office:value-type="float" office:value="108">
            <text:p>108</text:p>
          </table:table-cell>
          <table:table-cell office:value-type="string">
            <text:p>Biévè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ilze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75,9</text:p>
          </table:table-cell>
          <table:table-cell office:value-type="string">
            <text:p>30 882</text:p>
          </table:table-cell>
          <table:table-cell office:value-type="float" office:value="407">
            <text:p>407</text:p>
          </table:table-cell>
          <table:table-cell office:value-type="string">
            <text:p>Bilzen, Beverst, Eigenbilzen, Grote-Spouwen, Hees, Kleine-Spouwen, Mopertingen, Munsterbilzen, Rijkhoven, Rosmeer, Waltwilder, Martenslinde, Hoel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lankenberg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17,41</text:p>
          </table:table-cell>
          <table:table-cell office:value-type="string">
            <text:p>18 907</text:p>
          </table:table-cell>
          <table:table-cell office:value-type="string">
            <text:p>1 086</text:p>
          </table:table-cell>
          <table:table-cell office:value-type="string">
            <text:p>Blankenberge, Uitker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cholt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9,34</text:p>
          </table:table-cell>
          <table:table-cell office:value-type="string">
            <text:p>12 636</text:p>
          </table:table-cell>
          <table:table-cell office:value-type="float" office:value="213">
            <text:p>213</text:p>
          </table:table-cell>
          <table:table-cell office:value-type="string">
            <text:p>Bocholt, Kaulille, Repp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ec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0,66</text:p>
          </table:table-cell>
          <table:table-cell office:value-type="string">
            <text:p>12 749</text:p>
          </table:table-cell>
          <table:table-cell office:value-type="float" office:value="617">
            <text:p>617</text:p>
          </table:table-cell>
          <table:table-cell office:value-type="string">
            <text:p>Boechout, Vrem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nheid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9,27</text:p>
          </table:table-cell>
          <table:table-cell office:value-type="string">
            <text:p>14 669</text:p>
          </table:table-cell>
          <table:table-cell office:value-type="float" office:value="501">
            <text:p>501</text:p>
          </table:table-cell>
          <table:table-cell office:value-type="string">
            <text:p>Bonheiden, Rijmena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o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,37</text:p>
          </table:table-cell>
          <table:table-cell office:value-type="string">
            <text:p>16 709</text:p>
          </table:table-cell>
          <table:table-cell office:value-type="string">
            <text:p>2 267</text:p>
          </table:table-cell>
          <table:table-cell office:value-type="string">
            <text:p>Boo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ortmeer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8,64</text:p>
          </table:table-cell>
          <table:table-cell office:value-type="string">
            <text:p>11 773</text:p>
          </table:table-cell>
          <table:table-cell office:value-type="float" office:value="632">
            <text:p>632</text:p>
          </table:table-cell>
          <table:table-cell office:value-type="string">
            <text:p>Boortmeerbeek, Hev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rgloo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51,12</text:p>
          </table:table-cell>
          <table:table-cell office:value-type="string">
            <text:p>10 330</text:p>
          </table:table-cell>
          <table:table-cell office:value-type="float" office:value="202">
            <text:p>202</text:p>
          </table:table-cell>
          <table:table-cell office:value-type="string">
            <text:p>Borgloon, Bommershoven, Broekom, Gors-Opleeuw, Gotem, Groot-Loon, Hendrieken, Hoepertingen, Jesseren, Kerniel, Kuttekoven, Rijkel, Voor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rne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5,76</text:p>
          </table:table-cell>
          <table:table-cell office:value-type="string">
            <text:p>20 556</text:p>
          </table:table-cell>
          <table:table-cell office:value-type="float" office:value="449">
            <text:p>449</text:p>
          </table:table-cell>
          <table:table-cell office:value-type="string">
            <text:p>Bornem, Weert, Mariekerke, Hinge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rsbeek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,92</text:p>
          </table:table-cell>
          <table:table-cell office:value-type="string">
            <text:p>10 125</text:p>
          </table:table-cell>
          <table:table-cell office:value-type="string">
            <text:p>2 583</text:p>
          </table:table-cell>
          <table:table-cell office:value-type="string">
            <text:p>Bors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Bourg-Léopold</text:p>
          </table:table-cell>
          <table:table-cell office:value-type="string">
            <text:p>Leopoldsburg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2,49</text:p>
          </table:table-cell>
          <table:table-cell office:value-type="string">
            <text:p>14 907</text:p>
          </table:table-cell>
          <table:table-cell office:value-type="float" office:value="663">
            <text:p>663</text:p>
          </table:table-cell>
          <table:table-cell office:value-type="string">
            <text:p>Leopoldsburg, Hepp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outers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0,75</text:p>
          </table:table-cell>
          <table:table-cell office:value-type="string">
            <text:p>7 691</text:p>
          </table:table-cell>
          <table:table-cell office:value-type="float" office:value="250">
            <text:p>250</text:p>
          </table:table-cell>
          <table:table-cell office:value-type="string">
            <text:p>Boutersem, Kerkom, Neervelp, Roosbeek, Vertrijk, Willebrin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rakel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56,46</text:p>
          </table:table-cell>
          <table:table-cell office:value-type="string">
            <text:p>14 109</text:p>
          </table:table-cell>
          <table:table-cell office:value-type="float" office:value="250">
            <text:p>250</text:p>
          </table:table-cell>
          <table:table-cell office:value-type="string">
            <text:p>Elst, Everbeek, Michelbeke, Nederbrakel, Opbrakel, Parike, Zegels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rasschaa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8,49</text:p>
          </table:table-cell>
          <table:table-cell office:value-type="string">
            <text:p>36 949</text:p>
          </table:table-cell>
          <table:table-cell office:value-type="float" office:value="960">
            <text:p>960</text:p>
          </table:table-cell>
          <table:table-cell office:value-type="string">
            <text:p>Brasschaa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rech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90,84</text:p>
          </table:table-cell>
          <table:table-cell office:value-type="string">
            <text:p>27 597</text:p>
          </table:table-cell>
          <table:table-cell office:value-type="float" office:value="304">
            <text:p>304</text:p>
          </table:table-cell>
          <table:table-cell office:value-type="string">
            <text:p>Brecht, Sint-Job-in-'t-Goor, Saint-Léonard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reden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3,08</text:p>
          </table:table-cell>
          <table:table-cell office:value-type="string">
            <text:p>16 202</text:p>
          </table:table-cell>
          <table:table-cell office:value-type="string">
            <text:p>1 239</text:p>
          </table:table-cell>
          <table:table-cell office:value-type="string">
            <text:p>Brede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ree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64,96</text:p>
          </table:table-cell>
          <table:table-cell office:value-type="string">
            <text:p>15 173</text:p>
          </table:table-cell>
          <table:table-cell office:value-type="float" office:value="234">
            <text:p>234</text:p>
          </table:table-cell>
          <table:table-cell office:value-type="string">
            <text:p>Beek, Bree, Gerdingen, Opitter, Tongerlo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Bruges</text:p>
          </table:table-cell>
          <table:table-cell office:value-type="string">
            <text:p>Brugg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138,4</text:p>
          </table:table-cell>
          <table:table-cell office:value-type="string">
            <text:p>116 741</text:p>
          </table:table-cell>
          <table:table-cell office:value-type="float" office:value="844">
            <text:p>844</text:p>
          </table:table-cell>
          <table:table-cell office:value-type="string">
            <text:p>Bruges, Koolkerke, Sint-Andries, Sint-Michiels, Assebroek, Sint-Kruis, Dudzele, Lissewege, Sint-Jozef, Zwankendamme, Sint-Pieters-op-den-Dijk, Zeebrugg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Buggenhout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5,25</text:p>
          </table:table-cell>
          <table:table-cell office:value-type="string">
            <text:p>14 081</text:p>
          </table:table-cell>
          <table:table-cell office:value-type="float" office:value="558">
            <text:p>558</text:p>
          </table:table-cell>
          <table:table-cell office:value-type="string">
            <text:p>Buggenhout, Opdorp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e Coq</text:p>
          </table:table-cell>
          <table:table-cell office:value-type="string">
            <text:p>De Haan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2,17</text:p>
          </table:table-cell>
          <table:table-cell office:value-type="string">
            <text:p>12 401</text:p>
          </table:table-cell>
          <table:table-cell office:value-type="float" office:value="294">
            <text:p>294</text:p>
          </table:table-cell>
          <table:table-cell office:value-type="string">
            <text:p>Klemskerke, Wenduine, Vliss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Courtrai</text:p>
          </table:table-cell>
          <table:table-cell office:value-type="string">
            <text:p>Kortrijk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80,02</text:p>
          </table:table-cell>
          <table:table-cell office:value-type="string">
            <text:p>74 911</text:p>
          </table:table-cell>
          <table:table-cell office:value-type="float" office:value="936">
            <text:p>936</text:p>
          </table:table-cell>
          <table:table-cell office:value-type="string">
            <text:p>Kortrijk, Bissegem, Heule, Bellegem, Kooigem, Marke, Rollegem, Aal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Coxyde</text:p>
          </table:table-cell>
          <table:table-cell office:value-type="string">
            <text:p>Koksij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3,96</text:p>
          </table:table-cell>
          <table:table-cell office:value-type="string">
            <text:p>21 832</text:p>
          </table:table-cell>
          <table:table-cell office:value-type="float" office:value="497">
            <text:p>497</text:p>
          </table:table-cell>
          <table:table-cell office:value-type="string">
            <text:p>Koksijde, Oostduinkerke, Wulp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amm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89,52</text:p>
          </table:table-cell>
          <table:table-cell office:value-type="string">
            <text:p>10 839</text:p>
          </table:table-cell>
          <table:table-cell office:value-type="float" office:value="121">
            <text:p>121</text:p>
          </table:table-cell>
          <table:table-cell office:value-type="string">
            <text:p>Damme, Hoeke, Lapscheure, Moerkerke, Oostkerke, Sijs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 Pint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7,98</text:p>
          </table:table-cell>
          <table:table-cell office:value-type="string">
            <text:p>10 227</text:p>
          </table:table-cell>
          <table:table-cell office:value-type="float" office:value="569">
            <text:p>569</text:p>
          </table:table-cell>
          <table:table-cell office:value-type="string">
            <text:p>De Pinte, Zever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erlijk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6,82</text:p>
          </table:table-cell>
          <table:table-cell office:value-type="string">
            <text:p>11 262</text:p>
          </table:table-cell>
          <table:table-cell office:value-type="float" office:value="670">
            <text:p>670</text:p>
          </table:table-cell>
          <table:table-cell office:value-type="string">
            <text:p>Deerlij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inze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75,55</text:p>
          </table:table-cell>
          <table:table-cell office:value-type="string">
            <text:p>29 298</text:p>
          </table:table-cell>
          <table:table-cell office:value-type="float" office:value="388">
            <text:p>388</text:p>
          </table:table-cell>
          <table:table-cell office:value-type="string">
            <text:p>Deinze, Astene, Bachte-Maria-Leerne, Gottem, Grammene, Meigem, Petegem-aan-de-Leie, Sint-Martens-Leerne, Vinkt, Wontergem, Zever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nderleeuw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3,77</text:p>
          </table:table-cell>
          <table:table-cell office:value-type="string">
            <text:p>18 485</text:p>
          </table:table-cell>
          <table:table-cell office:value-type="string">
            <text:p>1 342</text:p>
          </table:table-cell>
          <table:table-cell office:value-type="string">
            <text:p>Denderleeuw, Iddergem, W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nter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5,94</text:p>
          </table:table-cell>
          <table:table-cell office:value-type="string">
            <text:p>8 254</text:p>
          </table:table-cell>
          <table:table-cell office:value-type="float" office:value="318">
            <text:p>318</text:p>
          </table:table-cell>
          <table:table-cell office:value-type="string">
            <text:p>Dentergem, Markegem, Oeselgem, Wak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ss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7,03</text:p>
          </table:table-cell>
          <table:table-cell office:value-type="string">
            <text:p>9 107</text:p>
          </table:table-cell>
          <table:table-cell office:value-type="float" office:value="337">
            <text:p>337</text:p>
          </table:table-cell>
          <table:table-cell office:value-type="string">
            <text:p>Des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estelbergen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6,56</text:p>
          </table:table-cell>
          <table:table-cell office:value-type="string">
            <text:p>17 671</text:p>
          </table:table-cell>
          <table:table-cell office:value-type="float" office:value="665">
            <text:p>665</text:p>
          </table:table-cell>
          <table:table-cell office:value-type="string">
            <text:p>Destelbergen, Heusd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iepenbeek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41,19</text:p>
          </table:table-cell>
          <table:table-cell office:value-type="string">
            <text:p>18 208</text:p>
          </table:table-cell>
          <table:table-cell office:value-type="float" office:value="442">
            <text:p>442</text:p>
          </table:table-cell>
          <table:table-cell office:value-type="string">
            <text:p>Diepen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iest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58,2</text:p>
          </table:table-cell>
          <table:table-cell office:value-type="string">
            <text:p>23 048</text:p>
          </table:table-cell>
          <table:table-cell office:value-type="float" office:value="396">
            <text:p>396</text:p>
          </table:table-cell>
          <table:table-cell office:value-type="string">
            <text:p>Diest, Deurne, Kaggevinne, Molenstede, Schaffen, Webbeko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il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1,18</text:p>
          </table:table-cell>
          <table:table-cell office:value-type="string">
            <text:p>39 998</text:p>
          </table:table-cell>
          <table:table-cell office:value-type="float" office:value="971">
            <text:p>971</text:p>
          </table:table-cell>
          <table:table-cell office:value-type="string">
            <text:p>Dilbeek, Bodeghem-Saint-Martin, Chapelle-Saint-Ulric, Grand-Bigard, Itterbeek, Schepd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ilsen-Stokkem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65,61</text:p>
          </table:table-cell>
          <table:table-cell office:value-type="string">
            <text:p>19 663</text:p>
          </table:table-cell>
          <table:table-cell office:value-type="float" office:value="300">
            <text:p>300</text:p>
          </table:table-cell>
          <table:table-cell office:value-type="string">
            <text:p>Dilsen, Elen, Lanklaar, Rotem, Stokk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Dixmude</text:p>
          </table:table-cell>
          <table:table-cell office:value-type="string">
            <text:p>Diksmuid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149,4</text:p>
          </table:table-cell>
          <table:table-cell office:value-type="string">
            <text:p>16 275</text:p>
          </table:table-cell>
          <table:table-cell office:value-type="float" office:value="109">
            <text:p>109</text:p>
          </table:table-cell>
          <table:table-cell office:value-type="string">
            <text:p>Dixmude, Beerst, Esen, Kaaskerke, Keiem, Lampernisse, Leke, Nieuwkapelle, Oostkerke, Oudekapelle, Pervijze, Sint-Jacobskapelle, Stuivekenskerke, Vladslo, Woum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rogenbos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,49</text:p>
          </table:table-cell>
          <table:table-cell office:value-type="string">
            <text:p>4 953</text:p>
          </table:table-cell>
          <table:table-cell office:value-type="string">
            <text:p>1 989</text:p>
          </table:table-cell>
          <table:table-cell office:value-type="string">
            <text:p>Drogenbo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Duff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2,71</text:p>
          </table:table-cell>
          <table:table-cell office:value-type="string">
            <text:p>16 577</text:p>
          </table:table-cell>
          <table:table-cell office:value-type="float" office:value="730">
            <text:p>730</text:p>
          </table:table-cell>
          <table:table-cell office:value-type="string">
            <text:p>Duff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Edege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8,65</text:p>
          </table:table-cell>
          <table:table-cell office:value-type="string">
            <text:p>21 171</text:p>
          </table:table-cell>
          <table:table-cell office:value-type="string">
            <text:p>2 448</text:p>
          </table:table-cell>
          <table:table-cell office:value-type="string">
            <text:p>Ed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Eeklo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30,05</text:p>
          </table:table-cell>
          <table:table-cell office:value-type="string">
            <text:p>20 043</text:p>
          </table:table-cell>
          <table:table-cell office:value-type="float" office:value="667">
            <text:p>667</text:p>
          </table:table-cell>
          <table:table-cell office:value-type="string">
            <text:p>Eeklo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Erpe-Mer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4,03</text:p>
          </table:table-cell>
          <table:table-cell office:value-type="string">
            <text:p>19 280</text:p>
          </table:table-cell>
          <table:table-cell office:value-type="float" office:value="567">
            <text:p>567</text:p>
          </table:table-cell>
          <table:table-cell office:value-type="string">
            <text:p>Aaigem, Bambrugge, Burst, Erondegem, Erpe, Mere, Ottergem, Vlekk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Espierres-Helchin</text:p>
          </table:table-cell>
          <table:table-cell office:value-type="string">
            <text:p>Spiere-Helkijn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0,78</text:p>
          </table:table-cell>
          <table:table-cell office:value-type="string">
            <text:p>2 110</text:p>
          </table:table-cell>
          <table:table-cell office:value-type="float" office:value="196">
            <text:p>196</text:p>
          </table:table-cell>
          <table:table-cell office:value-type="string">
            <text:p>Helkijn, Spier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Ess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7,48</text:p>
          </table:table-cell>
          <table:table-cell office:value-type="string">
            <text:p>17 797</text:p>
          </table:table-cell>
          <table:table-cell office:value-type="float" office:value="375">
            <text:p>375</text:p>
          </table:table-cell>
          <table:table-cell office:value-type="string">
            <text:p>Ess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Ever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75,04</text:p>
          </table:table-cell>
          <table:table-cell office:value-type="string">
            <text:p>33 112</text:p>
          </table:table-cell>
          <table:table-cell office:value-type="float" office:value="441">
            <text:p>441</text:p>
          </table:table-cell>
          <table:table-cell office:value-type="string">
            <text:p>Evergem, Sleidinge, Ertvel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Fourons</text:p>
          </table:table-cell>
          <table:table-cell office:value-type="string">
            <text:p>Voer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0,63</text:p>
          </table:table-cell>
          <table:table-cell office:value-type="string">
            <text:p>4 194</text:p>
          </table:table-cell>
          <table:table-cell office:value-type="float" office:value="83">
            <text:p>83</text:p>
          </table:table-cell>
          <table:table-cell office:value-type="string">
            <text:p>Mouland, Fouron-le-Comte, Fouron-Saint-Pierre, Fouron-Saint-Martin, Teuven, Remersd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Furnes</text:p>
          </table:table-cell>
          <table:table-cell office:value-type="string">
            <text:p>Veurn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96,34</text:p>
          </table:table-cell>
          <table:table-cell office:value-type="string">
            <text:p>11 666</text:p>
          </table:table-cell>
          <table:table-cell office:value-type="float" office:value="121">
            <text:p>121</text:p>
          </table:table-cell>
          <table:table-cell office:value-type="string">
            <text:p>Veurne, Avekapelle, Booitshoeke, Bulskamp, De Moeren, Eggewaartskapelle, Houtem, Steenkerke, Vinkem, Wulveringem, Zoutenaai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Gammerages</text:p>
          </table:table-cell>
          <table:table-cell office:value-type="string">
            <text:p>Galmaard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4,93</text:p>
          </table:table-cell>
          <table:table-cell office:value-type="string">
            <text:p>8 398</text:p>
          </table:table-cell>
          <table:table-cell office:value-type="float" office:value="240">
            <text:p>240</text:p>
          </table:table-cell>
          <table:table-cell office:value-type="string">
            <text:p>Galmaarden, Tollembeek, Volle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Gand</text:p>
          </table:table-cell>
          <table:table-cell office:value-type="string">
            <text:p>Gent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156,18</text:p>
          </table:table-cell>
          <table:table-cell office:value-type="string">
            <text:p>243 366</text:p>
          </table:table-cell>
          <table:table-cell office:value-type="string">
            <text:p>1 558</text:p>
          </table:table-cell>
          <table:table-cell office:value-type="string">
            <text:p>Gand, Afsnee, Desteldonk, Drongen, Gentbrugge, Ledeberg, Mariakerke, Mendonk, Mont-Saint-Amand, Oostakker, Westrem-Saint-Denis, Winkel-Sainte-Croix, Wondelgem, Zwijnaar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aver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1,34</text:p>
          </table:table-cell>
          <table:table-cell office:value-type="string">
            <text:p>12 450</text:p>
          </table:table-cell>
          <table:table-cell office:value-type="float" office:value="397">
            <text:p>397</text:p>
          </table:table-cell>
          <table:table-cell office:value-type="string">
            <text:p>Gavere, Asper, Baaigem, Dikkelvenne, Semmerzake, Vurs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eel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109,85</text:p>
          </table:table-cell>
          <table:table-cell office:value-type="string">
            <text:p>36 990</text:p>
          </table:table-cell>
          <table:table-cell office:value-type="float" office:value="337">
            <text:p>337</text:p>
          </table:table-cell>
          <table:table-cell office:value-type="string">
            <text:p>Ge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eetbets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5,17</text:p>
          </table:table-cell>
          <table:table-cell office:value-type="string">
            <text:p>5 906</text:p>
          </table:table-cell>
          <table:table-cell office:value-type="float" office:value="168">
            <text:p>168</text:p>
          </table:table-cell>
          <table:table-cell office:value-type="string">
            <text:p>Geetbets, Grazen, Rumm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enk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87,85</text:p>
          </table:table-cell>
          <table:table-cell office:value-type="string">
            <text:p>64 757</text:p>
          </table:table-cell>
          <table:table-cell office:value-type="float" office:value="737">
            <text:p>737</text:p>
          </table:table-cell>
          <table:table-cell office:value-type="string">
            <text:p>Gen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ingelom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6,49</text:p>
          </table:table-cell>
          <table:table-cell office:value-type="string">
            <text:p>8 121</text:p>
          </table:table-cell>
          <table:table-cell office:value-type="float" office:value="144">
            <text:p>144</text:p>
          </table:table-cell>
          <table:table-cell office:value-type="string">
            <text:p>Gingelom, Boekhout, Jeuk, Cortis (Kortijs), Montenaken, Niel-bij-Sint-Truiden, Vorsen, Borlo, Buvingen, Mielen-boven-Aalst, Muiz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istel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42,25</text:p>
          </table:table-cell>
          <table:table-cell office:value-type="string">
            <text:p>11 727</text:p>
          </table:table-cell>
          <table:table-cell office:value-type="float" office:value="278">
            <text:p>278</text:p>
          </table:table-cell>
          <table:table-cell office:value-type="string">
            <text:p>Gistel, Moere, Snaaskerke, Zeveko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lab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6,78</text:p>
          </table:table-cell>
          <table:table-cell office:value-type="string">
            <text:p>5 239</text:p>
          </table:table-cell>
          <table:table-cell office:value-type="float" office:value="196">
            <text:p>196</text:p>
          </table:table-cell>
          <table:table-cell office:value-type="string">
            <text:p>Bunsbeek, Glabbeek-Zuurbemde, Kapellen, Attenrode-Wev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ooi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9,7</text:p>
          </table:table-cell>
          <table:table-cell office:value-type="string">
            <text:p>9 015</text:p>
          </table:table-cell>
          <table:table-cell office:value-type="float" office:value="227">
            <text:p>227</text:p>
          </table:table-cell>
          <table:table-cell office:value-type="string">
            <text:p>Gooik, Kester, Leerbeek, Oetin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Grammont</text:p>
          </table:table-cell>
          <table:table-cell office:value-type="string">
            <text:p>Geraardsbergen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79,71</text:p>
          </table:table-cell>
          <table:table-cell office:value-type="string">
            <text:p>32 033</text:p>
          </table:table-cell>
          <table:table-cell office:value-type="float" office:value="402">
            <text:p>402</text:p>
          </table:table-cell>
          <table:table-cell office:value-type="string">
            <text:p>Grammont, Goeferdinge, Moerbeke, Nederboelare, Onkerzele, Ophasselt, Overboelare, Viane, Zarlardinge, Grimminge, Idegem, Nieuwenhoven, Schendelbeke, Smeerebbe-Vloerzegem, Waarbeke, Zandber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rimberg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8,59</text:p>
          </table:table-cell>
          <table:table-cell office:value-type="string">
            <text:p>35 169</text:p>
          </table:table-cell>
          <table:table-cell office:value-type="float" office:value="911">
            <text:p>911</text:p>
          </table:table-cell>
          <table:table-cell office:value-type="string">
            <text:p>Grimbergen, Humbeek, Beigem, Strombeek-Bev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Grobbendonk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8,36</text:p>
          </table:table-cell>
          <table:table-cell office:value-type="string">
            <text:p>10 975</text:p>
          </table:table-cell>
          <table:table-cell office:value-type="float" office:value="387">
            <text:p>387</text:p>
          </table:table-cell>
          <table:table-cell office:value-type="string">
            <text:p>Grobbendonk, Bouw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ach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0,57</text:p>
          </table:table-cell>
          <table:table-cell office:value-type="string">
            <text:p>14 159</text:p>
          </table:table-cell>
          <table:table-cell office:value-type="float" office:value="463">
            <text:p>463</text:p>
          </table:table-cell>
          <table:table-cell office:value-type="string">
            <text:p>Haacht, Tildonk, Kelfs, Wakkerzeel, Wespelaa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altert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0,3</text:p>
          </table:table-cell>
          <table:table-cell office:value-type="string">
            <text:p>17 668</text:p>
          </table:table-cell>
          <table:table-cell office:value-type="float" office:value="583">
            <text:p>583</text:p>
          </table:table-cell>
          <table:table-cell office:value-type="string">
            <text:p>Haaltert, Denderhautem, Heldergem, Kerks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Hal</text:p>
          </table:table-cell>
          <table:table-cell office:value-type="string">
            <text:p>Halle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44,4</text:p>
          </table:table-cell>
          <table:table-cell office:value-type="string">
            <text:p>36 000</text:p>
          </table:table-cell>
          <table:table-cell office:value-type="float" office:value="811">
            <text:p>811</text:p>
          </table:table-cell>
          <table:table-cell office:value-type="string">
            <text:p>Hal, Buizingen, Lem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le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36,29</text:p>
          </table:table-cell>
          <table:table-cell office:value-type="string">
            <text:p>9 136</text:p>
          </table:table-cell>
          <table:table-cell office:value-type="float" office:value="252">
            <text:p>252</text:p>
          </table:table-cell>
          <table:table-cell office:value-type="string">
            <text:p>Halen, Loksbergen, Zel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m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32,69</text:p>
          </table:table-cell>
          <table:table-cell office:value-type="string">
            <text:p>10 235</text:p>
          </table:table-cell>
          <table:table-cell office:value-type="float" office:value="313">
            <text:p>313</text:p>
          </table:table-cell>
          <table:table-cell office:value-type="string">
            <text:p>Kwaadmechelen, Oostha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mm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0,21</text:p>
          </table:table-cell>
          <table:table-cell office:value-type="string">
            <text:p>23 900</text:p>
          </table:table-cell>
          <table:table-cell office:value-type="float" office:value="594">
            <text:p>594</text:p>
          </table:table-cell>
          <table:table-cell office:value-type="string">
            <text:p>Hamme, Moerz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mont-Achel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43,66</text:p>
          </table:table-cell>
          <table:table-cell office:value-type="string">
            <text:p>14 094</text:p>
          </table:table-cell>
          <table:table-cell office:value-type="float" office:value="323">
            <text:p>323</text:p>
          </table:table-cell>
          <table:table-cell office:value-type="string">
            <text:p>Achel, Hamon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relbek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29,14</text:p>
          </table:table-cell>
          <table:table-cell office:value-type="string">
            <text:p>26 577</text:p>
          </table:table-cell>
          <table:table-cell office:value-type="float" office:value="912">
            <text:p>912</text:p>
          </table:table-cell>
          <table:table-cell office:value-type="string">
            <text:p>Harelbeke, Bavikhove, Huls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asselt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102,24</text:p>
          </table:table-cell>
          <table:table-cell office:value-type="string">
            <text:p>73 067</text:p>
          </table:table-cell>
          <table:table-cell office:value-type="float" office:value="715">
            <text:p>715</text:p>
          </table:table-cell>
          <table:table-cell office:value-type="string">
            <text:p>Hasselt, Stevoort, Kuringen, Wimmertingen, Godsheide, Sint-Lambrechts-Her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Hautem-Saint-Liévin</text:p>
          </table:table-cell>
          <table:table-cell office:value-type="string">
            <text:p>Sint-Lievens-Hout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6,67</text:p>
          </table:table-cell>
          <table:table-cell office:value-type="string">
            <text:p>9 711</text:p>
          </table:table-cell>
          <table:table-cell office:value-type="float" office:value="364">
            <text:p>364</text:p>
          </table:table-cell>
          <table:table-cell office:value-type="string">
            <text:p>Sint-Lievens-Houtem, Vlierzele, Letterhoutem, Bavegem, Zonn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chtel-Eksel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76,7</text:p>
          </table:table-cell>
          <table:table-cell office:value-type="string">
            <text:p>11 838</text:p>
          </table:table-cell>
          <table:table-cell office:value-type="float" office:value="154">
            <text:p>154</text:p>
          </table:table-cell>
          <table:table-cell office:value-type="string">
            <text:p>Hechtel, Ek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ers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3,07</text:p>
          </table:table-cell>
          <table:table-cell office:value-type="string">
            <text:p>7 018</text:p>
          </table:table-cell>
          <table:table-cell office:value-type="float" office:value="132">
            <text:p>132</text:p>
          </table:table-cell>
          <table:table-cell office:value-type="string">
            <text:p>Heers, Batsheers, Gutschoven, Heks, Horpmaal, Klein-Gelmen, Mechelen-Bovelingen, Mettekoven, Opheers, Rukkelingen-Loon, Vechmaal, Veul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ist-op-den-Berg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86,46</text:p>
          </table:table-cell>
          <table:table-cell office:value-type="string">
            <text:p>39 866</text:p>
          </table:table-cell>
          <table:table-cell office:value-type="float" office:value="461">
            <text:p>461</text:p>
          </table:table-cell>
          <table:table-cell office:value-type="string">
            <text:p>Heist-op-den-Berg, Booischot, Hallaar, Itegem, Schriek, Wiekevors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mikse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,44</text:p>
          </table:table-cell>
          <table:table-cell office:value-type="string">
            <text:p>10 166</text:p>
          </table:table-cell>
          <table:table-cell office:value-type="string">
            <text:p>1 869</text:p>
          </table:table-cell>
          <table:table-cell office:value-type="string">
            <text:p>Hemiks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Herck-la-Ville</text:p>
          </table:table-cell>
          <table:table-cell office:value-type="string">
            <text:p>Herk-de-Stad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42,83</text:p>
          </table:table-cell>
          <table:table-cell office:value-type="string">
            <text:p>12 219</text:p>
          </table:table-cell>
          <table:table-cell office:value-type="float" office:value="285">
            <text:p>285</text:p>
          </table:table-cell>
          <table:table-cell office:value-type="string">
            <text:p>Herk-de-Stad, Berbroek, Donk, Schul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en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2,73</text:p>
          </table:table-cell>
          <table:table-cell office:value-type="string">
            <text:p>20 030</text:p>
          </table:table-cell>
          <table:table-cell office:value-type="float" office:value="612">
            <text:p>612</text:p>
          </table:table-cell>
          <table:table-cell office:value-type="string">
            <text:p>Herent, Veltem-Beisem, Winks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entals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48,56</text:p>
          </table:table-cell>
          <table:table-cell office:value-type="string">
            <text:p>26 759</text:p>
          </table:table-cell>
          <table:table-cell office:value-type="float" office:value="551">
            <text:p>551</text:p>
          </table:table-cell>
          <table:table-cell office:value-type="string">
            <text:p>Herentals, Morkhoven, Noorderwij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ent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3,55</text:p>
          </table:table-cell>
          <table:table-cell office:value-type="string">
            <text:p>8 703</text:p>
          </table:table-cell>
          <table:table-cell office:value-type="float" office:value="370">
            <text:p>370</text:p>
          </table:table-cell>
          <table:table-cell office:value-type="string">
            <text:p>Herent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Hérinnes</text:p>
          </table:table-cell>
          <table:table-cell office:value-type="string">
            <text:p>Hern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4,63</text:p>
          </table:table-cell>
          <table:table-cell office:value-type="string">
            <text:p>6 573</text:p>
          </table:table-cell>
          <table:table-cell office:value-type="float" office:value="147">
            <text:p>147</text:p>
          </table:table-cell>
          <table:table-cell office:value-type="string">
            <text:p>Herinnes, Herfelingen, Saint-Pierre-Capp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sel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2,32</text:p>
          </table:table-cell>
          <table:table-cell office:value-type="string">
            <text:p>14 247</text:p>
          </table:table-cell>
          <table:table-cell office:value-type="float" office:value="272">
            <text:p>272</text:p>
          </table:table-cell>
          <table:table-cell office:value-type="string">
            <text:p>Herselt, Ram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stappe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1,35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string">
            <text:p>Herstapp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rzel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7,4</text:p>
          </table:table-cell>
          <table:table-cell office:value-type="string">
            <text:p>17 138</text:p>
          </table:table-cell>
          <table:table-cell office:value-type="float" office:value="362">
            <text:p>362</text:p>
          </table:table-cell>
          <table:table-cell office:value-type="string">
            <text:p>Herzele, Hillegem, Saint-Antelinkx, Essche-Saint-Liévin, Steenhuize-Wijnhuize, Woubrechtegem, Ressegem, Bors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usden-Zolder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3,23</text:p>
          </table:table-cell>
          <table:table-cell office:value-type="string">
            <text:p>31 526</text:p>
          </table:table-cell>
          <table:table-cell office:value-type="float" office:value="592">
            <text:p>592</text:p>
          </table:table-cell>
          <table:table-cell office:value-type="string">
            <text:p>Heusden, Zold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euvelland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94,24</text:p>
          </table:table-cell>
          <table:table-cell office:value-type="string">
            <text:p>8 125</text:p>
          </table:table-cell>
          <table:table-cell office:value-type="float" office:value="86">
            <text:p>86</text:p>
          </table:table-cell>
          <table:table-cell office:value-type="string">
            <text:p>Nieuwkerke, Mesen, De Klijte, Westouter, Kemmel, Dranouter, Lok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egaard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3,93</text:p>
          </table:table-cell>
          <table:table-cell office:value-type="string">
            <text:p>6 546</text:p>
          </table:table-cell>
          <table:table-cell office:value-type="float" office:value="193">
            <text:p>193</text:p>
          </table:table-cell>
          <table:table-cell office:value-type="string">
            <text:p>Hoegaarden, Hoksem, Meldert, Outgaard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eilaar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0,43</text:p>
          </table:table-cell>
          <table:table-cell office:value-type="string">
            <text:p>10 298</text:p>
          </table:table-cell>
          <table:table-cell office:value-type="float" office:value="504">
            <text:p>504</text:p>
          </table:table-cell>
          <table:table-cell office:value-type="string">
            <text:p>Hoeilaar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eselt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30,02</text:p>
          </table:table-cell>
          <table:table-cell office:value-type="string">
            <text:p>9 516</text:p>
          </table:table-cell>
          <table:table-cell office:value-type="float" office:value="317">
            <text:p>317</text:p>
          </table:table-cell>
          <table:table-cell office:value-type="string">
            <text:p>Hoeselt, Romershoven, Sint-Huibrechts-Hern, Werm, Schalkhov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ls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8,5</text:p>
          </table:table-cell>
          <table:table-cell office:value-type="string">
            <text:p>9 659</text:p>
          </table:table-cell>
          <table:table-cell office:value-type="float" office:value="251">
            <text:p>251</text:p>
          </table:table-cell>
          <table:table-cell office:value-type="string">
            <text:p>Holsbeek, Courtrai-Dutsel, Sint-Pieters-Rode, Nieuw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ogle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7,84</text:p>
          </table:table-cell>
          <table:table-cell office:value-type="string">
            <text:p>9 957</text:p>
          </table:table-cell>
          <table:table-cell office:value-type="float" office:value="263">
            <text:p>263</text:p>
          </table:table-cell>
          <table:table-cell office:value-type="string">
            <text:p>Hooglede, Git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ogstraten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105,32</text:p>
          </table:table-cell>
          <table:table-cell office:value-type="string">
            <text:p>19 754</text:p>
          </table:table-cell>
          <table:table-cell office:value-type="float" office:value="188">
            <text:p>188</text:p>
          </table:table-cell>
          <table:table-cell office:value-type="string">
            <text:p>Hoogstraten, Meer, Minderhout, Wortel, Meer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re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1,2</text:p>
          </table:table-cell>
          <table:table-cell office:value-type="string">
            <text:p>2 049</text:p>
          </table:table-cell>
          <table:table-cell office:value-type="float" office:value="183">
            <text:p>183</text:p>
          </table:table-cell>
          <table:table-cell office:value-type="string">
            <text:p>Hoorebeke-Saint-Corneille, Hoorebeke-Sainte-Mari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uthalen-Helchter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78,27</text:p>
          </table:table-cell>
          <table:table-cell office:value-type="string">
            <text:p>30 126</text:p>
          </table:table-cell>
          <table:table-cell office:value-type="float" office:value="385">
            <text:p>385</text:p>
          </table:table-cell>
          <table:table-cell office:value-type="string">
            <text:p>Houthalen, Helchter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uthulst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55,89</text:p>
          </table:table-cell>
          <table:table-cell office:value-type="string">
            <text:p>9 587</text:p>
          </table:table-cell>
          <table:table-cell office:value-type="float" office:value="172">
            <text:p>172</text:p>
          </table:table-cell>
          <table:table-cell office:value-type="string">
            <text:p>Houthulst, Klerken, Merk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ov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,99</text:p>
          </table:table-cell>
          <table:table-cell office:value-type="string">
            <text:p>8 199</text:p>
          </table:table-cell>
          <table:table-cell office:value-type="string">
            <text:p>1 369</text:p>
          </table:table-cell>
          <table:table-cell office:value-type="string">
            <text:p>Hov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uldenberg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9,64</text:p>
          </table:table-cell>
          <table:table-cell office:value-type="string">
            <text:p>9 407</text:p>
          </table:table-cell>
          <table:table-cell office:value-type="float" office:value="237">
            <text:p>237</text:p>
          </table:table-cell>
          <table:table-cell office:value-type="string">
            <text:p>Huldenberg, Loonbeek, Neerijse, Ottenburg, Sint-Agatha-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Huls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7,35</text:p>
          </table:table-cell>
          <table:table-cell office:value-type="string">
            <text:p>9 864</text:p>
          </table:table-cell>
          <table:table-cell office:value-type="float" office:value="569">
            <text:p>569</text:p>
          </table:table-cell>
          <table:table-cell office:value-type="string">
            <text:p>Hulshout, Houtvenne, Westmeer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Ichte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5,33</text:p>
          </table:table-cell>
          <table:table-cell office:value-type="string">
            <text:p>13 839</text:p>
          </table:table-cell>
          <table:table-cell office:value-type="float" office:value="305">
            <text:p>305</text:p>
          </table:table-cell>
          <table:table-cell office:value-type="string">
            <text:p>Ichtegem, Bekegem, Eern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Ingelmunster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6,16</text:p>
          </table:table-cell>
          <table:table-cell office:value-type="string">
            <text:p>10 641</text:p>
          </table:table-cell>
          <table:table-cell office:value-type="float" office:value="658">
            <text:p>658</text:p>
          </table:table-cell>
          <table:table-cell office:value-type="string">
            <text:p>Ingelmuns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Izegem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25,48</text:p>
          </table:table-cell>
          <table:table-cell office:value-type="string">
            <text:p>27 111</text:p>
          </table:table-cell>
          <table:table-cell office:value-type="string">
            <text:p>1 064</text:p>
          </table:table-cell>
          <table:table-cell office:value-type="string">
            <text:p>Izegem, Emelgem, Kacht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Jabbe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53,76</text:p>
          </table:table-cell>
          <table:table-cell office:value-type="string">
            <text:p>13 624</text:p>
          </table:table-cell>
          <table:table-cell office:value-type="float" office:value="253">
            <text:p>253</text:p>
          </table:table-cell>
          <table:table-cell office:value-type="string">
            <text:p>Jabbeke, Snellegem, Stalhille, Varsenare, Zerk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lmt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9,45</text:p>
          </table:table-cell>
          <table:table-cell office:value-type="string">
            <text:p>17 731</text:p>
          </table:table-cell>
          <table:table-cell office:value-type="float" office:value="298">
            <text:p>298</text:p>
          </table:table-cell>
          <table:table-cell office:value-type="string">
            <text:p>Kalmt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mpenhou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3,49</text:p>
          </table:table-cell>
          <table:table-cell office:value-type="string">
            <text:p>11 222</text:p>
          </table:table-cell>
          <table:table-cell office:value-type="float" office:value="335">
            <text:p>335</text:p>
          </table:table-cell>
          <table:table-cell office:value-type="string">
            <text:p>Kampenhout, Berg, Buken, Nederokkerze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pell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7,11</text:p>
          </table:table-cell>
          <table:table-cell office:value-type="string">
            <text:p>26 427</text:p>
          </table:table-cell>
          <table:table-cell office:value-type="float" office:value="712">
            <text:p>712</text:p>
          </table:table-cell>
          <table:table-cell office:value-type="string">
            <text:p>Kapell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pelle-op-den-Bos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5,25</text:p>
          </table:table-cell>
          <table:table-cell office:value-type="string">
            <text:p>9 027</text:p>
          </table:table-cell>
          <table:table-cell office:value-type="float" office:value="592">
            <text:p>592</text:p>
          </table:table-cell>
          <table:table-cell office:value-type="string">
            <text:p>Kapelle-op-den-Bos, Nieuwenrode, Ramsdon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prij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3,71</text:p>
          </table:table-cell>
          <table:table-cell office:value-type="string">
            <text:p>6 183</text:p>
          </table:table-cell>
          <table:table-cell office:value-type="float" office:value="183">
            <text:p>183</text:p>
          </table:table-cell>
          <table:table-cell office:value-type="string">
            <text:p>Kaprijke, Lem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asterle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1,52</text:p>
          </table:table-cell>
          <table:table-cell office:value-type="string">
            <text:p>18 136</text:p>
          </table:table-cell>
          <table:table-cell office:value-type="float" office:value="254">
            <text:p>254</text:p>
          </table:table-cell>
          <table:table-cell office:value-type="string">
            <text:p>Kasterlee, Lichtaart, Tiel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eerberg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8,39</text:p>
          </table:table-cell>
          <table:table-cell office:value-type="string">
            <text:p>12 643</text:p>
          </table:table-cell>
          <table:table-cell office:value-type="float" office:value="687">
            <text:p>687</text:p>
          </table:table-cell>
          <table:table-cell office:value-type="string">
            <text:p>Keerber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inrooi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4,76</text:p>
          </table:table-cell>
          <table:table-cell office:value-type="string">
            <text:p>12 227</text:p>
          </table:table-cell>
          <table:table-cell office:value-type="float" office:value="223">
            <text:p>223</text:p>
          </table:table-cell>
          <table:table-cell office:value-type="string">
            <text:p>Kinrooi, Kessenich, Molenbeersel, Ophov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luisbergen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0,38</text:p>
          </table:table-cell>
          <table:table-cell office:value-type="string">
            <text:p>6 436</text:p>
          </table:table-cell>
          <table:table-cell office:value-type="float" office:value="212">
            <text:p>212</text:p>
          </table:table-cell>
          <table:table-cell office:value-type="string">
            <text:p>Berchem, Kwaremont, Ruien, Zulz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nesselar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7,27</text:p>
          </table:table-cell>
          <table:table-cell office:value-type="string">
            <text:p>8 164</text:p>
          </table:table-cell>
          <table:table-cell office:value-type="float" office:value="219">
            <text:p>219</text:p>
          </table:table-cell>
          <table:table-cell office:value-type="string">
            <text:p>Knesselare, Ur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nokke-Heist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56,44</text:p>
          </table:table-cell>
          <table:table-cell office:value-type="string">
            <text:p>33 825</text:p>
          </table:table-cell>
          <table:table-cell office:value-type="float" office:value="599">
            <text:p>599</text:p>
          </table:table-cell>
          <table:table-cell office:value-type="string">
            <text:p>Knokke, Heist, Westkapelle, Ramskap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ekelar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9,19</text:p>
          </table:table-cell>
          <table:table-cell office:value-type="string">
            <text:p>8 423</text:p>
          </table:table-cell>
          <table:table-cell office:value-type="float" office:value="215">
            <text:p>215</text:p>
          </table:table-cell>
          <table:table-cell office:value-type="string">
            <text:p>Koekelare, Bovekerke, Zan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ntich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3,67</text:p>
          </table:table-cell>
          <table:table-cell office:value-type="string">
            <text:p>20 489</text:p>
          </table:table-cell>
          <table:table-cell office:value-type="float" office:value="866">
            <text:p>866</text:p>
          </table:table-cell>
          <table:table-cell office:value-type="string">
            <text:p>Kontich, Waarloo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rtemark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float" office:value="55">
            <text:p>55</text:p>
          </table:table-cell>
          <table:table-cell office:value-type="string">
            <text:p>12 068</text:p>
          </table:table-cell>
          <table:table-cell office:value-type="float" office:value="219">
            <text:p>219</text:p>
          </table:table-cell>
          <table:table-cell office:value-type="string">
            <text:p>Kortemark, Handzame, Wer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rtenak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9,1</text:p>
          </table:table-cell>
          <table:table-cell office:value-type="string">
            <text:p>7 743</text:p>
          </table:table-cell>
          <table:table-cell office:value-type="float" office:value="158">
            <text:p>158</text:p>
          </table:table-cell>
          <table:table-cell office:value-type="string">
            <text:p>Kortenaken, Ransberg, Hoeleden, Kersbeek-Miskom, Waan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rtenberg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4,52</text:p>
          </table:table-cell>
          <table:table-cell office:value-type="string">
            <text:p>18 937</text:p>
          </table:table-cell>
          <table:table-cell office:value-type="float" office:value="549">
            <text:p>549</text:p>
          </table:table-cell>
          <table:table-cell office:value-type="string">
            <text:p>Kortenberg, Erps-Kwerps, Everberg, Meer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ortessem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33,9</text:p>
          </table:table-cell>
          <table:table-cell office:value-type="string">
            <text:p>8 318</text:p>
          </table:table-cell>
          <table:table-cell office:value-type="float" office:value="245">
            <text:p>245</text:p>
          </table:table-cell>
          <table:table-cell office:value-type="string">
            <text:p>Kortessem, Vliermaalroot, Wintershoven, Guigoven, Vlierm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raain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5,8</text:p>
          </table:table-cell>
          <table:table-cell office:value-type="string">
            <text:p>13 368</text:p>
          </table:table-cell>
          <table:table-cell office:value-type="string">
            <text:p>2 305</text:p>
          </table:table-cell>
          <table:table-cell office:value-type="string">
            <text:p>Kraain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rui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3,42</text:p>
          </table:table-cell>
          <table:table-cell office:value-type="string">
            <text:p>15 820</text:p>
          </table:table-cell>
          <table:table-cell office:value-type="float" office:value="473">
            <text:p>473</text:p>
          </table:table-cell>
          <table:table-cell office:value-type="string">
            <text:p>Kruibeke, Bazel, Rupelmon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ruishout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6,76</text:p>
          </table:table-cell>
          <table:table-cell office:value-type="string">
            <text:p>8 145</text:p>
          </table:table-cell>
          <table:table-cell office:value-type="float" office:value="174">
            <text:p>174</text:p>
          </table:table-cell>
          <table:table-cell office:value-type="string">
            <text:p>Kruishoutem, Nokere, Wannegem-Le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Kuurn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0,01</text:p>
          </table:table-cell>
          <table:table-cell office:value-type="string">
            <text:p>12 902</text:p>
          </table:table-cell>
          <table:table-cell office:value-type="string">
            <text:p>1 289</text:p>
          </table:table-cell>
          <table:table-cell office:value-type="string">
            <text:p>Kuur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aakda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2,48</text:p>
          </table:table-cell>
          <table:table-cell office:value-type="string">
            <text:p>15 328</text:p>
          </table:table-cell>
          <table:table-cell office:value-type="float" office:value="361">
            <text:p>361</text:p>
          </table:table-cell>
          <table:table-cell office:value-type="string">
            <text:p>Eindhout, Vorst, Varendonk, Veer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aarn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2,07</text:p>
          </table:table-cell>
          <table:table-cell office:value-type="string">
            <text:p>12 135</text:p>
          </table:table-cell>
          <table:table-cell office:value-type="float" office:value="378">
            <text:p>378</text:p>
          </table:table-cell>
          <table:table-cell office:value-type="string">
            <text:p>Laarne, Kal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aethem-Saint-Martin</text:p>
          </table:table-cell>
          <table:table-cell office:value-type="string">
            <text:p>Sint-Martens-Lat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4,34</text:p>
          </table:table-cell>
          <table:table-cell office:value-type="string">
            <text:p>8 326</text:p>
          </table:table-cell>
          <table:table-cell office:value-type="float" office:value="581">
            <text:p>581</text:p>
          </table:table-cell>
          <table:table-cell office:value-type="string">
            <text:p>Laethem-Saint-Martin, Deur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anak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float" office:value="59">
            <text:p>59</text:p>
          </table:table-cell>
          <table:table-cell office:value-type="string">
            <text:p>25 341</text:p>
          </table:table-cell>
          <table:table-cell office:value-type="float" office:value="430">
            <text:p>430</text:p>
          </table:table-cell>
          <table:table-cell office:value-type="string">
            <text:p>Lanaken, Gellik, Neerharen, Veldwezelt, Rek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anden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54,05</text:p>
          </table:table-cell>
          <table:table-cell office:value-type="string">
            <text:p>15 367</text:p>
          </table:table-cell>
          <table:table-cell office:value-type="float" office:value="284">
            <text:p>284</text:p>
          </table:table-cell>
          <table:table-cell office:value-type="string">
            <text:p>Landen, Eliksem, Ezemaal, Laar, Neerwinden, Overwinden, Rumsdorp, Wange, Waasmont, Walsbets, Walshoutem, Wezeren, Attenhoven, Neerland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angemark-Poelkapell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52,53</text:p>
          </table:table-cell>
          <table:table-cell office:value-type="string">
            <text:p>7 829</text:p>
          </table:table-cell>
          <table:table-cell office:value-type="float" office:value="149">
            <text:p>149</text:p>
          </table:table-cell>
          <table:table-cell office:value-type="string">
            <text:p>Bikschote, Langemark, Poelkap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eb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6,92</text:p>
          </table:table-cell>
          <table:table-cell office:value-type="string">
            <text:p>17 989</text:p>
          </table:table-cell>
          <table:table-cell office:value-type="float" office:value="668">
            <text:p>668</text:p>
          </table:table-cell>
          <table:table-cell office:value-type="string">
            <text:p>Lebbeke, Denderbelle, Wiez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ed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9,69</text:p>
          </table:table-cell>
          <table:table-cell office:value-type="string">
            <text:p>17 629</text:p>
          </table:table-cell>
          <table:table-cell office:value-type="float" office:value="594">
            <text:p>594</text:p>
          </table:table-cell>
          <table:table-cell office:value-type="string">
            <text:p>Lede, Impe, Oordegem, Smetlede, Wan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ede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4,76</text:p>
          </table:table-cell>
          <table:table-cell office:value-type="string">
            <text:p>9 530</text:p>
          </table:table-cell>
          <table:table-cell office:value-type="float" office:value="385">
            <text:p>385</text:p>
          </table:table-cell>
          <table:table-cell office:value-type="string">
            <text:p>Ledegem, Rollegem-Kapelle, Sint-Eloois-Wink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eeuw-Saint-Pierre</text:p>
          </table:table-cell>
          <table:table-cell office:value-type="string">
            <text:p>Sint-Pieters-Leeuw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0,38</text:p>
          </table:table-cell>
          <table:table-cell office:value-type="string">
            <text:p>31 572</text:p>
          </table:table-cell>
          <table:table-cell office:value-type="float" office:value="782">
            <text:p>782</text:p>
          </table:table-cell>
          <table:table-cell office:value-type="string">
            <text:p>Leeuw-Saint-Pierre, Oudenaken, Ruisbroek, Vlezenbeek, Sint-Laureins-Berch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endele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3,15</text:p>
          </table:table-cell>
          <table:table-cell office:value-type="string">
            <text:p>5 589</text:p>
          </table:table-cell>
          <table:table-cell office:value-type="float" office:value="425">
            <text:p>425</text:p>
          </table:table-cell>
          <table:table-cell office:value-type="string">
            <text:p>Lendele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enni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0,8</text:p>
          </table:table-cell>
          <table:table-cell office:value-type="string">
            <text:p>8 821</text:p>
          </table:table-cell>
          <table:table-cell office:value-type="float" office:value="286">
            <text:p>286</text:p>
          </table:table-cell>
          <table:table-cell office:value-type="string">
            <text:p>Gaasbeek, Sint-Kwintens-Lennik, Sint-Martens-Lenni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chtervel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5,93</text:p>
          </table:table-cell>
          <table:table-cell office:value-type="string">
            <text:p>8 501</text:p>
          </table:table-cell>
          <table:table-cell office:value-type="float" office:value="328">
            <text:p>328</text:p>
          </table:table-cell>
          <table:table-cell office:value-type="string">
            <text:p>Lichtervel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edekerk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0,08</text:p>
          </table:table-cell>
          <table:table-cell office:value-type="string">
            <text:p>12 354</text:p>
          </table:table-cell>
          <table:table-cell office:value-type="string">
            <text:p>1 226</text:p>
          </table:table-cell>
          <table:table-cell office:value-type="string">
            <text:p>Liedeker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erd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6,13</text:p>
          </table:table-cell>
          <table:table-cell office:value-type="string">
            <text:p>6 534</text:p>
          </table:table-cell>
          <table:table-cell office:value-type="float" office:value="250">
            <text:p>250</text:p>
          </table:table-cell>
          <table:table-cell office:value-type="string">
            <text:p>Deftinge, Hemelveerdegem, Lierde-Sainte-Marie, Lierde-Saint-Marti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ierre</text:p>
          </table:table-cell>
          <table:table-cell office:value-type="string">
            <text:p>Lier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49,7</text:p>
          </table:table-cell>
          <table:table-cell office:value-type="string">
            <text:p>33 930</text:p>
          </table:table-cell>
          <table:table-cell office:value-type="float" office:value="683">
            <text:p>683</text:p>
          </table:table-cell>
          <table:table-cell office:value-type="string">
            <text:p>Lierre, Koningshooik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ll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9,4</text:p>
          </table:table-cell>
          <table:table-cell office:value-type="string">
            <text:p>16 213</text:p>
          </table:table-cell>
          <table:table-cell office:value-type="float" office:value="273">
            <text:p>273</text:p>
          </table:table-cell>
          <table:table-cell office:value-type="string">
            <text:p>Lille, Gierle, Poederlee, Wechelderzan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nke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,15</text:p>
          </table:table-cell>
          <table:table-cell office:value-type="string">
            <text:p>4 755</text:p>
          </table:table-cell>
          <table:table-cell office:value-type="string">
            <text:p>1 146</text:p>
          </table:table-cell>
          <table:table-cell office:value-type="string">
            <text:p>Linke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n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,57</text:p>
          </table:table-cell>
          <table:table-cell office:value-type="string">
            <text:p>8 363</text:p>
          </table:table-cell>
          <table:table-cell office:value-type="string">
            <text:p>1 501</text:p>
          </table:table-cell>
          <table:table-cell office:value-type="string">
            <text:p>Lin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inter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6,37</text:p>
          </table:table-cell>
          <table:table-cell office:value-type="string">
            <text:p>7 075</text:p>
          </table:table-cell>
          <table:table-cell office:value-type="float" office:value="195">
            <text:p>195</text:p>
          </table:table-cell>
          <table:table-cell office:value-type="string">
            <text:p>Drieslinter, Melkwezer, Neerhespen, Neerlinter, Orsmaal-Gussenhoven, Overhespen, Wommerso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christi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60,34</text:p>
          </table:table-cell>
          <table:table-cell office:value-type="string">
            <text:p>21 386</text:p>
          </table:table-cell>
          <table:table-cell office:value-type="float" office:value="354">
            <text:p>354</text:p>
          </table:table-cell>
          <table:table-cell office:value-type="string">
            <text:p>Lochristi, Beervelde, Zaffelare, Zevenek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keren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67,5</text:p>
          </table:table-cell>
          <table:table-cell office:value-type="string">
            <text:p>39 174</text:p>
          </table:table-cell>
          <table:table-cell office:value-type="float" office:value="580">
            <text:p>580</text:p>
          </table:table-cell>
          <table:table-cell office:value-type="string">
            <text:p>Lokeren, Eksaarde, Dakna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mmel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102,37</text:p>
          </table:table-cell>
          <table:table-cell office:value-type="string">
            <text:p>32 917</text:p>
          </table:table-cell>
          <table:table-cell office:value-type="float" office:value="322">
            <text:p>322</text:p>
          </table:table-cell>
          <table:table-cell office:value-type="string">
            <text:p>Lomm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nderzeel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6,29</text:p>
          </table:table-cell>
          <table:table-cell office:value-type="string">
            <text:p>17 655</text:p>
          </table:table-cell>
          <table:table-cell office:value-type="float" office:value="486">
            <text:p>486</text:p>
          </table:table-cell>
          <table:table-cell office:value-type="string">
            <text:p>Londerzeel, Malderen, Steenhuff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-Rening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62,94</text:p>
          </table:table-cell>
          <table:table-cell office:value-type="string">
            <text:p>3 322</text:p>
          </table:table-cell>
          <table:table-cell office:value-type="float" office:value="53">
            <text:p>53</text:p>
          </table:table-cell>
          <table:table-cell office:value-type="string">
            <text:p>Lo, Noordschote, Pollinkhove, Rening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ouvain</text:p>
          </table:table-cell>
          <table:table-cell office:value-type="string">
            <text:p>Leuven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56,63</text:p>
          </table:table-cell>
          <table:table-cell office:value-type="string">
            <text:p>95 463</text:p>
          </table:table-cell>
          <table:table-cell office:value-type="string">
            <text:p>1 686</text:p>
          </table:table-cell>
          <table:table-cell office:value-type="string">
            <text:p>Louvain, Heverlee, Kessel-Lo, Wilsele, Wijgm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ovende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9,48</text:p>
          </table:table-cell>
          <table:table-cell office:value-type="string">
            <text:p>9 428</text:p>
          </table:table-cell>
          <table:table-cell office:value-type="float" office:value="484">
            <text:p>484</text:p>
          </table:table-cell>
          <table:table-cell office:value-type="string">
            <text:p>Lovendegem, Vinderhou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ubbee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6,13</text:p>
          </table:table-cell>
          <table:table-cell office:value-type="string">
            <text:p>13 772</text:p>
          </table:table-cell>
          <table:table-cell office:value-type="float" office:value="299">
            <text:p>299</text:p>
          </table:table-cell>
          <table:table-cell office:value-type="string">
            <text:p>Lubbeek, Linden, Pellenberg, Binko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Lumm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3,38</text:p>
          </table:table-cell>
          <table:table-cell office:value-type="string">
            <text:p>14 293</text:p>
          </table:table-cell>
          <table:table-cell office:value-type="float" office:value="268">
            <text:p>268</text:p>
          </table:table-cell>
          <table:table-cell office:value-type="string">
            <text:p>Lummen, Linkhout, Melder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arkedal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6,63</text:p>
          </table:table-cell>
          <table:table-cell office:value-type="string">
            <text:p>6 418</text:p>
          </table:table-cell>
          <table:table-cell office:value-type="float" office:value="138">
            <text:p>138</text:p>
          </table:table-cell>
          <table:table-cell office:value-type="string">
            <text:p>Etikhove, Maarke-Kerkem, Nukerke, Schoriss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aseik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76,94</text:p>
          </table:table-cell>
          <table:table-cell office:value-type="string">
            <text:p>24 570</text:p>
          </table:table-cell>
          <table:table-cell office:value-type="float" office:value="319">
            <text:p>319</text:p>
          </table:table-cell>
          <table:table-cell office:value-type="string">
            <text:p>Maaseik, Neeroeteren, Opoeter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asmechel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76,28</text:p>
          </table:table-cell>
          <table:table-cell office:value-type="string">
            <text:p>36 937</text:p>
          </table:table-cell>
          <table:table-cell office:value-type="float" office:value="484">
            <text:p>484</text:p>
          </table:table-cell>
          <table:table-cell office:value-type="string">
            <text:p>Eisden, Leut, Mechelen-aan-de-Maas, Meeswijk, Opgrimbie, Vucht, Boorsem, Uikhov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chel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1,59</text:p>
          </table:table-cell>
          <table:table-cell office:value-type="string">
            <text:p>13 330</text:p>
          </table:table-cell>
          <table:table-cell office:value-type="string">
            <text:p>1 150</text:p>
          </table:table-cell>
          <table:table-cell office:value-type="string">
            <text:p>Machelen, Di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lde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94,64</text:p>
          </table:table-cell>
          <table:table-cell office:value-type="string">
            <text:p>22 791</text:p>
          </table:table-cell>
          <table:table-cell office:value-type="float" office:value="241">
            <text:p>241</text:p>
          </table:table-cell>
          <table:table-cell office:value-type="string">
            <text:p>Maldegem, Adegem, Middelburg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Malines</text:p>
          </table:table-cell>
          <table:table-cell office:value-type="string">
            <text:p>Mechelen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65,19</text:p>
          </table:table-cell>
          <table:table-cell office:value-type="string">
            <text:p>80 940</text:p>
          </table:table-cell>
          <table:table-cell office:value-type="string">
            <text:p>1 242</text:p>
          </table:table-cell>
          <table:table-cell office:value-type="string">
            <text:p>Malines, Walem, Heffen, Hombeek, Leest, Muiz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all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1,99</text:p>
          </table:table-cell>
          <table:table-cell office:value-type="string">
            <text:p>14 531</text:p>
          </table:table-cell>
          <table:table-cell office:value-type="float" office:value="279">
            <text:p>279</text:p>
          </table:table-cell>
          <table:table-cell office:value-type="string">
            <text:p>Oostmalle, Westma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er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6,29</text:p>
          </table:table-cell>
          <table:table-cell office:value-type="string">
            <text:p>9 725</text:p>
          </table:table-cell>
          <table:table-cell office:value-type="float" office:value="268">
            <text:p>268</text:p>
          </table:table-cell>
          <table:table-cell office:value-type="string">
            <text:p>Meer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euwen-Gruitrode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91,26</text:p>
          </table:table-cell>
          <table:table-cell office:value-type="string">
            <text:p>12 832</text:p>
          </table:table-cell>
          <table:table-cell office:value-type="float" office:value="141">
            <text:p>141</text:p>
          </table:table-cell>
          <table:table-cell office:value-type="string">
            <text:p>Ellikom, Gruitrode, Meeuwen, Neerglabbeek, Wijsha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is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4,82</text:p>
          </table:table-cell>
          <table:table-cell office:value-type="string">
            <text:p>18 382</text:p>
          </table:table-cell>
          <table:table-cell office:value-type="float" office:value="528">
            <text:p>528</text:p>
          </table:table-cell>
          <table:table-cell office:value-type="string">
            <text:p>Meise, Wolvert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ll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5,21</text:p>
          </table:table-cell>
          <table:table-cell office:value-type="string">
            <text:p>10 774</text:p>
          </table:table-cell>
          <table:table-cell office:value-type="float" office:value="708">
            <text:p>708</text:p>
          </table:table-cell>
          <table:table-cell office:value-type="string">
            <text:p>Melle, Gont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Menin</text:p>
          </table:table-cell>
          <table:table-cell office:value-type="string">
            <text:p>Menen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33,07</text:p>
          </table:table-cell>
          <table:table-cell office:value-type="string">
            <text:p>32 530</text:p>
          </table:table-cell>
          <table:table-cell office:value-type="float" office:value="984">
            <text:p>984</text:p>
          </table:table-cell>
          <table:table-cell office:value-type="string">
            <text:p>Menin, Lauwe et Rekk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rcht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6,72</text:p>
          </table:table-cell>
          <table:table-cell office:value-type="string">
            <text:p>15 341</text:p>
          </table:table-cell>
          <table:table-cell office:value-type="float" office:value="418">
            <text:p>418</text:p>
          </table:table-cell>
          <table:table-cell office:value-type="string">
            <text:p>Merchtem, Brussegem, Hamm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rel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6,65</text:p>
          </table:table-cell>
          <table:table-cell office:value-type="string">
            <text:p>23 117</text:p>
          </table:table-cell>
          <table:table-cell office:value-type="float" office:value="631">
            <text:p>631</text:p>
          </table:table-cell>
          <table:table-cell office:value-type="string">
            <text:p>Merelbeke, Bottelare, Lemberge, Melsen, Munte, Schelde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rksplas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4,56</text:p>
          </table:table-cell>
          <table:table-cell office:value-type="string">
            <text:p>8 465</text:p>
          </table:table-cell>
          <table:table-cell office:value-type="float" office:value="190">
            <text:p>190</text:p>
          </table:table-cell>
          <table:table-cell office:value-type="string">
            <text:p>Merkspla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Messines</text:p>
          </table:table-cell>
          <table:table-cell office:value-type="string">
            <text:p>Mesen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3,58</text:p>
          </table:table-cell>
          <table:table-cell office:value-type="float" office:value="950">
            <text:p>950</text:p>
          </table:table-cell>
          <table:table-cell office:value-type="float" office:value="265">
            <text:p>265</text:p>
          </table:table-cell>
          <table:table-cell office:value-type="string">
            <text:p>Mes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eulebe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9,35</text:p>
          </table:table-cell>
          <table:table-cell office:value-type="string">
            <text:p>11 059</text:p>
          </table:table-cell>
          <table:table-cell office:value-type="float" office:value="377">
            <text:p>377</text:p>
          </table:table-cell>
          <table:table-cell office:value-type="string">
            <text:p>Meule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iddelker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75,65</text:p>
          </table:table-cell>
          <table:table-cell office:value-type="string">
            <text:p>18 636</text:p>
          </table:table-cell>
          <table:table-cell office:value-type="float" office:value="246">
            <text:p>246</text:p>
          </table:table-cell>
          <table:table-cell office:value-type="string">
            <text:p>Middelkerke, Wilskerke, Leffinge, Mannekensvere, Schore, Sint-Pieters-Kapelle, Slijpe, Lombardsijde, Westen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oer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7,8</text:p>
          </table:table-cell>
          <table:table-cell office:value-type="string">
            <text:p>6 012</text:p>
          </table:table-cell>
          <table:table-cell office:value-type="float" office:value="159">
            <text:p>159</text:p>
          </table:table-cell>
          <table:table-cell office:value-type="string">
            <text:p>Moer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o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14,26</text:p>
          </table:table-cell>
          <table:table-cell office:value-type="string">
            <text:p>34 114</text:p>
          </table:table-cell>
          <table:table-cell office:value-type="float" office:value="299">
            <text:p>299</text:p>
          </table:table-cell>
          <table:table-cell office:value-type="string">
            <text:p>Mo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oorsle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5,34</text:p>
          </table:table-cell>
          <table:table-cell office:value-type="string">
            <text:p>10 799</text:p>
          </table:table-cell>
          <table:table-cell office:value-type="float" office:value="306">
            <text:p>306</text:p>
          </table:table-cell>
          <table:table-cell office:value-type="string">
            <text:p>Moorslede, Dadi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Mortsel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7,78</text:p>
          </table:table-cell>
          <table:table-cell office:value-type="string">
            <text:p>24 737</text:p>
          </table:table-cell>
          <table:table-cell office:value-type="string">
            <text:p>3 180</text:p>
          </table:table-cell>
          <table:table-cell office:value-type="string">
            <text:p>Mort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azareth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5,19</text:p>
          </table:table-cell>
          <table:table-cell office:value-type="string">
            <text:p>11 204</text:p>
          </table:table-cell>
          <table:table-cell office:value-type="float" office:value="318">
            <text:p>318</text:p>
          </table:table-cell>
          <table:table-cell office:value-type="string">
            <text:p>Nazareth, 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eerpelt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42,78</text:p>
          </table:table-cell>
          <table:table-cell office:value-type="string">
            <text:p>16 448</text:p>
          </table:table-cell>
          <table:table-cell office:value-type="float" office:value="384">
            <text:p>384</text:p>
          </table:table-cell>
          <table:table-cell office:value-type="string">
            <text:p>Neerpelt, Sint-Huibrechts-Li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evel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51,98</text:p>
          </table:table-cell>
          <table:table-cell office:value-type="string">
            <text:p>11 785</text:p>
          </table:table-cell>
          <table:table-cell office:value-type="float" office:value="227">
            <text:p>227</text:p>
          </table:table-cell>
          <table:table-cell office:value-type="string">
            <text:p>Nevele, Hansbeke, Landegem, Merendree, Poesele, Vosselar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i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,27</text:p>
          </table:table-cell>
          <table:table-cell office:value-type="string">
            <text:p>9 268</text:p>
          </table:table-cell>
          <table:table-cell office:value-type="string">
            <text:p>1 759</text:p>
          </table:table-cell>
          <table:table-cell office:value-type="string">
            <text:p>Ni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Nieuport</text:p>
          </table:table-cell>
          <table:table-cell office:value-type="string">
            <text:p>Nieuwpoort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float" office:value="31">
            <text:p>31</text:p>
          </table:table-cell>
          <table:table-cell office:value-type="string">
            <text:p>11 267</text:p>
          </table:table-cell>
          <table:table-cell office:value-type="float" office:value="363">
            <text:p>363</text:p>
          </table:table-cell>
          <table:table-cell office:value-type="string">
            <text:p>Nieuwpoort, Ramskapelle, Sint-Jori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ieuwerkerk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2,46</text:p>
          </table:table-cell>
          <table:table-cell office:value-type="string">
            <text:p>6 732</text:p>
          </table:table-cell>
          <table:table-cell office:value-type="float" office:value="300">
            <text:p>300</text:p>
          </table:table-cell>
          <table:table-cell office:value-type="string">
            <text:p>Nieuwerkerken, Binderveld, Kozen, Wij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ijl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9,09</text:p>
          </table:table-cell>
          <table:table-cell office:value-type="string">
            <text:p>21 572</text:p>
          </table:table-cell>
          <table:table-cell office:value-type="float" office:value="552">
            <text:p>552</text:p>
          </table:table-cell>
          <table:table-cell office:value-type="string">
            <text:p>Nijlen, Bevel, Kes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Ninove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72,57</text:p>
          </table:table-cell>
          <table:table-cell office:value-type="string">
            <text:p>36 675</text:p>
          </table:table-cell>
          <table:table-cell office:value-type="float" office:value="505">
            <text:p>505</text:p>
          </table:table-cell>
          <table:table-cell office:value-type="string">
            <text:p>Ninove, Appelterre-Eichem, Denderwindeke, Lieferinge, Nederhasselt, Okegem, Voorde, Pollare, Meerbeke, Neigem, Aspelare, Ou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l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3,17</text:p>
          </table:table-cell>
          <table:table-cell office:value-type="string">
            <text:p>11 749</text:p>
          </table:table-cell>
          <table:table-cell office:value-type="float" office:value="507">
            <text:p>507</text:p>
          </table:table-cell>
          <table:table-cell office:value-type="string">
            <text:p>Ol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osterzel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3,12</text:p>
          </table:table-cell>
          <table:table-cell office:value-type="string">
            <text:p>13 334</text:p>
          </table:table-cell>
          <table:table-cell office:value-type="float" office:value="309">
            <text:p>309</text:p>
          </table:table-cell>
          <table:table-cell office:value-type="string">
            <text:p>Oosterzele, Balegem, Gijzenzele, Landskouter, Moortsele, Scheldewind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ostkamp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79,65</text:p>
          </table:table-cell>
          <table:table-cell office:value-type="string">
            <text:p>22 452</text:p>
          </table:table-cell>
          <table:table-cell office:value-type="float" office:value="282">
            <text:p>282</text:p>
          </table:table-cell>
          <table:table-cell office:value-type="string">
            <text:p>Oostkamp, Hertsberge, Ruddervoorde, Waardamm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ostrozebe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16,62</text:p>
          </table:table-cell>
          <table:table-cell office:value-type="string">
            <text:p>7 559</text:p>
          </table:table-cell>
          <table:table-cell office:value-type="float" office:value="455">
            <text:p>455</text:p>
          </table:table-cell>
          <table:table-cell office:value-type="string">
            <text:p>Oostroze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pglabbeek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4,98</text:p>
          </table:table-cell>
          <table:table-cell office:value-type="string">
            <text:p>10 053</text:p>
          </table:table-cell>
          <table:table-cell office:value-type="float" office:value="402">
            <text:p>402</text:p>
          </table:table-cell>
          <table:table-cell office:value-type="string">
            <text:p>Opglab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pwijk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19,69</text:p>
          </table:table-cell>
          <table:table-cell office:value-type="string">
            <text:p>13 270</text:p>
          </table:table-cell>
          <table:table-cell office:value-type="float" office:value="674">
            <text:p>674</text:p>
          </table:table-cell>
          <table:table-cell office:value-type="string">
            <text:p>Opwijk, Mazen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Ostende</text:p>
          </table:table-cell>
          <table:table-cell office:value-type="string">
            <text:p>Oostend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37,72</text:p>
          </table:table-cell>
          <table:table-cell office:value-type="string">
            <text:p>69 064</text:p>
          </table:table-cell>
          <table:table-cell office:value-type="string">
            <text:p>1 831</text:p>
          </table:table-cell>
          <table:table-cell office:value-type="string">
            <text:p>Ostende, Stene, Zandvoor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udenburg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35,38</text:p>
          </table:table-cell>
          <table:table-cell office:value-type="string">
            <text:p>8 972</text:p>
          </table:table-cell>
          <table:table-cell office:value-type="float" office:value="254">
            <text:p>254</text:p>
          </table:table-cell>
          <table:table-cell office:value-type="string">
            <text:p>Oudenberg, Ettelgem, Roksem, Westker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ud-Heverle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1,15</text:p>
          </table:table-cell>
          <table:table-cell office:value-type="string">
            <text:p>11 043</text:p>
          </table:table-cell>
          <table:table-cell office:value-type="float" office:value="355">
            <text:p>355</text:p>
          </table:table-cell>
          <table:table-cell office:value-type="string">
            <text:p>Oud-Heverlee, Sint-Joris-Weert, Blanden, Haasrode, Vaal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verijs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4,43</text:p>
          </table:table-cell>
          <table:table-cell office:value-type="string">
            <text:p>24 430</text:p>
          </table:table-cell>
          <table:table-cell office:value-type="float" office:value="550">
            <text:p>550</text:p>
          </table:table-cell>
          <table:table-cell office:value-type="string">
            <text:p>Overijs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Overpelt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40,85</text:p>
          </table:table-cell>
          <table:table-cell office:value-type="string">
            <text:p>14 054</text:p>
          </table:table-cell>
          <table:table-cell office:value-type="float" office:value="344">
            <text:p>344</text:p>
          </table:table-cell>
          <table:table-cell office:value-type="string">
            <text:p>Overpel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La Panne</text:p>
          </table:table-cell>
          <table:table-cell office:value-type="string">
            <text:p>De Pann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3,9</text:p>
          </table:table-cell>
          <table:table-cell office:value-type="string">
            <text:p>10 614</text:p>
          </table:table-cell>
          <table:table-cell office:value-type="float" office:value="444">
            <text:p>444</text:p>
          </table:table-cell>
          <table:table-cell office:value-type="string">
            <text:p>De Panne, Adinker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eer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86,95</text:p>
          </table:table-cell>
          <table:table-cell office:value-type="string">
            <text:p>16 157</text:p>
          </table:table-cell>
          <table:table-cell office:value-type="float" office:value="186">
            <text:p>186</text:p>
          </table:table-cell>
          <table:table-cell office:value-type="string">
            <text:p>Peer, Grote-Brogel, Kleine-Brogel, Wijchm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eping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6,05</text:p>
          </table:table-cell>
          <table:table-cell office:value-type="string">
            <text:p>4 390</text:p>
          </table:table-cell>
          <table:table-cell office:value-type="float" office:value="122">
            <text:p>122</text:p>
          </table:table-cell>
          <table:table-cell office:value-type="string">
            <text:p>Pepingen, Bogaarden, Heikruis, Elingen, Beert, Bellin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itt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4,42</text:p>
          </table:table-cell>
          <table:table-cell office:value-type="string">
            <text:p>6 685</text:p>
          </table:table-cell>
          <table:table-cell office:value-type="float" office:value="194">
            <text:p>194</text:p>
          </table:table-cell>
          <table:table-cell office:value-type="string">
            <text:p>Pittem, 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opering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119,33</text:p>
          </table:table-cell>
          <table:table-cell office:value-type="string">
            <text:p>19 960</text:p>
          </table:table-cell>
          <table:table-cell office:value-type="float" office:value="167">
            <text:p>167</text:p>
          </table:table-cell>
          <table:table-cell office:value-type="string">
            <text:p>Poperinge, Reningelst, Krombeke, Proven, Roesbrugge-Haringe, Watou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utt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4,96</text:p>
          </table:table-cell>
          <table:table-cell office:value-type="string">
            <text:p>16 352</text:p>
          </table:table-cell>
          <table:table-cell office:value-type="float" office:value="468">
            <text:p>468</text:p>
          </table:table-cell>
          <table:table-cell office:value-type="string">
            <text:p>Putte, Beerzel, Grasheide, Peuli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Puurs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3,41</text:p>
          </table:table-cell>
          <table:table-cell office:value-type="string">
            <text:p>16 538</text:p>
          </table:table-cell>
          <table:table-cell office:value-type="float" office:value="495">
            <text:p>495</text:p>
          </table:table-cell>
          <table:table-cell office:value-type="string">
            <text:p>Puurs, Breendonk, Liezele, Ruisbro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ans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3,58</text:p>
          </table:table-cell>
          <table:table-cell office:value-type="string">
            <text:p>18 253</text:p>
          </table:table-cell>
          <table:table-cell office:value-type="float" office:value="419">
            <text:p>419</text:p>
          </table:table-cell>
          <table:table-cell office:value-type="string">
            <text:p>Ranst, Emblem, Oelegem, Broech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avels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94,99</text:p>
          </table:table-cell>
          <table:table-cell office:value-type="string">
            <text:p>14 446</text:p>
          </table:table-cell>
          <table:table-cell office:value-type="float" office:value="152">
            <text:p>152</text:p>
          </table:table-cell>
          <table:table-cell office:value-type="string">
            <text:p>Ravels, Weelde, Popp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Renaix</text:p>
          </table:table-cell>
          <table:table-cell office:value-type="string">
            <text:p>Ronse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34,48</text:p>
          </table:table-cell>
          <table:table-cell office:value-type="string">
            <text:p>25 146</text:p>
          </table:table-cell>
          <table:table-cell office:value-type="float" office:value="729">
            <text:p>729</text:p>
          </table:table-cell>
          <table:table-cell office:value-type="string">
            <text:p>Renaix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eti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8,39</text:p>
          </table:table-cell>
          <table:table-cell office:value-type="string">
            <text:p>10 741</text:p>
          </table:table-cell>
          <table:table-cell office:value-type="float" office:value="222">
            <text:p>222</text:p>
          </table:table-cell>
          <table:table-cell office:value-type="string">
            <text:p>Reti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Rhode-Saint-Genèse</text:p>
          </table:table-cell>
          <table:table-cell office:value-type="string">
            <text:p>Sint-Genesius-Rod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2,77</text:p>
          </table:table-cell>
          <table:table-cell office:value-type="string">
            <text:p>18 029</text:p>
          </table:table-cell>
          <table:table-cell office:value-type="float" office:value="792">
            <text:p>792</text:p>
          </table:table-cell>
          <table:table-cell office:value-type="string">
            <text:p>Sint-Genesius-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iemst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7,88</text:p>
          </table:table-cell>
          <table:table-cell office:value-type="string">
            <text:p>16 144</text:p>
          </table:table-cell>
          <table:table-cell office:value-type="float" office:value="279">
            <text:p>279</text:p>
          </table:table-cell>
          <table:table-cell office:value-type="string">
            <text:p>Riemst, Genoelselderen, Herderen, Kanne, Membruggen, Millen, Val-Meer, Vlijtingen, Vroenhoven, Zichen-Zussen-Bold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ijkevors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6,79</text:p>
          </table:table-cell>
          <table:table-cell office:value-type="string">
            <text:p>11 259</text:p>
          </table:table-cell>
          <table:table-cell office:value-type="float" office:value="241">
            <text:p>241</text:p>
          </table:table-cell>
          <table:table-cell office:value-type="string">
            <text:p>Rijkevors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oosdaal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1,69</text:p>
          </table:table-cell>
          <table:table-cell office:value-type="string">
            <text:p>11 163</text:p>
          </table:table-cell>
          <table:table-cell office:value-type="float" office:value="515">
            <text:p>515</text:p>
          </table:table-cell>
          <table:table-cell office:value-type="string">
            <text:p>Roosdaal, Borchtlombeek, Lombeek-Notre-Dame, Pamel, Strijt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otselaar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7,57</text:p>
          </table:table-cell>
          <table:table-cell office:value-type="string">
            <text:p>15 524</text:p>
          </table:table-cell>
          <table:table-cell office:value-type="float" office:value="413">
            <text:p>413</text:p>
          </table:table-cell>
          <table:table-cell office:value-type="string">
            <text:p>Rotselaar, Wezemaal, Werch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Roulers</text:p>
          </table:table-cell>
          <table:table-cell office:value-type="string">
            <text:p>Roeselare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59,79</text:p>
          </table:table-cell>
          <table:table-cell office:value-type="string">
            <text:p>57 432</text:p>
          </table:table-cell>
          <table:table-cell office:value-type="float" office:value="961">
            <text:p>961</text:p>
          </table:table-cell>
          <table:table-cell office:value-type="string">
            <text:p>Roulers, Beveren, Oekene, Rum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uiseled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0,2</text:p>
          </table:table-cell>
          <table:table-cell office:value-type="string">
            <text:p>5 177</text:p>
          </table:table-cell>
          <table:table-cell office:value-type="float" office:value="171">
            <text:p>171</text:p>
          </table:table-cell>
          <table:table-cell office:value-type="string">
            <text:p>Ruisele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Rums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9,9</text:p>
          </table:table-cell>
          <table:table-cell office:value-type="string">
            <text:p>14 612</text:p>
          </table:table-cell>
          <table:table-cell office:value-type="float" office:value="734">
            <text:p>734</text:p>
          </table:table-cell>
          <table:table-cell office:value-type="string">
            <text:p>Rumst, Reet, Terhag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Saint-Amand</text:p>
          </table:table-cell>
          <table:table-cell office:value-type="string">
            <text:p>Sint-Amands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5,58</text:p>
          </table:table-cell>
          <table:table-cell office:value-type="string">
            <text:p>8 069</text:p>
          </table:table-cell>
          <table:table-cell office:value-type="float" office:value="518">
            <text:p>518</text:p>
          </table:table-cell>
          <table:table-cell office:value-type="string">
            <text:p>Sint-Amands, Lippelo, Oppuur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Saint-Gilles-Waes</text:p>
          </table:table-cell>
          <table:table-cell office:value-type="string">
            <text:p>Sint-Gillis-Waas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54,98</text:p>
          </table:table-cell>
          <table:table-cell office:value-type="string">
            <text:p>18 501</text:p>
          </table:table-cell>
          <table:table-cell office:value-type="float" office:value="337">
            <text:p>337</text:p>
          </table:table-cell>
          <table:table-cell office:value-type="string">
            <text:p>Saint-Gilles-Waes, De Klinge, Meerdonk, Saint-Pau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Saint-Laurent</text:p>
          </table:table-cell>
          <table:table-cell office:value-type="string">
            <text:p>Sint-Laureins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74,5</text:p>
          </table:table-cell>
          <table:table-cell office:value-type="string">
            <text:p>6 604</text:p>
          </table:table-cell>
          <table:table-cell office:value-type="float" office:value="89">
            <text:p>89</text:p>
          </table:table-cell>
          <table:table-cell office:value-type="string">
            <text:p>Saint-Laurent, Watervliet, Saint-Jean-in-Eremo, Sainte-Marguerite, Waterland-Oudema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Saint-Nicolas</text:p>
          </table:table-cell>
          <table:table-cell office:value-type="string">
            <text:p>Sint-Niklaas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83,8</text:p>
          </table:table-cell>
          <table:table-cell office:value-type="string">
            <text:p>71 806</text:p>
          </table:table-cell>
          <table:table-cell office:value-type="float" office:value="857">
            <text:p>857</text:p>
          </table:table-cell>
          <table:table-cell office:value-type="string">
            <text:p>Sinaai, Nieuwkerken-Waas, Bels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Saint-Trond</text:p>
          </table:table-cell>
          <table:table-cell office:value-type="string">
            <text:p>Sint-Truide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106,9</text:p>
          </table:table-cell>
          <table:table-cell office:value-type="string">
            <text:p>39 309</text:p>
          </table:table-cell>
          <table:table-cell office:value-type="float" office:value="368">
            <text:p>368</text:p>
          </table:table-cell>
          <table:table-cell office:value-type="string">
            <text:p>Saint-Trond, Alost, Brustem, Duras, Engelmanshoven, Gelinden, Gorsem, Groot-Gelmen, Halmaal, Kerkom-bij-Sint-Truiden, Ordingen, Runkelen, Velm, Wilderen, Zepper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chell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,8</text:p>
          </table:table-cell>
          <table:table-cell office:value-type="string">
            <text:p>8 104</text:p>
          </table:table-cell>
          <table:table-cell office:value-type="string">
            <text:p>1 039</text:p>
          </table:table-cell>
          <table:table-cell office:value-type="string">
            <text:p>Sch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cherpenheuvel-Zichem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50,5</text:p>
          </table:table-cell>
          <table:table-cell office:value-type="string">
            <text:p>22 553</text:p>
          </table:table-cell>
          <table:table-cell office:value-type="float" office:value="447">
            <text:p>447</text:p>
          </table:table-cell>
          <table:table-cell office:value-type="string">
            <text:p>Scherpenheuvel, Averbode, Zichem, Messelbroek, Testel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childe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5,99</text:p>
          </table:table-cell>
          <table:table-cell office:value-type="string">
            <text:p>19 496</text:p>
          </table:table-cell>
          <table:table-cell office:value-type="float" office:value="542">
            <text:p>542</text:p>
          </table:table-cell>
          <table:table-cell office:value-type="string">
            <text:p>Schilde, 's-Gravenwez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chot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9,55</text:p>
          </table:table-cell>
          <table:table-cell office:value-type="string">
            <text:p>33 342</text:p>
          </table:table-cell>
          <table:table-cell office:value-type="string">
            <text:p>1 128</text:p>
          </table:table-cell>
          <table:table-cell office:value-type="string">
            <text:p>Schot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tabroek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1,51</text:p>
          </table:table-cell>
          <table:table-cell office:value-type="string">
            <text:p>17 966</text:p>
          </table:table-cell>
          <table:table-cell office:value-type="float" office:value="835">
            <text:p>835</text:p>
          </table:table-cell>
          <table:table-cell office:value-type="string">
            <text:p>Stabroek, Hoeven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taden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6,24</text:p>
          </table:table-cell>
          <table:table-cell office:value-type="string">
            <text:p>11 053</text:p>
          </table:table-cell>
          <table:table-cell office:value-type="float" office:value="239">
            <text:p>239</text:p>
          </table:table-cell>
          <table:table-cell office:value-type="string">
            <text:p>Staden, Oostnieuwkerke, Westroze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teenokkerzeel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3,46</text:p>
          </table:table-cell>
          <table:table-cell office:value-type="string">
            <text:p>11 435</text:p>
          </table:table-cell>
          <table:table-cell office:value-type="float" office:value="487">
            <text:p>487</text:p>
          </table:table-cell>
          <table:table-cell office:value-type="string">
            <text:p>Steenokkerzeel, Melsbroek, Per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Steken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4,8</text:p>
          </table:table-cell>
          <table:table-cell office:value-type="string">
            <text:p>17 350</text:p>
          </table:table-cell>
          <table:table-cell office:value-type="float" office:value="387">
            <text:p>387</text:p>
          </table:table-cell>
          <table:table-cell office:value-type="string">
            <text:p>Stekene, Kemz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Tamise</text:p>
          </table:table-cell>
          <table:table-cell office:value-type="string">
            <text:p>Tems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9,92</text:p>
          </table:table-cell>
          <table:table-cell office:value-type="string">
            <text:p>28 147</text:p>
          </table:table-cell>
          <table:table-cell office:value-type="float" office:value="705">
            <text:p>705</text:p>
          </table:table-cell>
          <table:table-cell office:value-type="string">
            <text:p>Tamise, Elversele, Steendorp, Tielro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Termonde</text:p>
          </table:table-cell>
          <table:table-cell office:value-type="string">
            <text:p>Dendermonde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55,67</text:p>
          </table:table-cell>
          <table:table-cell office:value-type="string">
            <text:p>44 095</text:p>
          </table:table-cell>
          <table:table-cell office:value-type="float" office:value="792">
            <text:p>792</text:p>
          </table:table-cell>
          <table:table-cell office:value-type="string">
            <text:p>Termonde, Appels, Baasrode, Grembergen, Mespelare, Oudegem, Schoonaarde, Saint-Gilles-lez-Termon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erna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4,48</text:p>
          </table:table-cell>
          <table:table-cell office:value-type="string">
            <text:p>15 006</text:p>
          </table:table-cell>
          <table:table-cell office:value-type="float" office:value="613">
            <text:p>613</text:p>
          </table:table-cell>
          <table:table-cell office:value-type="string">
            <text:p>Ternat, Sint-Katherina-Lombeek, Wam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ervuren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32,92</text:p>
          </table:table-cell>
          <table:table-cell office:value-type="string">
            <text:p>21 165</text:p>
          </table:table-cell>
          <table:table-cell office:value-type="float" office:value="643">
            <text:p>643</text:p>
          </table:table-cell>
          <table:table-cell office:value-type="string">
            <text:p>Tervuren, Duisburg, Voss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essenderlo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51,35</text:p>
          </table:table-cell>
          <table:table-cell office:value-type="string">
            <text:p>17 685</text:p>
          </table:table-cell>
          <table:table-cell office:value-type="float" office:value="344">
            <text:p>344</text:p>
          </table:table-cell>
          <table:table-cell office:value-type="string">
            <text:p>Tessenderlo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ielt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68,5</text:p>
          </table:table-cell>
          <table:table-cell office:value-type="string">
            <text:p>19 647</text:p>
          </table:table-cell>
          <table:table-cell office:value-type="float" office:value="287">
            <text:p>287</text:p>
          </table:table-cell>
          <table:table-cell office:value-type="string">
            <text:p>Tielt, Aarsele, Kanegem, Schuiferskape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ielt-Winge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4,16</text:p>
          </table:table-cell>
          <table:table-cell office:value-type="string">
            <text:p>10 391</text:p>
          </table:table-cell>
          <table:table-cell office:value-type="float" office:value="235">
            <text:p>235</text:p>
          </table:table-cell>
          <table:table-cell office:value-type="string">
            <text:p>Houwaart, Meensel-Kiezegem, Sint-Joris-Winge, Tiel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Tirlemont</text:p>
          </table:table-cell>
          <table:table-cell office:value-type="string">
            <text:p>Tienen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71,77</text:p>
          </table:table-cell>
          <table:table-cell office:value-type="string">
            <text:p>32 552</text:p>
          </table:table-cell>
          <table:table-cell office:value-type="float" office:value="454">
            <text:p>454</text:p>
          </table:table-cell>
          <table:table-cell office:value-type="string">
            <text:p>Tienen, Bost, Goetsenhoven, Hakendover, Kumtich, Oorbeek, Oplinter, Sint-Margriete-Hout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Tongres</text:p>
          </table:table-cell>
          <table:table-cell office:value-type="string">
            <text:p>Tongeren</text:p>
          </table:table-cell>
          <table:table-cell office:value-type="string">
            <text:p>Ville</text:p>
          </table:table-cell>
          <table:table-cell office:value-type="string">
            <text:p>Limbourg</text:p>
          </table:table-cell>
          <table:table-cell office:value-type="string">
            <text:p>87,56</text:p>
          </table:table-cell>
          <table:table-cell office:value-type="string">
            <text:p>30 042</text:p>
          </table:table-cell>
          <table:table-cell office:value-type="float" office:value="343">
            <text:p>343</text:p>
          </table:table-cell>
          <table:table-cell office:value-type="string">
            <text:p>Tongres, Berg, Diets-Heur, Henis, 's Herenelderen, Koninksem, Lauw, Mal, Neerrepen, Nerem, Overrepen, Piringen, Riksingen, Rutten, Sluizen, Vreren, Widooi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orhout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45,23</text:p>
          </table:table-cell>
          <table:table-cell office:value-type="string">
            <text:p>19 885</text:p>
          </table:table-cell>
          <table:table-cell office:value-type="float" office:value="440">
            <text:p>440</text:p>
          </table:table-cell>
          <table:table-cell office:value-type="string">
            <text:p>Tor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remelo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1,57</text:p>
          </table:table-cell>
          <table:table-cell office:value-type="string">
            <text:p>14 367</text:p>
          </table:table-cell>
          <table:table-cell office:value-type="float" office:value="666">
            <text:p>666</text:p>
          </table:table-cell>
          <table:table-cell office:value-type="string">
            <text:p>Tremelo, B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Turnhout</text:p>
          </table:table-cell>
          <table:table-cell office:value-type="string">
            <text:p>Ville</text:p>
          </table:table-cell>
          <table:table-cell office:value-type="string">
            <text:p>Anvers</text:p>
          </table:table-cell>
          <table:table-cell office:value-type="string">
            <text:p>56,06</text:p>
          </table:table-cell>
          <table:table-cell office:value-type="string">
            <text:p>40 763</text:p>
          </table:table-cell>
          <table:table-cell office:value-type="float" office:value="727">
            <text:p>727</text:p>
          </table:table-cell>
          <table:table-cell office:value-type="string">
            <text:p>Turn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Vieux-Turnhout</text:p>
          </table:table-cell>
          <table:table-cell office:value-type="string">
            <text:p>Oud-Turnhou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8,8</text:p>
          </table:table-cell>
          <table:table-cell office:value-type="string">
            <text:p>12 872</text:p>
          </table:table-cell>
          <table:table-cell office:value-type="float" office:value="332">
            <text:p>332</text:p>
          </table:table-cell>
          <table:table-cell office:value-type="string">
            <text:p>Oud-Turnhou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Vilvorde</text:p>
          </table:table-cell>
          <table:table-cell office:value-type="string">
            <text:p>Vilvoorde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21,48</text:p>
          </table:table-cell>
          <table:table-cell office:value-type="string">
            <text:p>39 628</text:p>
          </table:table-cell>
          <table:table-cell office:value-type="string">
            <text:p>1 845</text:p>
          </table:table-cell>
          <table:table-cell office:value-type="string">
            <text:p>Vilvoorde, Peuti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Vleteren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8,15</text:p>
          </table:table-cell>
          <table:table-cell office:value-type="string">
            <text:p>3 676</text:p>
          </table:table-cell>
          <table:table-cell office:value-type="float" office:value="96">
            <text:p>96</text:p>
          </table:table-cell>
          <table:table-cell office:value-type="string">
            <text:p>Oostvleteren, Westvleteren, Woest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Vorselaar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7,62</text:p>
          </table:table-cell>
          <table:table-cell office:value-type="string">
            <text:p>7 526</text:p>
          </table:table-cell>
          <table:table-cell office:value-type="float" office:value="272">
            <text:p>272</text:p>
          </table:table-cell>
          <table:table-cell office:value-type="string">
            <text:p>Vorselaa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Vosselaar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1,85</text:p>
          </table:table-cell>
          <table:table-cell office:value-type="string">
            <text:p>10 300</text:p>
          </table:table-cell>
          <table:table-cell office:value-type="float" office:value="869">
            <text:p>869</text:p>
          </table:table-cell>
          <table:table-cell office:value-type="string">
            <text:p>Vosselaa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aarschoot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1,91</text:p>
          </table:table-cell>
          <table:table-cell office:value-type="string">
            <text:p>7 895</text:p>
          </table:table-cell>
          <table:table-cell office:value-type="float" office:value="360">
            <text:p>360</text:p>
          </table:table-cell>
          <table:table-cell office:value-type="string">
            <text:p>Waarschoo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aasmunster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1,93</text:p>
          </table:table-cell>
          <table:table-cell office:value-type="string">
            <text:p>10 415</text:p>
          </table:table-cell>
          <table:table-cell office:value-type="float" office:value="326">
            <text:p>326</text:p>
          </table:table-cell>
          <table:table-cell office:value-type="string">
            <text:p>Waasmuns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achtebek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4,53</text:p>
          </table:table-cell>
          <table:table-cell office:value-type="string">
            <text:p>7 068</text:p>
          </table:table-cell>
          <table:table-cell office:value-type="float" office:value="205">
            <text:p>205</text:p>
          </table:table-cell>
          <table:table-cell office:value-type="string">
            <text:p>Wachtebek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aregem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44,34</text:p>
          </table:table-cell>
          <table:table-cell office:value-type="string">
            <text:p>36 306</text:p>
          </table:table-cell>
          <table:table-cell office:value-type="float" office:value="819">
            <text:p>819</text:p>
          </table:table-cell>
          <table:table-cell office:value-type="string">
            <text:p>Beveren, Desselgem, Vive-Saint-Éloi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Wavre-Sainte-Catherine</text:p>
          </table:table-cell>
          <table:table-cell office:value-type="string">
            <text:p>Sint-Katelijne-Waver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6,12</text:p>
          </table:table-cell>
          <table:table-cell office:value-type="string">
            <text:p>20 149</text:p>
          </table:table-cell>
          <table:table-cell office:value-type="float" office:value="558">
            <text:p>558</text:p>
          </table:table-cell>
          <table:table-cell office:value-type="string">
            <text:p>Wavre-Saint-Catherine, Wavre-Notre-Dam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ll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26,72</text:p>
          </table:table-cell>
          <table:table-cell office:value-type="string">
            <text:p>7 356</text:p>
          </table:table-cell>
          <table:table-cell office:value-type="float" office:value="275">
            <text:p>275</text:p>
          </table:table-cell>
          <table:table-cell office:value-type="string">
            <text:p>Wellen, Berlingen, Herten, Ul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mmel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8,74</text:p>
          </table:table-cell>
          <table:table-cell office:value-type="string">
            <text:p>15 156</text:p>
          </table:table-cell>
          <table:table-cell office:value-type="string">
            <text:p>1 734</text:p>
          </table:table-cell>
          <table:table-cell office:value-type="string">
            <text:p>Wemme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rvik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43,61</text:p>
          </table:table-cell>
          <table:table-cell office:value-type="string">
            <text:p>18 134</text:p>
          </table:table-cell>
          <table:table-cell office:value-type="float" office:value="416">
            <text:p>416</text:p>
          </table:table-cell>
          <table:table-cell office:value-type="string">
            <text:p>Wervik, Geluw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sterlo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55,13</text:p>
          </table:table-cell>
          <table:table-cell office:value-type="string">
            <text:p>23 896</text:p>
          </table:table-cell>
          <table:table-cell office:value-type="float" office:value="433">
            <text:p>433</text:p>
          </table:table-cell>
          <table:table-cell office:value-type="string">
            <text:p>Westerlo, Oevel, Tongerlo, Zoerle-Parwij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tteren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6,68</text:p>
          </table:table-cell>
          <table:table-cell office:value-type="string">
            <text:p>23 551</text:p>
          </table:table-cell>
          <table:table-cell office:value-type="float" office:value="642">
            <text:p>642</text:p>
          </table:table-cell>
          <table:table-cell office:value-type="string">
            <text:p>Wetteren, Massemen, Westr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vel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38,76</text:p>
          </table:table-cell>
          <table:table-cell office:value-type="string">
            <text:p>30 975</text:p>
          </table:table-cell>
          <table:table-cell office:value-type="float" office:value="799">
            <text:p>799</text:p>
          </table:table-cell>
          <table:table-cell office:value-type="string">
            <text:p>Gullegem, Moors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ezembeek-Opp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6,82</text:p>
          </table:table-cell>
          <table:table-cell office:value-type="string">
            <text:p>13 682</text:p>
          </table:table-cell>
          <table:table-cell office:value-type="string">
            <text:p>2 006</text:p>
          </table:table-cell>
          <table:table-cell office:value-type="string">
            <text:p>Wezembeek-Opp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ichelen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2,87</text:p>
          </table:table-cell>
          <table:table-cell office:value-type="string">
            <text:p>11 242</text:p>
          </table:table-cell>
          <table:table-cell office:value-type="float" office:value="492">
            <text:p>492</text:p>
          </table:table-cell>
          <table:table-cell office:value-type="string">
            <text:p>Wichelen, Schellebelle, Serskamp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ielsbe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21,76</text:p>
          </table:table-cell>
          <table:table-cell office:value-type="string">
            <text:p>9 152</text:p>
          </table:table-cell>
          <table:table-cell office:value-type="float" office:value="421">
            <text:p>421</text:p>
          </table:table-cell>
          <table:table-cell office:value-type="string">
            <text:p>Wielsbeke, Ooigem, Sint-Baafs-Vijv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ijnege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7,86</text:p>
          </table:table-cell>
          <table:table-cell office:value-type="string">
            <text:p>8 984</text:p>
          </table:table-cell>
          <table:table-cell office:value-type="string">
            <text:p>1 143</text:p>
          </table:table-cell>
          <table:table-cell office:value-type="string">
            <text:p>Wijn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illebroek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27,41</text:p>
          </table:table-cell>
          <table:table-cell office:value-type="string">
            <text:p>24 204</text:p>
          </table:table-cell>
          <table:table-cell office:value-type="float" office:value="883">
            <text:p>883</text:p>
          </table:table-cell>
          <table:table-cell office:value-type="string">
            <text:p>Willebroek, Blaasveld, Heindonk, Tissel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ingen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68,42</text:p>
          </table:table-cell>
          <table:table-cell office:value-type="string">
            <text:p>13 688</text:p>
          </table:table-cell>
          <table:table-cell office:value-type="float" office:value="200">
            <text:p>200</text:p>
          </table:table-cell>
          <table:table-cell office:value-type="string">
            <text:p>Wingene, Zweve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ommelgem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3,01</text:p>
          </table:table-cell>
          <table:table-cell office:value-type="string">
            <text:p>12 334</text:p>
          </table:table-cell>
          <table:table-cell office:value-type="float" office:value="948">
            <text:p>948</text:p>
          </table:table-cell>
          <table:table-cell office:value-type="string">
            <text:p>Wommel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ortegem-Pete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41,96</text:p>
          </table:table-cell>
          <table:table-cell office:value-type="string">
            <text:p>6 264</text:p>
          </table:table-cell>
          <table:table-cell office:value-type="float" office:value="149">
            <text:p>149</text:p>
          </table:table-cell>
          <table:table-cell office:value-type="string">
            <text:p>Elsegem, Moregem, Ooike, Petegem-aan-de-Schelde, Wort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Wuustwez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89,43</text:p>
          </table:table-cell>
          <table:table-cell office:value-type="string">
            <text:p>19 213</text:p>
          </table:table-cell>
          <table:table-cell office:value-type="float" office:value="215">
            <text:p>215</text:p>
          </table:table-cell>
          <table:table-cell office:value-type="string">
            <text:p>Wuustwezel, Gooreind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office:value-type="string">
            <text:p>Ypres</text:p>
          </table:table-cell>
          <table:table-cell office:value-type="string">
            <text:p>Ieper</text:p>
          </table:table-cell>
          <table:table-cell office:value-type="string">
            <text:p>Ville</text:p>
          </table:table-cell>
          <table:table-cell office:value-type="string">
            <text:p>Flandre-Occidentale</text:p>
          </table:table-cell>
          <table:table-cell office:value-type="string">
            <text:p>130,61</text:p>
          </table:table-cell>
          <table:table-cell office:value-type="string">
            <text:p>34 962</text:p>
          </table:table-cell>
          <table:table-cell office:value-type="float" office:value="268">
            <text:p>268</text:p>
          </table:table-cell>
          <table:table-cell office:value-type="string">
            <text:p>Ypres, Boezinge, Brielen, Dikkebus, Elverdinge, Hollebeke, Sint-Jan, Vlamertinge, Voormezele,Zillebeke, Zuidscho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andhoven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40,1</text:p>
          </table:table-cell>
          <table:table-cell office:value-type="string">
            <text:p>12 387</text:p>
          </table:table-cell>
          <table:table-cell office:value-type="float" office:value="309">
            <text:p>309</text:p>
          </table:table-cell>
          <table:table-cell office:value-type="string">
            <text:p>Zandhoven, Massenhov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aventem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27,62</text:p>
          </table:table-cell>
          <table:table-cell office:value-type="string">
            <text:p>30 446</text:p>
          </table:table-cell>
          <table:table-cell office:value-type="string">
            <text:p>1 102</text:p>
          </table:table-cell>
          <table:table-cell office:value-type="string">
            <text:p>Zaventem, Nossegem, Woluwe-Saint-Étienne, Sterrebeek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edel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60,34</text:p>
          </table:table-cell>
          <table:table-cell office:value-type="string">
            <text:p>22 180</text:p>
          </table:table-cell>
          <table:table-cell office:value-type="float" office:value="368">
            <text:p>368</text:p>
          </table:table-cell>
          <table:table-cell office:value-type="string">
            <text:p>Aartrijke, Loppem, Veldegem, Zedel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el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3,06</text:p>
          </table:table-cell>
          <table:table-cell office:value-type="string">
            <text:p>20 544</text:p>
          </table:table-cell>
          <table:table-cell office:value-type="float" office:value="621">
            <text:p>621</text:p>
          </table:table-cell>
          <table:table-cell office:value-type="string">
            <text:p>Z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elzat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13,71</text:p>
          </table:table-cell>
          <table:table-cell office:value-type="string">
            <text:p>12 494</text:p>
          </table:table-cell>
          <table:table-cell office:value-type="float" office:value="911">
            <text:p>911</text:p>
          </table:table-cell>
          <table:table-cell office:value-type="string">
            <text:p>Zelzat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emst</text:p>
          </table:table-cell>
          <table:table-cell office:value-type="string">
            <text:p>Commune</text:p>
          </table:table-cell>
          <table:table-cell office:value-type="string">
            <text:p>Brabant flamand</text:p>
          </table:table-cell>
          <table:table-cell office:value-type="string">
            <text:p>42,85</text:p>
          </table:table-cell>
          <table:table-cell office:value-type="string">
            <text:p>21 928</text:p>
          </table:table-cell>
          <table:table-cell office:value-type="float" office:value="512">
            <text:p>512</text:p>
          </table:table-cell>
          <table:table-cell office:value-type="string">
            <text:p>Zemst, Eppegem, Elewijt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in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23,94</text:p>
          </table:table-cell>
          <table:table-cell office:value-type="string">
            <text:p>7 130</text:p>
          </table:table-cell>
          <table:table-cell office:value-type="float" office:value="298">
            <text:p>298</text:p>
          </table:table-cell>
          <table:table-cell office:value-type="string">
            <text:p>Zingem, Huise, Auwe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ersel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38,65</text:p>
          </table:table-cell>
          <table:table-cell office:value-type="string">
            <text:p>21 265</text:p>
          </table:table-cell>
          <table:table-cell office:value-type="float" office:value="550">
            <text:p>550</text:p>
          </table:table-cell>
          <table:table-cell office:value-type="string">
            <text:p>Zoersel, Sint-Antonius, Hal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merge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8,78</text:p>
          </table:table-cell>
          <table:table-cell office:value-type="string">
            <text:p>8 172</text:p>
          </table:table-cell>
          <table:table-cell office:value-type="float" office:value="211">
            <text:p>211</text:p>
          </table:table-cell>
          <table:table-cell office:value-type="string">
            <text:p>Zomergem, Oostwinkel, Ronsel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nhoven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39,34</text:p>
          </table:table-cell>
          <table:table-cell office:value-type="string">
            <text:p>20 570</text:p>
          </table:table-cell>
          <table:table-cell office:value-type="float" office:value="523">
            <text:p>523</text:p>
          </table:table-cell>
          <table:table-cell office:value-type="string">
            <text:p>Zonhoven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nnebe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67,57</text:p>
          </table:table-cell>
          <table:table-cell office:value-type="string">
            <text:p>12 192</text:p>
          </table:table-cell>
          <table:table-cell office:value-type="float" office:value="180">
            <text:p>180</text:p>
          </table:table-cell>
          <table:table-cell office:value-type="string">
            <text:p>Zonnebeke, Beselare, Geluveld, Passendale, Zandvoord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ttegem</text:p>
          </table:table-cell>
          <table:table-cell office:value-type="string">
            <text:p>Ville</text:p>
          </table:table-cell>
          <table:table-cell office:value-type="string">
            <text:p>Flandre-Orientale</text:p>
          </table:table-cell>
          <table:table-cell office:value-type="string">
            <text:p>56,66</text:p>
          </table:table-cell>
          <table:table-cell office:value-type="string">
            <text:p>24 882</text:p>
          </table:table-cell>
          <table:table-cell office:value-type="float" office:value="439">
            <text:p>439</text:p>
          </table:table-cell>
          <table:table-cell office:value-type="string">
            <text:p>Zottegem, Elene, Erwetegem, Godveerdegem, Grotenberge, Leeuwergem, Sint-Goriks-Oudenhove, Strijpen, Velzeke-Ruddershove, Oombergen, Sint-Maria-Oudenhov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outleeuw</text:p>
          </table:table-cell>
          <table:table-cell office:value-type="string">
            <text:p>Ville</text:p>
          </table:table-cell>
          <table:table-cell office:value-type="string">
            <text:p>Brabant flamand</text:p>
          </table:table-cell>
          <table:table-cell office:value-type="string">
            <text:p>46,73</text:p>
          </table:table-cell>
          <table:table-cell office:value-type="string">
            <text:p>8 195</text:p>
          </table:table-cell>
          <table:table-cell office:value-type="float" office:value="175">
            <text:p>175</text:p>
          </table:table-cell>
          <table:table-cell office:value-type="string">
            <text:p>Zoutleeuw, Budingen, Dormaal, Halle-Booienhoven, Helen-Bo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uienkerke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48,86</text:p>
          </table:table-cell>
          <table:table-cell office:value-type="string">
            <text:p>2 796</text:p>
          </table:table-cell>
          <table:table-cell office:value-type="float" office:value="57">
            <text:p>57</text:p>
          </table:table-cell>
          <table:table-cell office:value-type="string">
            <text:p>Zuienkerke, Meetkerke, Houtave, Nieuwmunster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ulte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2,52</text:p>
          </table:table-cell>
          <table:table-cell office:value-type="string">
            <text:p>14 958</text:p>
          </table:table-cell>
          <table:table-cell office:value-type="float" office:value="460">
            <text:p>460</text:p>
          </table:table-cell>
          <table:table-cell office:value-type="string">
            <text:p>Zulte, Machelen, Olsene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utendaal</text:p>
          </table:table-cell>
          <table:table-cell office:value-type="string">
            <text:p>Commune</text:p>
          </table:table-cell>
          <table:table-cell office:value-type="string">
            <text:p>Limbourg</text:p>
          </table:table-cell>
          <table:table-cell office:value-type="string">
            <text:p>32,07</text:p>
          </table:table-cell>
          <table:table-cell office:value-type="string">
            <text:p>7 009</text:p>
          </table:table-cell>
          <table:table-cell office:value-type="float" office:value="219">
            <text:p>219</text:p>
          </table:table-cell>
          <table:table-cell office:value-type="string">
            <text:p>Zutendaal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walm</text:p>
          </table:table-cell>
          <table:table-cell office:value-type="string">
            <text:p>Commune</text:p>
          </table:table-cell>
          <table:table-cell office:value-type="string">
            <text:p>Flandre-Orientale</text:p>
          </table:table-cell>
          <table:table-cell office:value-type="string">
            <text:p>33,82</text:p>
          </table:table-cell>
          <table:table-cell office:value-type="string">
            <text:p>8 062</text:p>
          </table:table-cell>
          <table:table-cell office:value-type="float" office:value="238">
            <text:p>238</text:p>
          </table:table-cell>
          <table:table-cell office:value-type="string">
            <text:p>Beerlegem, Dikkele, Hundelgem, Meilegem, Munkzwalm, Paulatem, Roborst, Rozebeke, Boucle-Saint-Blaise, Boucle-Saint-Denis, Sint-Maria-Latem, Nederzwalm-Hermelgem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wevegem</text:p>
          </table:table-cell>
          <table:table-cell office:value-type="string">
            <text:p>Commune</text:p>
          </table:table-cell>
          <table:table-cell office:value-type="string">
            <text:p>Flandre-Occidentale</text:p>
          </table:table-cell>
          <table:table-cell office:value-type="string">
            <text:p>63,24</text:p>
          </table:table-cell>
          <table:table-cell office:value-type="string">
            <text:p>24 113</text:p>
          </table:table-cell>
          <table:table-cell office:value-type="float" office:value="381">
            <text:p>381</text:p>
          </table:table-cell>
          <table:table-cell office:value-type="string">
            <text:p>Zwevegem, Heestert, Moen, Otegem, Sint-Denijs</text:p>
          </table:table-cell>
          <table:table-cell/>
        </table:table-row>
        <table:table-row table:style-name="ro1">
          <table:table-cell office:value-type="string">
            <text:p>Région flamande</text:p>
          </table:table-cell>
          <table:table-cell table:number-columns-repeated="2" office:value-type="string">
            <text:p>Zwijndrecht</text:p>
          </table:table-cell>
          <table:table-cell office:value-type="string">
            <text:p>Commune</text:p>
          </table:table-cell>
          <table:table-cell office:value-type="string">
            <text:p>Anvers</text:p>
          </table:table-cell>
          <table:table-cell office:value-type="string">
            <text:p>17,82</text:p>
          </table:table-cell>
          <table:table-cell office:value-type="string">
            <text:p>18 573</text:p>
          </table:table-cell>
          <table:table-cell office:value-type="string">
            <text:p>1 042</text:p>
          </table:table-cell>
          <table:table-cell office:value-type="string">
            <text:p>Zwijndrecht, Burcht</text:p>
          </table:table-cell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10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7T09:40:31.70</meta:creation-date>
    <dc:date>2012-10-17T10:03:06.57</dc:date>
    <meta:editing-duration>PT00H22M23S</meta:editing-duration>
    <meta:editing-cycles>3</meta:editing-cycles>
    <meta:generator>OpenOffice.org/3.2$Win32 OpenOffice.org_project/320m12$Build-9483</meta:generator>
    <meta:document-statistic meta:table-count="3" meta:cell-count="5325" meta:object-count="0"/>
  </office:meta>
</office:document-meta>
</file>